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cada" svg:font-family="Scada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Таблица2" style:family="table" style:master-page-name="">
      <style:table-properties style:width="170.13mm" fo:margin-left="0mm" fo:margin-top="0mm" fo:margin-bottom="0mm" style:page-number="auto" table:align="left" style:writing-mode="lr-tb"/>
    </style:style>
    <style:style style:name="Таблица2.A" style:family="table-column">
      <style:table-column-properties style:column-width="81.84mm"/>
    </style:style>
    <style:style style:name="Таблица2.B" style:family="table-column">
      <style:table-column-properties style:column-width="88.28m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orphans="0" fo:widows="0"/>
      <style:text-properties fo:language="ru" fo:country="RU" officeooo:paragraph-rsid="002102f3"/>
    </style:style>
    <style:style style:name="P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2102f3"/>
    </style:style>
    <style:style style:name="P5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language="ru" fo:country="RU" officeooo:paragraph-rsid="002102f3"/>
    </style:style>
    <style:style style:name="P6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102f3"/>
    </style:style>
    <style:style style:name="P7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26d49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fo:font-weight="bold" officeooo:paragraph-rsid="002102f3" style:font-weight-asian="bold" style:font-weight-complex="bold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fo:language="ru" fo:country="RU" fo:font-weight="bold" officeooo:paragraph-rsid="002102f3" style:font-weight-asian="bold" style:font-weight-complex="bold"/>
    </style:style>
    <style:style style:name="P10" style:family="paragraph" style:parent-style-name="Standard">
      <style:text-properties officeooo:rsid="002448ef" officeooo:paragraph-rsid="002102f3"/>
    </style:style>
    <style:style style:name="P11" style:family="paragraph" style:parent-style-name="Text_20_body">
      <style:text-properties officeooo:rsid="002448ef" officeooo:paragraph-rsid="002448ef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fo:language="ru" fo:country="RU" fo:font-weight="bold" officeooo:rsid="002102f3" officeooo:paragraph-rsid="002102f3" style:font-name-asian="Calibri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8pt" fo:language="ru" fo:country="RU" officeooo:paragraph-rsid="002102f3" style:font-size-asian="8pt" style:font-size-complex="8pt"/>
    </style:style>
    <style:style style:name="P14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10pt" fo:language="ru" fo:country="RU" officeooo:paragraph-rsid="002102f3" style:font-size-asian="10pt" style:font-size-complex="10pt"/>
    </style:style>
    <style:style style:name="P15" style:family="paragraph" style:parent-style-name="Text_20_body">
      <style:text-properties style:text-underline-style="solid" style:text-underline-width="auto" style:text-underline-color="font-color" officeooo:rsid="004fa874" officeooo:paragraph-rsid="004fa874"/>
    </style:style>
    <style:style style:name="P16" style:family="paragraph" style:parent-style-name="Text_20_body">
      <style:text-properties officeooo:rsid="0026fa59" officeooo:paragraph-rsid="002ca3d3"/>
    </style:style>
    <style:style style:name="P17" style:family="paragraph" style:parent-style-name="Text_20_body">
      <style:text-properties officeooo:rsid="002f066d" officeooo:paragraph-rsid="002f066d"/>
    </style:style>
    <style:style style:name="P18" style:family="paragraph" style:parent-style-name="Text_20_body">
      <style:text-properties officeooo:rsid="002f066d" officeooo:paragraph-rsid="002ff033"/>
    </style:style>
    <style:style style:name="P19" style:family="paragraph" style:parent-style-name="Text_20_body">
      <style:text-properties officeooo:rsid="00319621" officeooo:paragraph-rsid="0036df63"/>
    </style:style>
    <style:style style:name="P20" style:family="paragraph" style:parent-style-name="Text_20_body">
      <style:text-properties style:text-underline-style="none" officeooo:rsid="0036df63" officeooo:paragraph-rsid="0036df63"/>
    </style:style>
    <style:style style:name="P21" style:family="paragraph" style:parent-style-name="Text_20_body">
      <style:text-properties style:text-underline-style="none" officeooo:rsid="00521051" officeooo:paragraph-rsid="00521051"/>
    </style:style>
    <style:style style:name="P22" style:family="paragraph" style:parent-style-name="Text_20_body">
      <style:text-properties style:text-underline-style="none" officeooo:rsid="0066625f" officeooo:paragraph-rsid="0066625f"/>
    </style:style>
    <style:style style:name="P23" style:family="paragraph" style:parent-style-name="Text_20_body">
      <style:text-properties style:text-underline-style="none" officeooo:rsid="0083d758" officeooo:paragraph-rsid="008599c8"/>
    </style:style>
    <style:style style:name="P24" style:family="paragraph" style:parent-style-name="Text_20_body">
      <style:text-properties officeooo:rsid="0036df63" officeooo:paragraph-rsid="0039ee97"/>
    </style:style>
    <style:style style:name="P25" style:family="paragraph" style:parent-style-name="Text_20_body">
      <style:text-properties officeooo:rsid="0039ee97" officeooo:paragraph-rsid="0039ee97"/>
    </style:style>
    <style:style style:name="P26" style:family="paragraph" style:parent-style-name="Text_20_body">
      <style:text-properties officeooo:rsid="003bb619" officeooo:paragraph-rsid="003bb619"/>
    </style:style>
    <style:style style:name="P27" style:family="paragraph" style:parent-style-name="Text_20_body">
      <style:text-properties officeooo:rsid="003eb1e0" officeooo:paragraph-rsid="003eb1e0"/>
    </style:style>
    <style:style style:name="P28" style:family="paragraph" style:parent-style-name="Text_20_body">
      <style:text-properties officeooo:rsid="0044ca99" officeooo:paragraph-rsid="0044ca99"/>
    </style:style>
    <style:style style:name="P29" style:family="paragraph" style:parent-style-name="Text_20_body">
      <style:text-properties officeooo:rsid="00469dfa" officeooo:paragraph-rsid="00469dfa"/>
    </style:style>
    <style:style style:name="P30" style:family="paragraph" style:parent-style-name="Text_20_body">
      <style:text-properties officeooo:rsid="00475d51" officeooo:paragraph-rsid="00475d51"/>
    </style:style>
    <style:style style:name="P31" style:family="paragraph" style:parent-style-name="Text_20_body">
      <style:text-properties officeooo:paragraph-rsid="00489304"/>
    </style:style>
    <style:style style:name="P32" style:family="paragraph" style:parent-style-name="Text_20_body">
      <style:text-properties officeooo:rsid="0049d6b7" officeooo:paragraph-rsid="0049d6b7"/>
    </style:style>
    <style:style style:name="P33" style:family="paragraph" style:parent-style-name="Text_20_body">
      <style:paragraph-properties fo:margin-left="0mm" fo:margin-right="0mm" fo:text-indent="0mm" style:auto-text-indent="false"/>
      <style:text-properties officeooo:rsid="004bbc54" officeooo:paragraph-rsid="004bbc54"/>
    </style:style>
    <style:style style:name="P34" style:family="paragraph" style:parent-style-name="Text_20_body">
      <style:text-properties officeooo:rsid="004e52d4" officeooo:paragraph-rsid="004e52d4"/>
    </style:style>
    <style:style style:name="P35" style:family="paragraph" style:parent-style-name="Text_20_body">
      <style:text-properties officeooo:rsid="00501260" officeooo:paragraph-rsid="00501260"/>
    </style:style>
    <style:style style:name="P36" style:family="paragraph" style:parent-style-name="Text_20_body">
      <style:text-properties officeooo:paragraph-rsid="00508935"/>
    </style:style>
    <style:style style:name="P37" style:family="paragraph" style:parent-style-name="Text_20_body">
      <style:text-properties officeooo:rsid="00521051" officeooo:paragraph-rsid="00521051"/>
    </style:style>
    <style:style style:name="P38" style:family="paragraph" style:parent-style-name="Text_20_body">
      <style:text-properties officeooo:rsid="003f3e49" officeooo:paragraph-rsid="00558495"/>
    </style:style>
    <style:style style:name="P39" style:family="paragraph" style:parent-style-name="Text_20_body">
      <style:text-properties officeooo:rsid="00558495" officeooo:paragraph-rsid="00558495"/>
    </style:style>
    <style:style style:name="P40" style:family="paragraph" style:parent-style-name="Text_20_body">
      <style:text-properties officeooo:rsid="0057c716" officeooo:paragraph-rsid="0057c716"/>
    </style:style>
    <style:style style:name="P41" style:family="paragraph" style:parent-style-name="Text_20_body">
      <style:text-properties officeooo:rsid="0058d593" officeooo:paragraph-rsid="0058d593"/>
    </style:style>
    <style:style style:name="P42" style:family="paragraph" style:parent-style-name="Text_20_body">
      <style:text-properties officeooo:rsid="005997c6" officeooo:paragraph-rsid="0059bf61"/>
    </style:style>
    <style:style style:name="P43" style:family="paragraph" style:parent-style-name="Text_20_body">
      <style:text-properties officeooo:rsid="005fb5ae" officeooo:paragraph-rsid="005fd4b0"/>
    </style:style>
    <style:style style:name="P44" style:family="paragraph" style:parent-style-name="Text_20_body">
      <style:text-properties officeooo:rsid="006653e6" officeooo:paragraph-rsid="006653e6"/>
    </style:style>
    <style:style style:name="P45" style:family="paragraph" style:parent-style-name="Text_20_body">
      <style:text-properties officeooo:rsid="006653e6" officeooo:paragraph-rsid="0066625f"/>
    </style:style>
    <style:style style:name="P46" style:family="paragraph" style:parent-style-name="Text_20_body">
      <style:text-properties officeooo:rsid="0066625f" officeooo:paragraph-rsid="0066625f"/>
    </style:style>
    <style:style style:name="P47" style:family="paragraph" style:parent-style-name="Text_20_body">
      <style:text-properties officeooo:rsid="0066625f" officeooo:paragraph-rsid="00678588"/>
    </style:style>
    <style:style style:name="P48" style:family="paragraph" style:parent-style-name="Text_20_body">
      <style:text-properties officeooo:rsid="006edab9" officeooo:paragraph-rsid="006edab9"/>
    </style:style>
    <style:style style:name="P49" style:family="paragraph" style:parent-style-name="Text_20_body">
      <style:text-properties officeooo:rsid="0070f0de" officeooo:paragraph-rsid="0070f0de"/>
    </style:style>
    <style:style style:name="P50" style:family="paragraph" style:parent-style-name="Text_20_body">
      <style:text-properties officeooo:rsid="0071055b" officeooo:paragraph-rsid="0071784e"/>
    </style:style>
    <style:style style:name="P51" style:family="paragraph" style:parent-style-name="Text_20_body">
      <style:text-properties officeooo:rsid="0071784e" officeooo:paragraph-rsid="0071784e"/>
    </style:style>
    <style:style style:name="P52" style:family="paragraph" style:parent-style-name="Text_20_body">
      <style:text-properties officeooo:rsid="0071e813" officeooo:paragraph-rsid="0071e813"/>
    </style:style>
    <style:style style:name="P53" style:family="paragraph" style:parent-style-name="Text_20_body">
      <style:paragraph-properties fo:margin-left="0mm" fo:margin-right="0mm" fo:text-indent="0mm" style:auto-text-indent="false"/>
      <style:text-properties officeooo:paragraph-rsid="00724f65"/>
    </style:style>
    <style:style style:name="P54" style:family="paragraph" style:parent-style-name="Text_20_body">
      <style:text-properties officeooo:rsid="006b7c74" officeooo:paragraph-rsid="00761fba"/>
    </style:style>
    <style:style style:name="P55" style:family="paragraph" style:parent-style-name="Text_20_body">
      <style:text-properties officeooo:rsid="006d4c46" officeooo:paragraph-rsid="00774b17"/>
    </style:style>
    <style:style style:name="P56" style:family="paragraph" style:parent-style-name="Text_20_body">
      <style:text-properties officeooo:rsid="00774b17" officeooo:paragraph-rsid="00793cd9"/>
    </style:style>
    <style:style style:name="P57" style:family="paragraph" style:parent-style-name="Text_20_body">
      <style:text-properties officeooo:rsid="0079a581" officeooo:paragraph-rsid="0079a581"/>
    </style:style>
    <style:style style:name="P58" style:family="paragraph" style:parent-style-name="Text_20_body">
      <style:paragraph-properties fo:margin-left="0mm" fo:margin-right="0mm" fo:text-indent="0mm" style:auto-text-indent="false"/>
      <style:text-properties officeooo:rsid="0079a581" officeooo:paragraph-rsid="0079a581"/>
    </style:style>
    <style:style style:name="P59" style:family="paragraph" style:parent-style-name="Text_20_body">
      <style:text-properties officeooo:paragraph-rsid="008024f2"/>
    </style:style>
    <style:style style:name="P60" style:family="paragraph" style:parent-style-name="Text_20_body">
      <style:text-properties officeooo:rsid="00795a80" officeooo:paragraph-rsid="00795a80"/>
    </style:style>
    <style:style style:name="P61" style:family="paragraph" style:parent-style-name="Text_20_body">
      <style:paragraph-properties fo:margin-left="0mm" fo:margin-right="0mm" fo:text-indent="0mm" style:auto-text-indent="false"/>
      <style:text-properties officeooo:paragraph-rsid="007b578b"/>
    </style:style>
    <style:style style:name="P62" style:family="paragraph" style:parent-style-name="Text_20_body">
      <style:text-properties officeooo:rsid="007c54d3" officeooo:paragraph-rsid="007c54d3"/>
    </style:style>
    <style:style style:name="P63" style:family="paragraph" style:parent-style-name="Text_20_body">
      <style:text-properties officeooo:rsid="007d43df" officeooo:paragraph-rsid="007d43df"/>
    </style:style>
    <style:style style:name="P64" style:family="paragraph" style:parent-style-name="Text_20_body">
      <style:text-properties officeooo:rsid="008024f2" officeooo:paragraph-rsid="0082238b"/>
    </style:style>
    <style:style style:name="P65" style:family="paragraph" style:parent-style-name="Text_20_body">
      <style:text-properties officeooo:rsid="008024f2" officeooo:paragraph-rsid="008024f2"/>
    </style:style>
    <style:style style:name="P66" style:family="paragraph" style:parent-style-name="Text_20_body">
      <style:text-properties officeooo:rsid="00837261" officeooo:paragraph-rsid="008599c8"/>
    </style:style>
    <style:style style:name="P67" style:family="paragraph" style:parent-style-name="Text_20_body">
      <style:text-properties officeooo:rsid="00837261" officeooo:paragraph-rsid="0086630e"/>
    </style:style>
    <style:style style:name="P68" style:family="paragraph" style:parent-style-name="Text_20_body">
      <style:text-properties officeooo:rsid="00878dca" officeooo:paragraph-rsid="00878dca"/>
    </style:style>
    <style:style style:name="P69" style:family="paragraph" style:parent-style-name="Text_20_body">
      <style:text-properties officeooo:rsid="0087a5e9" officeooo:paragraph-rsid="008893f5"/>
    </style:style>
    <style:style style:name="P70" style:family="paragraph" style:parent-style-name="Text_20_body">
      <style:text-properties officeooo:rsid="00894db1" officeooo:paragraph-rsid="00894db1"/>
    </style:style>
    <style:style style:name="P71" style:family="paragraph" style:parent-style-name="Text_20_body">
      <style:text-properties fo:color="#000000" loext:opacity="100%" officeooo:rsid="00898952" officeooo:paragraph-rsid="00898952" fo:background-color="#ffd7d7"/>
    </style:style>
    <style:style style:name="P72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5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6" style:family="paragraph" style:parent-style-name="Contents_20_Heading">
      <style:paragraph-properties fo:break-before="page"/>
    </style:style>
    <style:style style:name="P77" style:family="paragraph" style:parent-style-name="Heading_20_1">
      <style:paragraph-properties fo:break-before="page"/>
    </style:style>
    <style:style style:name="P78" style:family="paragraph" style:parent-style-name="Heading_20_1">
      <style:paragraph-properties fo:break-before="page"/>
      <style:text-properties officeooo:paragraph-rsid="00878dca"/>
    </style:style>
    <style:style style:name="P79" style:family="paragraph" style:parent-style-name="Heading_20_1">
      <style:paragraph-properties fo:break-before="page"/>
      <style:text-properties officeooo:paragraph-rsid="00c0128b"/>
    </style:style>
    <style:style style:name="P80" style:family="paragraph" style:parent-style-name="Heading_20_2">
      <style:paragraph-properties fo:break-before="page"/>
    </style:style>
    <style:style style:name="P81" style:family="paragraph" style:parent-style-name="Heading_20_2" style:list-style-name="">
      <style:paragraph-properties fo:text-align="center" style:justify-single-word="false">
        <style:tab-stops/>
      </style:paragraph-properties>
    </style:style>
    <style:style style:name="P82" style:family="paragraph" style:parent-style-name="Heading_20_2">
      <style:paragraph-properties fo:break-before="page"/>
      <style:text-properties officeooo:paragraph-rsid="008bcd2e"/>
    </style:style>
    <style:style style:name="P83" style:family="paragraph" style:parent-style-name="Heading_20_3">
      <style:text-properties officeooo:rsid="003f3e49" officeooo:paragraph-rsid="003f3e49"/>
    </style:style>
    <style:style style:name="P84" style:family="paragraph" style:parent-style-name="Heading_20_3">
      <style:text-properties officeooo:rsid="0044ca99" officeooo:paragraph-rsid="00469dfa"/>
    </style:style>
    <style:style style:name="P85" style:family="paragraph" style:parent-style-name="Heading_20_3">
      <style:paragraph-properties fo:margin-left="0mm" fo:margin-right="0mm" fo:text-indent="0mm" style:auto-text-indent="false"/>
      <style:text-properties officeooo:rsid="0079a581" officeooo:paragraph-rsid="007b578b"/>
    </style:style>
    <style:style style:name="P86" style:family="paragraph" style:parent-style-name="Heading_20_3">
      <style:text-properties officeooo:paragraph-rsid="00b54640"/>
    </style:style>
    <style:style style:name="P87" style:family="paragraph" style:parent-style-name="Heading_20_4">
      <style:text-properties officeooo:paragraph-rsid="008024f2"/>
    </style:style>
    <style:style style:name="P88" style:family="paragraph" style:parent-style-name="Heading_20_4">
      <style:text-properties officeooo:paragraph-rsid="0036df63"/>
    </style:style>
    <style:style style:name="P89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2102f3"/>
    </style:style>
    <style:style style:name="P90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c45cde"/>
    </style:style>
    <style:style style:name="P91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style:text-blinking="false" fo:background-color="transparent" style:font-weight-asian="normal" style:font-weight-complex="normal" loext:padding="0.49mm" loext:border="0.06pt solid #e5e7eb"/>
    </style:style>
    <style:style style:name="P92" style:family="paragraph" style:parent-style-name="Standard">
      <style:paragraph-properties fo:margin-left="0mm" fo:margin-right="0mm" fo:margin-top="0mm" fo:margin-bottom="2.82mm" style:contextual-spacing="false" fo:line-height="108%" fo:text-align="center" style:justify-single-word="false" fo:text-indent="0mm" style:auto-text-indent="false"/>
      <style:text-properties officeooo:paragraph-rsid="00bfe2e0"/>
    </style:style>
    <style:style style:name="P93" style:family="paragraph" style:parent-style-name="Standard">
      <style:text-properties officeooo:paragraph-rsid="00bfe2e0"/>
    </style:style>
    <style:style style:name="P94" style:family="paragraph" style:parent-style-name="Standard">
      <style:paragraph-properties fo:text-align="end" style:justify-single-word="false"/>
      <style:text-properties officeooo:paragraph-rsid="00bfe2e0"/>
    </style:style>
    <style:style style:name="P95" style:family="paragraph" style:parent-style-name="Standard">
      <loext:graphic-properties draw:fill="none"/>
      <style:paragraph-properties fo:margin-left="0mm" fo:margin-right="-6mm" fo:text-align="end" style:justify-single-word="false" fo:orphans="0" fo:widows="0" fo:text-indent="0mm" style:auto-text-indent="false" fo:background-color="transparent"/>
      <style:text-properties officeooo:paragraph-rsid="00bfe2e0"/>
    </style:style>
    <style:style style:name="P96" style:family="paragraph" style:parent-style-name="Standard">
      <style:paragraph-properties fo:text-align="start" style:justify-single-word="false" fo:orphans="0" fo:widows="0"/>
      <style:text-properties officeooo:paragraph-rsid="00bfe2e0"/>
    </style:style>
    <style:style style:name="P97" style:family="paragraph" style:parent-style-name="Standard">
      <loext:graphic-properties draw:fill="none"/>
      <style:paragraph-properties fo:margin-left="0mm" fo:margin-right="-5.26mm" fo:text-align="center" style:justify-single-word="false" fo:orphans="0" fo:widows="0" fo:text-indent="0mm" style:auto-text-indent="false" fo:background-color="transparent"/>
      <style:text-properties officeooo:paragraph-rsid="00bfe2e0"/>
    </style:style>
    <style:style style:name="P98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officeooo:paragraph-rsid="00c45cde"/>
    </style:style>
    <style:style style:name="P99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0c45cde"/>
    </style:style>
    <style:style style:name="P100" style:family="paragraph" style:parent-style-name="Text_20_body" style:list-style-name=""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style:text-blinking="false" fo:background-color="transparent" style:font-weight-asian="normal" style:font-weight-complex="normal"/>
    </style:style>
    <style:style style:name="P101" style:family="paragraph" style:parent-style-name="Text_20_body" style:list-style-name="L10">
      <style:text-properties fo:font-variant="normal" fo:text-transform="none" fo:color="#000000" loext:opacity="100%" style:font-name="Scada" fo:font-size="13.5pt" fo:letter-spacing="normal" fo:font-style="normal" fo:font-weight="normal" officeooo:paragraph-rsid="00c0128b"/>
    </style:style>
    <style:style style:name="P102" style:family="paragraph" style:parent-style-name="Text_20_body" style:list-style-name="L10">
      <style:text-properties fo:font-variant="normal" fo:text-transform="none" fo:color="#000000" loext:opacity="100%" style:font-name="Scada" fo:font-size="12pt" fo:letter-spacing="normal" fo:font-style="normal" fo:font-weight="normal" officeooo:rsid="003da6ab" officeooo:paragraph-rsid="00c0128b" style:font-size-asian="12pt" style:font-weight-asian="normal" style:font-size-complex="12pt" style:font-weight-complex="normal"/>
    </style:style>
    <style:style style:name="P103" style:family="paragraph" style:parent-style-name="Text_20_body" style:list-style-name="L1"/>
    <style:style style:name="P104" style:family="paragraph" style:parent-style-name="Text_20_body" style:list-style-name="L2"/>
    <style:style style:name="P105" style:family="paragraph" style:parent-style-name="Text_20_body" style:list-style-name="L3">
      <style:text-properties officeooo:rsid="00521051" officeooo:paragraph-rsid="00521051"/>
    </style:style>
    <style:style style:name="P106" style:family="paragraph" style:parent-style-name="Text_20_body" style:list-style-name="L3">
      <style:text-properties officeooo:rsid="00525ecf" officeooo:paragraph-rsid="00525ecf"/>
    </style:style>
    <style:style style:name="P107" style:family="paragraph" style:parent-style-name="Text_20_body" style:list-style-name="L4">
      <style:text-properties officeooo:rsid="0079a581" officeooo:paragraph-rsid="0079a581"/>
    </style:style>
    <style:style style:name="P108" style:family="paragraph" style:parent-style-name="Text_20_body" style:list-style-name="L5">
      <style:text-properties officeooo:rsid="007f186b" officeooo:paragraph-rsid="007f186b"/>
    </style:style>
    <style:style style:name="P109" style:family="paragraph" style:parent-style-name="Text_20_body" style:list-style-name="L5">
      <style:text-properties officeooo:rsid="007f186b" officeooo:paragraph-rsid="008024f2"/>
    </style:style>
    <style:style style:name="P110" style:family="paragraph" style:parent-style-name="Text_20_body" style:list-style-name="L5">
      <style:paragraph-properties fo:margin-left="0mm" fo:margin-right="0mm" fo:text-indent="0mm" style:auto-text-indent="false"/>
      <style:text-properties officeooo:rsid="007f186b" officeooo:paragraph-rsid="008024f2"/>
    </style:style>
    <style:style style:name="P111" style:family="paragraph" style:parent-style-name="Text_20_body" style:list-style-name="L6">
      <style:text-properties officeooo:paragraph-rsid="008024f2"/>
    </style:style>
    <style:style style:name="P112" style:family="paragraph" style:parent-style-name="Text_20_body" style:list-style-name="L6">
      <style:text-properties officeooo:rsid="008024f2" officeooo:paragraph-rsid="008024f2"/>
    </style:style>
    <style:style style:name="P113" style:family="paragraph" style:parent-style-name="Text_20_body" style:list-style-name="L7">
      <style:text-properties officeooo:rsid="0057c716" officeooo:paragraph-rsid="0057c716"/>
    </style:style>
    <style:style style:name="P114" style:family="paragraph" style:parent-style-name="Text_20_body" style:list-style-name="L8">
      <style:text-properties officeooo:paragraph-rsid="00774b17"/>
    </style:style>
    <style:style style:name="P115" style:family="paragraph" style:parent-style-name="Text_20_body" style:list-style-name="L9">
      <style:paragraph-properties fo:margin-left="0mm" fo:margin-right="0mm" fo:text-indent="0mm" style:auto-text-indent="false"/>
      <style:text-properties officeooo:paragraph-rsid="00724f65"/>
    </style:style>
    <style:style style:name="P116" style:family="paragraph" style:parent-style-name="Text_20_body" style:list-style-name="L9">
      <style:text-properties officeooo:rsid="00724f65" officeooo:paragraph-rsid="00724f65"/>
    </style:style>
    <style:style style:name="P117" style:family="paragraph" style:parent-style-name="Text_20_body">
      <style:paragraph-properties fo:break-before="page"/>
    </style:style>
    <style:style style:name="P118" style:family="paragraph" style:parent-style-name="Text_20_body">
      <style:paragraph-properties fo:margin-left="0mm" fo:margin-right="0mm" fo:text-indent="0mm" style:auto-text-indent="false"/>
    </style:style>
    <style:style style:name="P119" style:family="paragraph" style:parent-style-name="Text_20_body">
      <style:text-properties officeooo:paragraph-rsid="005ddbe0"/>
    </style:style>
    <style:style style:name="P120" style:family="paragraph" style:parent-style-name="Text_20_body">
      <style:text-properties officeooo:paragraph-rsid="003bd2a0"/>
    </style:style>
    <style:style style:name="P121" style:family="paragraph" style:parent-style-name="Text_20_body" style:list-style-name="L10">
      <style:text-properties fo:color="#000000" loext:opacity="100%" officeooo:paragraph-rsid="003da6ab"/>
    </style:style>
    <style:style style:name="P122" style:family="paragraph" style:parent-style-name="Text_20_body">
      <style:text-properties officeooo:paragraph-rsid="00b25c53"/>
    </style:style>
    <style:style style:name="P123" style:family="paragraph" style:parent-style-name="Text_20_body">
      <style:text-properties officeooo:paragraph-rsid="005fd4b0"/>
    </style:style>
    <style:style style:name="P124" style:family="paragraph" style:parent-style-name="Text_20_body">
      <style:text-properties officeooo:rsid="00616fbc" officeooo:paragraph-rsid="00616fbc"/>
    </style:style>
    <style:style style:name="P125" style:family="paragraph" style:parent-style-name="Text_20_body">
      <style:paragraph-properties fo:text-align="center" style:justify-single-word="false"/>
    </style:style>
    <style:style style:name="P126" style:family="paragraph" style:parent-style-name="Text_20_body">
      <style:paragraph-properties fo:margin-left="0mm" fo:margin-right="0mm" fo:text-indent="0mm" style:auto-text-indent="false"/>
      <style:text-properties officeooo:paragraph-rsid="00b961cd"/>
    </style:style>
    <style:style style:name="P127" style:family="paragraph" style:parent-style-name="Text_20_body">
      <style:paragraph-properties fo:margin-left="0mm" fo:margin-right="0mm" fo:text-indent="0mm" style:auto-text-indent="false"/>
      <style:text-properties fo:font-size="12pt" officeooo:paragraph-rsid="00b961cd" style:font-size-asian="12pt" style:font-size-complex="12pt"/>
    </style:style>
    <style:style style:name="P128" style:family="paragraph" style:parent-style-name="Text_20_body">
      <style:paragraph-properties fo:margin-left="0mm" fo:margin-right="0mm" fo:text-indent="0mm" style:auto-text-indent="false"/>
      <style:text-properties fo:font-size="12pt" style:font-size-asian="12pt" style:font-size-complex="12pt"/>
    </style:style>
    <style:style style:name="P129" style:family="paragraph" style:parent-style-name="Text_20_body">
      <style:paragraph-properties fo:margin-left="0mm" fo:margin-right="0mm" fo:text-indent="0mm" style:auto-text-indent="false"/>
      <style:text-properties fo:font-size="12pt" officeooo:paragraph-rsid="00bb4496" style:font-size-asian="12pt" style:font-size-complex="12pt"/>
    </style:style>
    <style:style style:name="P130" style:family="paragraph" style:parent-style-name="Text_20_body">
      <style:paragraph-properties fo:margin-left="0mm" fo:margin-right="0mm" fo:text-indent="0mm" style:auto-text-indent="false"/>
      <style:text-properties officeooo:rsid="003ff142" officeooo:paragraph-rsid="003ff1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fo:font-weight="bold" officeooo:rsid="00878dca" style:font-weight-asian="bold" style:font-weight-complex="bold"/>
    </style:style>
    <style:style style:name="T4" style:family="text">
      <style:text-properties fo:font-weight="bold" officeooo:rsid="0036df63" style:font-weight-asian="bold" style:font-weight-complex="bold"/>
    </style:style>
    <style:style style:name="T5" style:family="text">
      <style:text-properties officeooo:rsid="002102f3"/>
    </style:style>
    <style:style style:name="T6" style:family="text">
      <style:text-properties style:font-name="Times New Roman" fo:font-size="12pt" style:text-underline-style="none" style:font-name-asian="Calibri" style:font-size-asian="12pt" style:language-asian="ru" style:country-asian="RU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3da6ab" style:font-size-asian="12pt" style:font-size-complex="12pt"/>
    </style:style>
    <style:style style:name="T10" style:family="text">
      <style:text-properties fo:font-size="12pt" officeooo:rsid="00c0128b" style:font-size-asian="12pt" style:font-size-complex="12pt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3359b5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795a80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solid" style:text-underline-width="auto" style:text-underline-color="font-color" fo:font-weight="normal" officeooo:rsid="0036df63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solid" style:text-underline-width="auto" style:text-underline-color="font-color" fo:font-weight="normal" officeooo:rsid="003359b5" style:font-size-asian="12pt" style:font-weight-asian="normal" style:font-size-complex="12pt" style:font-weight-complex="normal"/>
    </style:style>
    <style:style style:name="T17" style:family="text">
      <style:text-properties officeooo:rsid="00226d49"/>
    </style:style>
    <style:style style:name="T18" style:family="text">
      <style:text-properties officeooo:rsid="0025fcfa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284006"/>
    </style:style>
    <style:style style:name="T21" style:family="text">
      <style:text-properties style:text-underline-style="solid" style:text-underline-width="auto" style:text-underline-color="font-color" officeooo:rsid="00277842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29dd1a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2ca3d3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2ff033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3bb619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508935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3899a1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officeooo:rsid="003359b5"/>
    </style:style>
    <style:style style:name="T30" style:family="text">
      <style:text-properties style:text-underline-style="solid" style:text-underline-width="auto" style:text-underline-color="font-color" officeooo:rsid="0029dd1a"/>
    </style:style>
    <style:style style:name="T31" style:family="text">
      <style:text-properties style:text-underline-style="solid" style:text-underline-width="auto" style:text-underline-color="font-color" officeooo:rsid="00342512"/>
    </style:style>
    <style:style style:name="T32" style:family="text">
      <style:text-properties style:text-underline-style="solid" style:text-underline-width="auto" style:text-underline-color="font-color" officeooo:rsid="00358aef"/>
    </style:style>
    <style:style style:name="T33" style:family="text">
      <style:text-properties style:text-underline-style="solid" style:text-underline-width="auto" style:text-underline-color="font-color" officeooo:rsid="0036df63"/>
    </style:style>
    <style:style style:name="T34" style:family="text">
      <style:text-properties style:text-underline-style="solid" style:text-underline-width="auto" style:text-underline-color="font-color" officeooo:rsid="003899a1"/>
    </style:style>
    <style:style style:name="T35" style:family="text">
      <style:text-properties style:text-underline-style="solid" style:text-underline-width="auto" style:text-underline-color="font-color" officeooo:rsid="0039ee97"/>
    </style:style>
    <style:style style:name="T36" style:family="text">
      <style:text-properties style:text-underline-style="solid" style:text-underline-width="auto" style:text-underline-color="font-color" officeooo:rsid="003af330"/>
    </style:style>
    <style:style style:name="T37" style:family="text">
      <style:text-properties style:text-underline-style="solid" style:text-underline-width="auto" style:text-underline-color="font-color" officeooo:rsid="003bb619"/>
    </style:style>
    <style:style style:name="T38" style:family="text">
      <style:text-properties style:text-underline-style="solid" style:text-underline-width="auto" style:text-underline-color="font-color" officeooo:rsid="003d6170"/>
    </style:style>
    <style:style style:name="T39" style:family="text">
      <style:text-properties style:text-underline-style="solid" style:text-underline-width="auto" style:text-underline-color="font-color" officeooo:rsid="00461274"/>
    </style:style>
    <style:style style:name="T40" style:family="text">
      <style:text-properties style:text-underline-style="solid" style:text-underline-width="auto" style:text-underline-color="font-color" officeooo:rsid="00489304"/>
    </style:style>
    <style:style style:name="T41" style:family="text">
      <style:text-properties style:text-underline-style="solid" style:text-underline-width="auto" style:text-underline-color="font-color" officeooo:rsid="004b83c5"/>
    </style:style>
    <style:style style:name="T42" style:family="text">
      <style:text-properties style:text-underline-style="solid" style:text-underline-width="auto" style:text-underline-color="font-color" officeooo:rsid="004c5c63"/>
    </style:style>
    <style:style style:name="T43" style:family="text">
      <style:text-properties style:text-underline-style="solid" style:text-underline-width="auto" style:text-underline-color="font-color" officeooo:rsid="00508935"/>
    </style:style>
    <style:style style:name="T44" style:family="text">
      <style:text-properties style:text-underline-style="solid" style:text-underline-width="auto" style:text-underline-color="font-color" officeooo:rsid="00521051"/>
    </style:style>
    <style:style style:name="T45" style:family="text">
      <style:text-properties style:text-underline-style="solid" style:text-underline-width="auto" style:text-underline-color="font-color" officeooo:rsid="00569583"/>
    </style:style>
    <style:style style:name="T46" style:family="text">
      <style:text-properties style:text-underline-style="solid" style:text-underline-width="auto" style:text-underline-color="font-color" officeooo:rsid="0057c716"/>
    </style:style>
    <style:style style:name="T47" style:family="text">
      <style:text-properties style:text-underline-style="solid" style:text-underline-width="auto" style:text-underline-color="font-color" officeooo:rsid="005997c6"/>
    </style:style>
    <style:style style:name="T48" style:family="text">
      <style:text-properties style:text-underline-style="solid" style:text-underline-width="auto" style:text-underline-color="font-color" officeooo:rsid="005d429a"/>
    </style:style>
    <style:style style:name="T49" style:family="text">
      <style:text-properties style:text-underline-style="solid" style:text-underline-width="auto" style:text-underline-color="font-color" officeooo:rsid="005fb5ae"/>
    </style:style>
    <style:style style:name="T50" style:family="text">
      <style:text-properties style:text-underline-style="solid" style:text-underline-width="auto" style:text-underline-color="font-color" officeooo:rsid="005fd4b0"/>
    </style:style>
    <style:style style:name="T51" style:family="text">
      <style:text-properties style:text-underline-style="solid" style:text-underline-width="auto" style:text-underline-color="font-color" officeooo:rsid="0066625f"/>
    </style:style>
    <style:style style:name="T52" style:family="text">
      <style:text-properties style:text-underline-style="solid" style:text-underline-width="auto" style:text-underline-color="font-color" officeooo:rsid="00678588"/>
    </style:style>
    <style:style style:name="T53" style:family="text">
      <style:text-properties style:text-underline-style="solid" style:text-underline-width="auto" style:text-underline-color="font-color" officeooo:rsid="0068197e"/>
    </style:style>
    <style:style style:name="T54" style:family="text">
      <style:text-properties style:text-underline-style="solid" style:text-underline-width="auto" style:text-underline-color="font-color" officeooo:rsid="006d4c46"/>
    </style:style>
    <style:style style:name="T55" style:family="text">
      <style:text-properties style:text-underline-style="solid" style:text-underline-width="auto" style:text-underline-color="font-color" officeooo:rsid="006fe78f"/>
    </style:style>
    <style:style style:name="T56" style:family="text">
      <style:text-properties style:text-underline-style="solid" style:text-underline-width="auto" style:text-underline-color="font-color" officeooo:rsid="0070f0de"/>
    </style:style>
    <style:style style:name="T57" style:family="text">
      <style:text-properties style:text-underline-style="solid" style:text-underline-width="auto" style:text-underline-color="font-color" officeooo:rsid="0071055b"/>
    </style:style>
    <style:style style:name="T58" style:family="text">
      <style:text-properties style:text-underline-style="solid" style:text-underline-width="auto" style:text-underline-color="font-color" officeooo:rsid="0071784e"/>
    </style:style>
    <style:style style:name="T59" style:family="text">
      <style:text-properties style:text-underline-style="solid" style:text-underline-width="auto" style:text-underline-color="font-color" officeooo:rsid="0071e813"/>
    </style:style>
    <style:style style:name="T60" style:family="text">
      <style:text-properties style:text-underline-style="solid" style:text-underline-width="auto" style:text-underline-color="font-color" officeooo:rsid="00724f65"/>
    </style:style>
    <style:style style:name="T61" style:family="text">
      <style:text-properties style:text-underline-style="solid" style:text-underline-width="auto" style:text-underline-color="font-color" officeooo:rsid="0073362a"/>
    </style:style>
    <style:style style:name="T62" style:family="text">
      <style:text-properties style:text-underline-style="solid" style:text-underline-width="auto" style:text-underline-color="font-color" officeooo:rsid="00761fba"/>
    </style:style>
    <style:style style:name="T63" style:family="text">
      <style:text-properties style:text-underline-style="solid" style:text-underline-width="auto" style:text-underline-color="font-color" officeooo:rsid="00774b17"/>
    </style:style>
    <style:style style:name="T64" style:family="text">
      <style:text-properties style:text-underline-style="solid" style:text-underline-width="auto" style:text-underline-color="font-color" officeooo:rsid="00793cd9"/>
    </style:style>
    <style:style style:name="T65" style:family="text">
      <style:text-properties style:text-underline-style="solid" style:text-underline-width="auto" style:text-underline-color="font-color" officeooo:rsid="0079a581"/>
    </style:style>
    <style:style style:name="T66" style:family="text">
      <style:text-properties style:text-underline-style="solid" style:text-underline-width="auto" style:text-underline-color="font-color" officeooo:rsid="007a4ca5"/>
    </style:style>
    <style:style style:name="T67" style:family="text">
      <style:text-properties style:text-underline-style="solid" style:text-underline-width="auto" style:text-underline-color="font-color" officeooo:rsid="007b21a5"/>
    </style:style>
    <style:style style:name="T68" style:family="text">
      <style:text-properties style:text-underline-style="solid" style:text-underline-width="auto" style:text-underline-color="font-color" officeooo:rsid="007b578b"/>
    </style:style>
    <style:style style:name="T69" style:family="text">
      <style:text-properties style:text-underline-style="solid" style:text-underline-width="auto" style:text-underline-color="font-color" officeooo:rsid="007c54d3"/>
    </style:style>
    <style:style style:name="T70" style:family="text">
      <style:text-properties style:text-underline-style="solid" style:text-underline-width="auto" style:text-underline-color="font-color" officeooo:rsid="007f186b"/>
    </style:style>
    <style:style style:name="T71" style:family="text">
      <style:text-properties style:text-underline-style="solid" style:text-underline-width="auto" style:text-underline-color="font-color" officeooo:rsid="008024f2"/>
    </style:style>
    <style:style style:name="T72" style:family="text">
      <style:text-properties style:text-underline-style="solid" style:text-underline-width="auto" style:text-underline-color="font-color" officeooo:rsid="0082238b"/>
    </style:style>
    <style:style style:name="T73" style:family="text">
      <style:text-properties style:text-underline-style="solid" style:text-underline-width="auto" style:text-underline-color="font-color" officeooo:rsid="0083d758"/>
    </style:style>
    <style:style style:name="T74" style:family="text">
      <style:text-properties style:text-underline-style="solid" style:text-underline-width="auto" style:text-underline-color="font-color" officeooo:rsid="008599c8"/>
    </style:style>
    <style:style style:name="T75" style:family="text">
      <style:text-properties style:text-underline-style="solid" style:text-underline-width="auto" style:text-underline-color="font-color" officeooo:rsid="0086630e"/>
    </style:style>
    <style:style style:name="T76" style:family="text">
      <style:text-properties style:text-underline-style="solid" style:text-underline-width="auto" style:text-underline-color="font-color" officeooo:rsid="008893f5"/>
    </style:style>
    <style:style style:name="T77" style:family="text">
      <style:text-properties style:text-underline-style="solid" style:text-underline-width="auto" style:text-underline-color="font-color" officeooo:rsid="003bd2a0"/>
    </style:style>
    <style:style style:name="T78" style:family="text">
      <style:text-properties officeooo:rsid="00277842"/>
    </style:style>
    <style:style style:name="T79" style:family="text">
      <style:text-properties officeooo:rsid="00284006"/>
    </style:style>
    <style:style style:name="T80" style:family="text">
      <style:text-properties style:text-underline-style="none"/>
    </style:style>
    <style:style style:name="T81" style:family="text">
      <style:text-properties style:text-underline-style="none" officeooo:rsid="00284006"/>
    </style:style>
    <style:style style:name="T82" style:family="text">
      <style:text-properties style:text-underline-style="none" fo:font-weight="normal" style:font-weight-asian="normal" style:font-weight-complex="normal"/>
    </style:style>
    <style:style style:name="T83" style:family="text">
      <style:text-properties style:text-underline-style="none" fo:font-weight="normal" officeooo:rsid="0029dd1a" style:font-weight-asian="normal" style:font-weight-complex="normal"/>
    </style:style>
    <style:style style:name="T84" style:family="text">
      <style:text-properties style:text-underline-style="none" fo:font-weight="normal" officeooo:rsid="002b0304" style:font-weight-asian="normal" style:font-weight-complex="normal"/>
    </style:style>
    <style:style style:name="T85" style:family="text">
      <style:text-properties style:text-underline-style="none" fo:font-weight="normal" officeooo:rsid="002b2e7c" style:font-weight-asian="normal" style:font-weight-complex="normal"/>
    </style:style>
    <style:style style:name="T86" style:family="text">
      <style:text-properties style:text-underline-style="none" fo:font-weight="normal" officeooo:rsid="002ca3d3" style:font-weight-asian="normal" style:font-weight-complex="normal"/>
    </style:style>
    <style:style style:name="T87" style:family="text">
      <style:text-properties style:text-underline-style="none" fo:font-weight="normal" officeooo:rsid="002f066d" style:font-weight-asian="normal" style:font-weight-complex="normal"/>
    </style:style>
    <style:style style:name="T88" style:family="text">
      <style:text-properties style:text-underline-style="none" fo:font-weight="normal" officeooo:rsid="002ff033" style:font-weight-asian="normal" style:font-weight-complex="normal"/>
    </style:style>
    <style:style style:name="T89" style:family="text">
      <style:text-properties style:text-underline-style="none" fo:font-weight="normal" officeooo:rsid="00319621" style:font-weight-asian="normal" style:font-weight-complex="normal"/>
    </style:style>
    <style:style style:name="T90" style:family="text">
      <style:text-properties style:text-underline-style="none" fo:font-weight="normal" officeooo:rsid="00508935" style:font-weight-asian="normal" style:font-weight-complex="normal"/>
    </style:style>
    <style:style style:name="T91" style:family="text">
      <style:text-properties style:text-underline-style="none" fo:font-weight="normal" officeooo:rsid="0061814b" style:font-weight-asian="normal" style:font-weight-complex="normal"/>
    </style:style>
    <style:style style:name="T92" style:family="text">
      <style:text-properties style:text-underline-style="none" fo:font-weight="normal" officeooo:rsid="00b961cd" style:font-weight-asian="normal" style:font-weight-complex="normal"/>
    </style:style>
    <style:style style:name="T93" style:family="text">
      <style:text-properties style:text-underline-style="none" fo:font-weight="normal" officeooo:rsid="003899a1" style:font-weight-asian="normal" style:font-weight-complex="normal"/>
    </style:style>
    <style:style style:name="T94" style:family="text">
      <style:text-properties style:text-underline-style="none" fo:font-weight="normal" officeooo:rsid="00461274" style:font-weight-asian="normal" style:font-weight-complex="normal"/>
    </style:style>
    <style:style style:name="T95" style:family="text">
      <style:text-properties style:text-underline-style="none" fo:font-weight="normal" officeooo:rsid="004b83c5" style:font-weight-asian="normal" style:font-weight-complex="normal"/>
    </style:style>
    <style:style style:name="T96" style:family="text">
      <style:text-properties style:text-underline-style="none" fo:font-weight="normal" officeooo:rsid="00358aef" style:font-weight-asian="normal" style:font-weight-complex="normal"/>
    </style:style>
    <style:style style:name="T97" style:family="text">
      <style:text-properties style:text-underline-style="none" fo:font-weight="bold" style:font-weight-asian="bold" style:font-weight-complex="bold"/>
    </style:style>
    <style:style style:name="T98" style:family="text">
      <style:text-properties style:text-underline-style="none" fo:font-weight="bold" officeooo:rsid="00358aef" style:font-weight-asian="bold" style:font-weight-complex="bold"/>
    </style:style>
    <style:style style:name="T99" style:family="text">
      <style:text-properties style:text-underline-style="none" fo:font-weight="bold" officeooo:rsid="002b2e7c" style:font-weight-asian="bold" style:font-weight-complex="bold"/>
    </style:style>
    <style:style style:name="T100" style:family="text">
      <style:text-properties style:text-underline-style="none" fo:font-weight="bold" officeooo:rsid="0029dd1a" style:font-weight-asian="bold" style:font-weight-complex="bold"/>
    </style:style>
    <style:style style:name="T101" style:family="text">
      <style:text-properties style:text-underline-style="none" fo:font-weight="bold" officeooo:rsid="00b961cd" style:font-weight-asian="bold" style:font-weight-complex="bold"/>
    </style:style>
    <style:style style:name="T102" style:family="text">
      <style:text-properties style:text-underline-style="none" fo:font-weight="bold" officeooo:rsid="004b83c5" style:font-weight-asian="bold" style:font-weight-complex="bold"/>
    </style:style>
    <style:style style:name="T103" style:family="text">
      <style:text-properties style:text-underline-style="none" fo:font-weight="bold" officeooo:rsid="003899a1" style:font-weight-asian="bold" style:font-weight-complex="bold"/>
    </style:style>
    <style:style style:name="T104" style:family="text">
      <style:text-properties style:text-underline-style="none" fo:font-weight="bold" officeooo:rsid="00461274" style:font-weight-asian="bold" style:font-weight-complex="bold"/>
    </style:style>
    <style:style style:name="T105" style:family="text">
      <style:text-properties style:text-underline-style="none" officeooo:rsid="002b0304"/>
    </style:style>
    <style:style style:name="T106" style:family="text">
      <style:text-properties style:text-underline-style="none" officeooo:rsid="0029dd1a"/>
    </style:style>
    <style:style style:name="T107" style:family="text">
      <style:text-properties style:text-underline-style="none" officeooo:rsid="003359b5"/>
    </style:style>
    <style:style style:name="T108" style:family="text">
      <style:text-properties style:text-underline-style="none" officeooo:rsid="00342512"/>
    </style:style>
    <style:style style:name="T109" style:family="text">
      <style:text-properties style:text-underline-style="none" officeooo:rsid="00358aef"/>
    </style:style>
    <style:style style:name="T110" style:family="text">
      <style:text-properties style:text-underline-style="none" officeooo:rsid="0036df63"/>
    </style:style>
    <style:style style:name="T111" style:family="text">
      <style:text-properties style:text-underline-style="none" officeooo:rsid="0039ee97"/>
    </style:style>
    <style:style style:name="T112" style:family="text">
      <style:text-properties style:text-underline-style="none" officeooo:rsid="003af330"/>
    </style:style>
    <style:style style:name="T113" style:family="text">
      <style:text-properties style:text-underline-style="none" officeooo:rsid="003bb619"/>
    </style:style>
    <style:style style:name="T114" style:family="text">
      <style:text-properties style:text-underline-style="none" officeooo:rsid="003bd2a0"/>
    </style:style>
    <style:style style:name="T115" style:family="text">
      <style:text-properties style:text-underline-style="none" officeooo:rsid="003d6170"/>
    </style:style>
    <style:style style:name="T116" style:family="text">
      <style:text-properties style:text-underline-style="none" officeooo:rsid="00461274"/>
    </style:style>
    <style:style style:name="T117" style:family="text">
      <style:text-properties style:text-underline-style="none" officeooo:rsid="00469dfa"/>
    </style:style>
    <style:style style:name="T118" style:family="text">
      <style:text-properties style:text-underline-style="none" officeooo:rsid="00475d51"/>
    </style:style>
    <style:style style:name="T119" style:family="text">
      <style:text-properties style:text-underline-style="none" officeooo:rsid="004b83c5"/>
    </style:style>
    <style:style style:name="T120" style:family="text">
      <style:text-properties style:text-underline-style="none" officeooo:rsid="004c5c63"/>
    </style:style>
    <style:style style:name="T121" style:family="text">
      <style:text-properties style:text-underline-style="none" officeooo:rsid="00508935"/>
    </style:style>
    <style:style style:name="T122" style:family="text">
      <style:text-properties style:text-underline-style="none" officeooo:rsid="00521051"/>
    </style:style>
    <style:style style:name="T123" style:family="text">
      <style:text-properties style:text-underline-style="none" officeooo:rsid="0057c716"/>
    </style:style>
    <style:style style:name="T124" style:family="text">
      <style:text-properties style:text-underline-style="none" officeooo:rsid="005997c6"/>
    </style:style>
    <style:style style:name="T125" style:family="text">
      <style:text-properties style:text-underline-style="none" officeooo:rsid="005bda0b"/>
    </style:style>
    <style:style style:name="T126" style:family="text">
      <style:text-properties style:text-underline-style="none" officeooo:rsid="005d429a"/>
    </style:style>
    <style:style style:name="T127" style:family="text">
      <style:text-properties style:text-underline-style="none" officeooo:rsid="005fd4b0"/>
    </style:style>
    <style:style style:name="T128" style:family="text">
      <style:text-properties style:text-underline-style="none" officeooo:rsid="00616fbc"/>
    </style:style>
    <style:style style:name="T129" style:family="text">
      <style:text-properties style:text-underline-style="none" officeooo:rsid="0061814b"/>
    </style:style>
    <style:style style:name="T130" style:family="text">
      <style:text-properties style:text-underline-style="none" officeooo:rsid="0066625f"/>
    </style:style>
    <style:style style:name="T131" style:family="text">
      <style:text-properties style:text-underline-style="none" officeooo:rsid="00678588"/>
    </style:style>
    <style:style style:name="T132" style:family="text">
      <style:text-properties style:text-underline-style="none" officeooo:rsid="0068197e"/>
    </style:style>
    <style:style style:name="T133" style:family="text">
      <style:text-properties style:text-underline-style="none" officeooo:rsid="006d4c46"/>
    </style:style>
    <style:style style:name="T134" style:family="text">
      <style:text-properties style:text-underline-style="none" officeooo:rsid="006fe78f"/>
    </style:style>
    <style:style style:name="T135" style:family="text">
      <style:text-properties style:text-underline-style="none" officeooo:rsid="0070f0de"/>
    </style:style>
    <style:style style:name="T136" style:family="text">
      <style:text-properties style:text-underline-style="none" officeooo:rsid="0071055b"/>
    </style:style>
    <style:style style:name="T137" style:family="text">
      <style:text-properties style:text-underline-style="none" officeooo:rsid="0071784e"/>
    </style:style>
    <style:style style:name="T138" style:family="text">
      <style:text-properties style:text-underline-style="none" officeooo:rsid="0071e813"/>
    </style:style>
    <style:style style:name="T139" style:family="text">
      <style:text-properties style:text-underline-style="none" officeooo:rsid="0073362a"/>
    </style:style>
    <style:style style:name="T140" style:family="text">
      <style:text-properties style:text-underline-style="none" officeooo:rsid="0073e94c"/>
    </style:style>
    <style:style style:name="T141" style:family="text">
      <style:text-properties style:text-underline-style="none" officeooo:rsid="006ea218"/>
    </style:style>
    <style:style style:name="T142" style:family="text">
      <style:text-properties style:text-underline-style="none" officeooo:rsid="00761fba"/>
    </style:style>
    <style:style style:name="T143" style:family="text">
      <style:text-properties style:text-underline-style="none" officeooo:rsid="00774b17"/>
    </style:style>
    <style:style style:name="T144" style:family="text">
      <style:text-properties style:text-underline-style="none" officeooo:rsid="00793cd9"/>
    </style:style>
    <style:style style:name="T145" style:family="text">
      <style:text-properties style:text-underline-style="none" officeooo:rsid="0079a581"/>
    </style:style>
    <style:style style:name="T146" style:family="text">
      <style:text-properties style:text-underline-style="none" officeooo:rsid="007a4ca5"/>
    </style:style>
    <style:style style:name="T147" style:family="text">
      <style:text-properties style:text-underline-style="none" officeooo:rsid="007b21a5"/>
    </style:style>
    <style:style style:name="T148" style:family="text">
      <style:text-properties style:text-underline-style="none" officeooo:rsid="007b578b"/>
    </style:style>
    <style:style style:name="T149" style:family="text">
      <style:text-properties style:text-underline-style="none" officeooo:rsid="007c54d3"/>
    </style:style>
    <style:style style:name="T150" style:family="text">
      <style:text-properties style:text-underline-style="none" officeooo:rsid="007d43df"/>
    </style:style>
    <style:style style:name="T151" style:family="text">
      <style:text-properties style:text-underline-style="none" officeooo:rsid="007f186b"/>
    </style:style>
    <style:style style:name="T152" style:family="text">
      <style:text-properties style:text-underline-style="none" officeooo:rsid="008024f2"/>
    </style:style>
    <style:style style:name="T153" style:family="text">
      <style:text-properties style:text-underline-style="none" officeooo:rsid="0082238b"/>
    </style:style>
    <style:style style:name="T154" style:family="text">
      <style:text-properties style:text-underline-style="none" officeooo:rsid="0083d758"/>
    </style:style>
    <style:style style:name="T155" style:family="text">
      <style:text-properties style:text-underline-style="none" officeooo:rsid="008599c8"/>
    </style:style>
    <style:style style:name="T156" style:family="text">
      <style:text-properties style:text-underline-style="none" officeooo:rsid="0086630e"/>
    </style:style>
    <style:style style:name="T157" style:family="text">
      <style:text-properties style:text-underline-style="none" officeooo:rsid="00878dca"/>
    </style:style>
    <style:style style:name="T158" style:family="text">
      <style:text-properties style:text-underline-style="none" officeooo:rsid="0087a5e9"/>
    </style:style>
    <style:style style:name="T159" style:family="text">
      <style:text-properties style:text-underline-style="none" officeooo:rsid="008893f5"/>
    </style:style>
    <style:style style:name="T160" style:family="text">
      <style:text-properties style:text-underline-style="none" officeooo:rsid="00ac4f89"/>
    </style:style>
    <style:style style:name="T161" style:family="text">
      <style:text-properties style:text-underline-style="none" officeooo:rsid="005fb5ae"/>
    </style:style>
    <style:style style:name="T162" style:family="text">
      <style:text-properties officeooo:rsid="00290b82"/>
    </style:style>
    <style:style style:name="T163" style:family="text">
      <style:text-properties fo:font-weight="normal" style:font-weight-asian="normal" style:font-weight-complex="normal"/>
    </style:style>
    <style:style style:name="T164" style:family="text">
      <style:text-properties fo:font-weight="normal" officeooo:rsid="002b2e7c" style:font-weight-asian="normal" style:font-weight-complex="normal"/>
    </style:style>
    <style:style style:name="T165" style:family="text">
      <style:text-properties officeooo:rsid="0029dd1a"/>
    </style:style>
    <style:style style:name="T166" style:family="text">
      <style:text-properties officeooo:rsid="00319621"/>
    </style:style>
    <style:style style:name="T167" style:family="text">
      <style:text-properties officeooo:rsid="003bb619"/>
    </style:style>
    <style:style style:name="T168" style:family="text">
      <style:text-properties officeooo:rsid="003ff142"/>
    </style:style>
    <style:style style:name="T169" style:family="text">
      <style:text-properties officeooo:rsid="00461274"/>
    </style:style>
    <style:style style:name="T170" style:family="text">
      <style:text-properties officeooo:rsid="00489304"/>
    </style:style>
    <style:style style:name="T171" style:family="text">
      <style:text-properties officeooo:rsid="004c5c63"/>
    </style:style>
    <style:style style:name="T172" style:family="text">
      <style:text-properties officeooo:rsid="004fa874"/>
    </style:style>
    <style:style style:name="T173" style:family="text">
      <style:text-properties officeooo:rsid="00508935"/>
    </style:style>
    <style:style style:name="T174" style:family="text">
      <style:text-properties officeooo:rsid="00525ecf"/>
    </style:style>
    <style:style style:name="T175" style:family="text">
      <style:text-properties officeooo:rsid="005340fa"/>
    </style:style>
    <style:style style:name="T176" style:family="text">
      <style:text-properties officeooo:rsid="005351ca"/>
    </style:style>
    <style:style style:name="T177" style:family="text">
      <style:text-properties officeooo:rsid="00558495"/>
    </style:style>
    <style:style style:name="T178" style:family="text">
      <style:text-properties officeooo:rsid="00569583"/>
    </style:style>
    <style:style style:name="T179" style:family="text">
      <style:text-properties officeooo:rsid="0057c716"/>
    </style:style>
    <style:style style:name="T180" style:family="text">
      <style:text-properties officeooo:rsid="005997c6"/>
    </style:style>
    <style:style style:name="T181" style:family="text">
      <style:text-properties officeooo:rsid="0059bf61"/>
    </style:style>
    <style:style style:name="T182" style:family="text">
      <style:text-properties officeooo:rsid="005d429a"/>
    </style:style>
    <style:style style:name="T183" style:family="text">
      <style:text-properties officeooo:rsid="005ddbe0"/>
    </style:style>
    <style:style style:name="T184" style:family="text">
      <style:text-properties officeooo:rsid="005fb5ae"/>
    </style:style>
    <style:style style:name="T185" style:family="text">
      <style:text-properties officeooo:rsid="00616fbc"/>
    </style:style>
    <style:style style:name="T186" style:family="text">
      <style:text-properties officeooo:rsid="0062158e"/>
    </style:style>
    <style:style style:name="T187" style:family="text">
      <style:text-properties officeooo:rsid="0062d98f"/>
    </style:style>
    <style:style style:name="T188" style:family="text">
      <style:text-properties officeooo:rsid="0066625f"/>
    </style:style>
    <style:style style:name="T189" style:family="text">
      <style:text-properties officeooo:rsid="00678588"/>
    </style:style>
    <style:style style:name="T190" style:family="text">
      <style:text-properties officeooo:rsid="0068197e"/>
    </style:style>
    <style:style style:name="T191" style:family="text">
      <style:text-properties officeooo:rsid="0071e813"/>
    </style:style>
    <style:style style:name="T192" style:family="text">
      <style:text-properties officeooo:rsid="00724f65"/>
    </style:style>
    <style:style style:name="T193" style:family="text">
      <style:text-properties officeooo:rsid="0073362a"/>
    </style:style>
    <style:style style:name="T194" style:family="text">
      <style:text-properties officeooo:rsid="00774b17"/>
    </style:style>
    <style:style style:name="T195" style:family="text">
      <style:text-properties officeooo:rsid="00793cd9"/>
    </style:style>
    <style:style style:name="T196" style:family="text">
      <style:text-properties officeooo:rsid="007a4ca5"/>
    </style:style>
    <style:style style:name="T197" style:family="text">
      <style:text-properties officeooo:rsid="007b578b"/>
    </style:style>
    <style:style style:name="T198" style:family="text">
      <style:text-properties officeooo:rsid="007c54d3"/>
    </style:style>
    <style:style style:name="T199" style:family="text">
      <style:text-properties officeooo:rsid="007f186b"/>
    </style:style>
    <style:style style:name="T200" style:family="text">
      <style:text-properties officeooo:rsid="008024f2"/>
    </style:style>
    <style:style style:name="T201" style:family="text">
      <style:text-properties officeooo:rsid="0082238b"/>
    </style:style>
    <style:style style:name="T202" style:family="text">
      <style:text-properties officeooo:rsid="008599c8"/>
    </style:style>
    <style:style style:name="T203" style:family="text">
      <style:text-properties officeooo:rsid="00878dca"/>
    </style:style>
    <style:style style:name="T204" style:family="text">
      <style:text-properties officeooo:rsid="00898952"/>
    </style:style>
    <style:style style:name="T205" style:family="text">
      <style:text-properties officeooo:rsid="00903d3c"/>
    </style:style>
    <style:style style:name="T206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207" style:family="text">
      <style:text-properties fo:font-variant="normal" fo:text-transform="none" style:text-line-through-style="none" style:text-line-through-type="none" fo:font-style="normal" style:text-underline-style="none" officeooo:rsid="00abbc31" style:text-blinking="false" fo:background-color="transparent" loext:char-shading-value="0"/>
    </style:style>
    <style:style style:name="T208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209" style:family="text">
      <style:text-properties fo:font-variant="normal" fo:text-transform="none" fo:color="#000000" loext:opacity="100%" style:text-line-through-style="none" style:text-line-through-type="none" style:font-name="Times New Roman3" fo:font-size="14pt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10" style:family="text">
      <style:text-properties fo:font-variant="normal" fo:text-transform="none" fo:color="#000000" loext:opacity="100%" style:text-line-through-style="none" style:text-line-through-type="none" style:font-name="Times New Roman3" fo:font-size="14pt" fo:letter-spacing="normal" fo:font-style="normal" style:text-underline-style="none" fo:font-weight="normal" officeooo:rsid="009c9759" style:text-blinking="false" fo:background-color="transparent" loext:char-shading-value="0" style:font-weight-asian="normal" style:font-weight-complex="normal"/>
    </style:style>
    <style:style style:name="T211" style:family="text">
      <style:text-properties fo:font-variant="normal" fo:text-transform="none" fo:color="#000000" loext:opacity="100%" style:text-line-through-style="none" style:text-line-through-type="none" style:font-name="Times New Roman3" fo:font-size="14pt" fo:letter-spacing="normal" fo:font-style="normal" style:text-underline-style="none" fo:font-weight="normal" officeooo:rsid="009cbef2" style:text-blinking="false" fo:background-color="transparent" loext:char-shading-value="0" style:font-weight-asian="normal" style:font-weight-complex="normal"/>
    </style:style>
    <style:style style:name="T212" style:family="text">
      <style:text-properties fo:font-variant="normal" fo:text-transform="none" fo:color="#000000" loext:opacity="100%" style:text-line-through-style="none" style:text-line-through-type="none" style:font-name="Times New Roman3" fo:font-size="14pt" fo:letter-spacing="normal" fo:font-style="normal" style:text-underline-style="none" fo:font-weight="normal" officeooo:rsid="009da0ff" style:text-blinking="false" fo:background-color="transparent" loext:char-shading-value="0" style:font-weight-asian="normal" style:font-weight-complex="normal"/>
    </style:style>
    <style:style style:name="T213" style:family="text">
      <style:text-properties fo:font-variant="normal" fo:text-transform="none" fo:color="#000000" loext:opacity="100%" style:text-line-through-style="none" style:text-line-through-type="none" style:font-name="Times New Roman3" fo:font-size="14pt" fo:letter-spacing="normal" fo:font-style="normal" style:text-underline-style="none" fo:font-weight="normal" officeooo:rsid="009f4c3d" style:text-blinking="false" fo:background-color="transparent" loext:char-shading-value="0" style:font-weight-asian="normal" style:font-weight-complex="normal"/>
    </style:style>
    <style:style style:name="T214" style:family="text">
      <style:text-properties fo:font-variant="normal" fo:text-transform="none" fo:color="#000000" loext:opacity="100%" style:text-line-through-style="none" style:text-line-through-type="none" style:font-name="Times New Roman3" fo:font-size="14pt" fo:letter-spacing="normal" fo:font-style="normal" style:text-underline-style="none" fo:font-weight="normal" officeooo:rsid="00a0ab08" style:text-blinking="false" fo:background-color="transparent" loext:char-shading-value="0" style:font-weight-asian="normal" style:font-weight-complex="normal"/>
    </style:style>
    <style:style style:name="T215" style:family="text">
      <style:text-properties fo:font-variant="normal" fo:text-transform="none" fo:color="#000000" loext:opacity="100%" style:text-line-through-style="none" style:text-line-through-type="none" style:font-name="Times New Roman3" fo:font-size="14pt" fo:letter-spacing="normal" fo:font-style="normal" style:text-underline-style="none" fo:font-weight="normal" officeooo:rsid="00a0bf32" style:text-blinking="false" fo:background-color="transparent" loext:char-shading-value="0" style:font-weight-asian="normal" style:font-weight-complex="normal"/>
    </style:style>
    <style:style style:name="T216" style:family="text">
      <style:text-properties fo:font-variant="normal" fo:text-transform="none" fo:color="#000000" loext:opacity="100%" style:text-line-through-style="none" style:text-line-through-type="none" style:font-name="Times New Roman3" fo:font-size="14pt" fo:letter-spacing="normal" fo:font-style="normal" style:text-underline-style="none" fo:font-weight="normal" officeooo:rsid="00a2bc6e" style:text-blinking="false" fo:background-color="transparent" loext:char-shading-value="0" style:font-weight-asian="normal" style:font-weight-complex="normal"/>
    </style:style>
    <style:style style:name="T217" style:family="text">
      <style:text-properties fo:font-variant="normal" fo:text-transform="none" fo:color="#000000" loext:opacity="100%" style:text-line-through-style="none" style:text-line-through-type="none" style:font-name="Times New Roman3" fo:font-size="14pt" fo:letter-spacing="normal" fo:font-style="normal" style:text-underline-style="none" fo:font-weight="normal" officeooo:rsid="00a34f91" style:text-blinking="false" fo:background-color="transparent" loext:char-shading-value="0" style:font-weight-asian="normal" style:font-weight-complex="normal"/>
    </style:style>
    <style:style style:name="T218" style:family="text">
      <style:text-properties fo:font-variant="normal" fo:text-transform="none" fo:color="#000000" loext:opacity="100%" style:text-line-through-style="none" style:text-line-through-type="none" style:font-name="Times New Roman3" fo:font-size="14pt" fo:letter-spacing="normal" fo:font-style="normal" style:text-underline-style="none" fo:font-weight="normal" officeooo:rsid="00a53298" style:text-blinking="false" fo:background-color="transparent" loext:char-shading-value="0" style:font-weight-asian="normal" style:font-weight-complex="normal"/>
    </style:style>
    <style:style style:name="T219" style:family="text">
      <style:text-properties fo:font-variant="normal" fo:text-transform="none" fo:color="#000000" loext:opacity="100%" style:text-line-through-style="none" style:text-line-through-type="none" style:font-name="Times New Roman3" fo:font-size="14pt" fo:letter-spacing="normal" fo:font-style="normal" style:text-underline-style="none" fo:font-weight="normal" officeooo:rsid="00a6a2a2" style:text-blinking="false" fo:background-color="transparent" loext:char-shading-value="0" style:font-weight-asian="normal" style:font-weight-complex="normal"/>
    </style:style>
    <style:style style:name="T220" style:family="text">
      <style:text-properties fo:font-variant="normal" fo:text-transform="none" fo:color="#000000" loext:opacity="100%" style:text-line-through-style="none" style:text-line-through-type="none" style:font-name="Times New Roman3" fo:font-size="14pt" fo:letter-spacing="normal" fo:font-style="normal" style:text-underline-style="none" fo:font-weight="normal" officeooo:rsid="00ab91c8" style:text-blinking="false" fo:background-color="transparent" loext:char-shading-value="0" style:font-weight-asian="normal" style:font-weight-complex="normal"/>
    </style:style>
    <style:style style:name="T221" style:family="text">
      <style:text-properties fo:font-variant="normal" fo:text-transform="none" fo:color="#000000" loext:opacity="100%" style:text-line-through-style="none" style:text-line-through-type="none" style:font-name="Times New Roman3" fo:font-size="14pt" fo:letter-spacing="normal" fo:font-style="normal" style:text-underline-style="none" fo:font-weight="normal" officeooo:rsid="00abbc31" style:text-blinking="false" fo:background-color="transparent" loext:char-shading-value="0" style:font-weight-asian="normal" style:font-weight-complex="normal"/>
    </style:style>
    <style:style style:name="T222" style:family="text">
      <style:text-properties fo:font-variant="normal" fo:text-transform="none" fo:color="#000000" loext:opacity="100%" style:text-line-through-style="none" style:text-line-through-type="none" style:font-name="Times New Roman3" fo:font-size="14pt" fo:letter-spacing="normal" fo:font-style="normal" style:text-underline-style="none" fo:font-weight="normal" officeooo:rsid="00ad885a" style:text-blinking="false" fo:background-color="transparent" loext:char-shading-value="0" style:font-weight-asian="normal" style:font-weight-complex="normal"/>
    </style:style>
    <style:style style:name="T223" style:family="text">
      <style:text-properties fo:font-variant="normal" fo:text-transform="none" fo:color="#000000" loext:opacity="100%" style:text-line-through-style="none" style:text-line-through-type="none" style:font-name="Times New Roman3" fo:font-size="14pt" fo:letter-spacing="normal" fo:font-style="normal" style:text-underline-style="none" fo:font-weight="normal" officeooo:rsid="00aebddf" style:text-blinking="false" fo:background-color="transparent" loext:char-shading-value="0" style:font-weight-asian="normal" style:font-weight-complex="normal"/>
    </style:style>
    <style:style style:name="T224" style:family="text">
      <style:text-properties fo:font-variant="normal" fo:text-transform="none" fo:color="#000000" loext:opacity="100%" style:text-line-through-style="none" style:text-line-through-type="none" style:font-name="Times New Roman3" fo:font-size="14pt" fo:letter-spacing="normal" fo:font-style="normal" style:text-underline-style="none" fo:font-weight="normal" officeooo:rsid="00af9c97" style:text-blinking="false" fo:background-color="transparent" loext:char-shading-value="0" style:font-weight-asian="normal" style:font-weight-complex="normal"/>
    </style:style>
    <style:style style:name="T225" style:family="text">
      <style:text-properties fo:font-variant="normal" fo:text-transform="none" fo:color="#000000" loext:opacity="100%" style:text-line-through-style="none" style:text-line-through-type="none" style:font-name="Times New Roman3" fo:font-size="14pt" fo:letter-spacing="normal" fo:font-style="normal" style:text-underline-style="none" fo:font-weight="normal" officeooo:rsid="00bf0220" style:text-blinking="false" fo:background-color="transparent" loext:char-shading-value="0" style:font-weight-asian="normal" style:font-weight-complex="normal"/>
    </style:style>
    <style:style style:name="T226" style:family="text">
      <style:text-properties fo:font-variant="normal" fo:text-transform="none" fo:color="#333333" loext:opacity="100%" style:font-name="Scada" fo:font-size="12pt" fo:letter-spacing="normal" fo:font-style="normal" fo:font-weight="normal" officeooo:rsid="003da6ab" style:font-size-asian="12pt" style:font-size-complex="12pt"/>
    </style:style>
    <style:style style:name="T227" style:family="text">
      <style:text-properties fo:font-variant="normal" fo:text-transform="none" fo:color="#333333" loext:opacity="100%" style:font-name="Scada" fo:font-size="12pt" fo:letter-spacing="normal" fo:font-style="normal" fo:font-weight="normal" officeooo:rsid="00c0128b" style:font-size-asian="12pt" style:font-size-complex="12pt"/>
    </style:style>
    <style:style style:name="T228" style:family="text">
      <style:text-properties fo:font-variant="normal" fo:text-transform="none" style:font-name="Scada" fo:font-size="12pt" fo:letter-spacing="normal" fo:font-style="normal" fo:font-weight="normal" officeooo:rsid="003da6ab" style:font-size-asian="12pt" style:font-size-complex="12pt"/>
    </style:style>
    <style:style style:name="T229" style:family="text">
      <style:text-properties fo:font-variant="normal" fo:text-transform="none" style:font-name="Scada" fo:font-size="12pt" fo:letter-spacing="normal" fo:font-style="normal" fo:font-weight="normal" officeooo:rsid="00c0128b" style:font-size-asian="12pt" style:font-size-complex="12pt"/>
    </style:style>
    <style:style style:name="T230" style:family="text">
      <style:text-properties style:text-line-through-style="none" style:text-line-through-type="none" style:text-underline-style="none" style:text-blinking="false" fo:background-color="transparent" loext:char-shading-value="0" style:font-weight-asian="normal" style:font-weight-complex="normal"/>
    </style:style>
    <style:style style:name="T231" style:family="text">
      <style:text-properties style:text-line-through-style="none" style:text-line-through-type="none" style:text-underline-style="none" officeooo:rsid="0094df48" style:text-blinking="false" fo:background-color="transparent" loext:char-shading-value="0" style:font-weight-asian="normal" style:font-weight-complex="normal"/>
    </style:style>
    <style:style style:name="T232" style:family="text">
      <style:text-properties style:text-line-through-style="none" style:text-line-through-type="none" style:text-underline-style="none" officeooo:rsid="009681de" style:text-blinking="false" fo:background-color="transparent" loext:char-shading-value="0" style:font-weight-asian="normal" style:font-weight-complex="normal"/>
    </style:style>
    <style:style style:name="T233" style:family="text">
      <style:text-properties style:text-line-through-style="none" style:text-line-through-type="none" style:text-underline-style="none" officeooo:rsid="00982e89" style:text-blinking="false" fo:background-color="transparent" loext:char-shading-value="0" style:font-weight-asian="normal" style:font-weight-complex="normal"/>
    </style:style>
    <style:style style:name="T234" style:family="text">
      <style:text-properties style:text-line-through-style="none" style:text-line-through-type="none" style:text-underline-style="none" officeooo:rsid="009a2943" style:text-blinking="false" fo:background-color="transparent" loext:char-shading-value="0" style:font-weight-asian="normal" style:font-weight-complex="normal"/>
    </style:style>
    <style:style style:name="T235" style:family="text">
      <style:text-properties style:text-line-through-style="none" style:text-line-through-type="none" style:text-underline-style="none" officeooo:rsid="009cbef2" style:text-blinking="false" fo:background-color="transparent" loext:char-shading-value="0" style:font-weight-asian="normal" style:font-weight-complex="normal"/>
    </style:style>
    <style:style style:name="T236" style:family="text">
      <style:text-properties style:text-line-through-style="none" style:text-line-through-type="none" style:text-underline-style="none" officeooo:rsid="00af9c97" style:text-blinking="false" fo:background-color="transparent" loext:char-shading-value="0" style:font-weight-asian="normal" style:font-weight-complex="normal"/>
    </style:style>
    <style:style style:name="T237" style:family="text">
      <style:text-properties officeooo:rsid="0091e5a3"/>
    </style:style>
    <style:style style:name="T238" style:family="text">
      <style:text-properties officeooo:rsid="00ac4f89"/>
    </style:style>
    <style:style style:name="T239" style:family="text">
      <style:text-properties officeooo:rsid="0044ca99"/>
    </style:style>
    <style:style style:name="T240" style:family="text">
      <style:text-properties officeooo:rsid="00aebddf"/>
    </style:style>
    <style:style style:name="T241" style:family="text">
      <style:text-properties officeooo:rsid="00b007a1"/>
    </style:style>
    <style:style style:name="T242" style:family="text">
      <style:text-properties officeooo:rsid="00b1d8b5"/>
    </style:style>
    <style:style style:name="T243" style:family="text">
      <style:text-properties officeooo:rsid="00b402de"/>
    </style:style>
    <style:style style:name="T244" style:family="text">
      <style:text-properties fo:font-size="8pt" fo:font-style="italic" style:font-size-asian="8pt" style:font-style-asian="italic" style:font-size-complex="8pt"/>
    </style:style>
    <style:style style:name="T245" style:family="text">
      <style:text-properties fo:font-size="10pt" fo:font-style="italic" style:font-size-asian="10pt" style:font-style-asian="italic" style:font-size-complex="10pt"/>
    </style:style>
    <style:style style:name="T246" style:family="text">
      <style:text-properties style:font-weight-asian="normal" style:font-weight-complex="normal"/>
    </style:style>
    <style:style style:name="T247" style:family="text">
      <style:text-properties style:use-window-font-color="true" loext:opacity="0%" fo:language="ru" fo:country="RU" style:letter-kerning="false" style:font-name-asian="Times New Roman1" style:language-asian="ru" style:country-asian="RU" style:font-style-asian="normal" style:font-name-complex="Times New Roman1" style:font-size-complex="10pt" style:language-complex="ar" style:country-complex="SA"/>
    </style:style>
    <style:style style:name="T248" style:family="text">
      <style:text-properties fo:language="ru" fo:country="RU" style:letter-kerning="false" style:font-name-asian="Times New Roman1" style:language-asian="ru" style:country-asian="RU" style:font-style-asian="normal" style:font-name-complex="Times New Roman1" style:language-complex="ar" style:country-complex="SA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7.52mm" text:min-label-width="4.99mm"/>
      </text:list-level-style-number>
      <text:list-level-style-number text:level="2" text:style-name="Numbering_20_Symbols" loext:num-list-format="%2%." style:num-suffix="." style:num-format="1">
        <style:list-level-properties text:space-before="20.02mm" text:min-label-width="4.99mm"/>
      </text:list-level-style-number>
      <text:list-level-style-number text:level="3" text:style-name="Numbering_20_Symbols" loext:num-list-format="%3%." style:num-suffix="." style:num-format="1">
        <style:list-level-properties text:space-before="32.53mm" text:min-label-width="4.99mm"/>
      </text:list-level-style-number>
      <text:list-level-style-number text:level="4" text:style-name="Numbering_20_Symbols" loext:num-list-format="%4%." style:num-suffix="." style:num-format="1">
        <style:list-level-properties text:space-before="45.03mm" text:min-label-width="4.99mm"/>
      </text:list-level-style-number>
      <text:list-level-style-number text:level="5" text:style-name="Numbering_20_Symbols" loext:num-list-format="%5%." style:num-suffix="." style:num-format="1">
        <style:list-level-properties text:space-before="57.54mm" text:min-label-width="4.99mm"/>
      </text:list-level-style-number>
      <text:list-level-style-number text:level="6" text:style-name="Numbering_20_Symbols" loext:num-list-format="%6%." style:num-suffix="." style:num-format="1">
        <style:list-level-properties text:space-before="70.05mm" text:min-label-width="4.99mm"/>
      </text:list-level-style-number>
      <text:list-level-style-number text:level="7" text:style-name="Numbering_20_Symbols" loext:num-list-format="%7%." style:num-suffix="." style:num-format="1">
        <style:list-level-properties text:space-before="82.55mm" text:min-label-width="4.99mm"/>
      </text:list-level-style-number>
      <text:list-level-style-number text:level="8" text:style-name="Numbering_20_Symbols" loext:num-list-format="%8%." style:num-suffix="." style:num-format="1">
        <style:list-level-properties text:space-before="95.06mm" text:min-label-width="4.99mm"/>
      </text:list-level-style-number>
      <text:list-level-style-number text:level="9" text:style-name="Numbering_20_Symbols" loext:num-list-format="%9%." style:num-suffix="." style:num-format="1">
        <style:list-level-properties text:space-before="107.56mm" text:min-label-width="4.99mm"/>
      </text:list-level-style-number>
      <text:list-level-style-number text:level="10" text:style-name="Numbering_20_Symbols" loext:num-list-format="%10%." style:num-suffix="." style:num-format="1">
        <style:list-level-properties text:space-before="120.07mm" text:min-label-width="4.99m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5.29mm" fo:text-indent="-6.35mm" fo:margin-left="15.29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1.64mm" fo:text-indent="-6.35mm" fo:margin-left="21.6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7.99mm" fo:text-indent="-6.35mm" fo:margin-left="27.99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4.34mm" fo:text-indent="-6.35mm" fo:margin-left="34.34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0.69mm" fo:text-indent="-6.35mm" fo:margin-left="40.69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7.04mm" fo:text-indent="-6.35mm" fo:margin-left="47.04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3.39mm" fo:text-indent="-6.35mm" fo:margin-left="53.39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9.74mm" fo:text-indent="-6.35mm" fo:margin-left="59.74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6.09mm" fo:text-indent="-6.35mm" fo:margin-left="66.09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2.44mm" fo:text-indent="-6.35mm" fo:margin-left="72.44m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МИНИСТЕРСТВО НАУКИ И ВЫСШЕГО ОБРАЗОВАНИЯ РФ</text:p>
      <text:p text:style-name="P99">ФЕДЕРАЛЬНОЕ ГОСУДАРСТВЕННОЕ АВТОНОМНОЕ ОБРАЗОВАТЕЛЬНОЕ УЧРЕЖДЕНИЕ ВЫСШЕГО ОБРАЗОВАНИЯ </text:p>
      <text:p text:style-name="P99">«НОВОСИБИРСКИЙ НАЦИОНАЛЬНЫЙ ИССЛЕДОВАТЕЛЬСКИЙ</text:p>
      <text:p text:style-name="P90">ГОСУДАРСТВЕННЫЙ УНИВЕРСИТЕТ»<text:line-break/>(НОВОСИБИРСКИЙ ГОСУДАРСТВЕННЫЙ УНИВЕРСИТЕТ, НГУ)</text:p>
      <text:p text:style-name="P90"/>
      <text:p text:style-name="P4">Факультет информационных технологий</text:p>
      <text:p text:style-name="P4">Кафедра систем информатики</text:p>
      <text:p text:style-name="P4"/>
      <text:p text:style-name="P4">Направление подготовки 09.03.01 Информатика и вычислительная техника</text:p>
      <text:p text:style-name="P4">Направленность (профиль): Компьютерные науки и системотехника</text:p>
      <text:p text:style-name="P4"/>
      <text:p text:style-name="P4"/>
      <text:p text:style-name="P4"/>
      <text:p text:style-name="P4"/>
      <text:p text:style-name="P8">ВЫПУСКНАЯ КВАЛИФИКАЦИОННАЯ РАБОТА БАКАЛАВРА</text:p>
      <text:p text:style-name="P4"/>
      <text:p text:style-name="P4"><text:span text:style-name="T2">Савченко</text:span><text:span text:style-name="T1"> </text:span><text:span text:style-name="T2">Егора Владимировича</text:span></text:p>
      <text:p text:style-name="P4"/>
      <text:p text:style-name="P5">Тема работы: </text:p>
      <text:p text:style-name="P4"/>
      <text:p text:style-name="P12">РАЗРАБОТКА УЧЕБНОЙ СИСТЕМЫ ОЦЕНКИ СЛОЖНОСТИ ПЛАНОВ SQL 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“К защите допущен”</text:p>
            <text:p text:style-name="P6">Заведующий кафедрой: систем информатики</text:p>
            <text:p text:style-name="P6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9">Руководитель ВКР</text:p>
            <text:p text:style-name="P6">ученая степень, звание: <text:span text:style-name="T8"><text:s/></text:span><text:span text:style-name="T7">к.ф-м.н</text:span></text:p>
            <text:p text:style-name="P6">должность, место работы в НГУ:<text:span text:style-name="T8"> </text:span><text:span text:style-name="T6">доцент кафедры СИ</text:span></text:p>
          </table:table-cell>
        </table:table-row>
        <table:table-row table:style-name="Таблица1.1">
          <table:table-cell table:style-name="Таблица1.A1" office:value-type="string">
            <text:p text:style-name="P6">Лаврентьев Михаил Михайлович / __________</text:p>
            <text:p text:style-name="P13">(ФИО) / (подпись)</text:p>
            <text:p text:style-name="P14">“_____”____________ 2024г.</text:p>
          </table:table-cell>
          <table:table-cell table:style-name="Таблица1.A1" office:value-type="string">
            <text:p text:style-name="P7"><text:span text:style-name="T5">Мигинский</text:span> <text:span text:style-name="T5">Денис Сергеевич </text:span>/ </text:p>
            <text:p text:style-name="P7">___________</text:p>
            <text:p text:style-name="P13">(ФИО) / (подпись)</text:p>
            <text:p text:style-name="P14">“_____”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B3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B4" office:value-type="string">
            <text:p text:style-name="P3"/>
          </table:table-cell>
        </table:table-row>
      </table:table>
      <text:p text:style-name="P1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6">Оглавление</text:p>
          </text:index-title>
          <text:p text:style-name="P72"><text:a xlink:type="simple" xlink:href="#__RefHeading___Toc1149_1458253492" text:style-name="Index_20_Link" text:visited-style-name="Index_20_Link">ВВЕДЕНИЕ<text:tab/>4</text:a></text:p>
          <text:p text:style-name="P72"><text:a xlink:type="simple" xlink:href="#__RefHeading___Toc193_196251381" text:style-name="Index_20_Link" text:visited-style-name="Index_20_Link">ГЛАВА 1. Общее представление. Объект, цель и задачи работы<text:tab/>7</text:a></text:p>
          <text:p text:style-name="P73"><text:a xlink:type="simple" xlink:href="#__RefHeading___Toc3619_1624895549" text:style-name="Index_20_Link" text:visited-style-name="Index_20_Link">1.1 Цель<text:tab/>7</text:a></text:p>
          <text:p text:style-name="P73"><text:a xlink:type="simple" xlink:href="#__RefHeading___Toc3621_1624895549" text:style-name="Index_20_Link" text:visited-style-name="Index_20_Link">1.2 Для чего<text:tab/>8</text:a></text:p>
          <text:p text:style-name="P74"><text:a xlink:type="simple" xlink:href="#__RefHeading___Toc2912_3086023264" text:style-name="Index_20_Link" text:visited-style-name="Index_20_Link">1.2.1 Новизна<text:tab/>8</text:a></text:p>
          <text:p text:style-name="P74"><text:a xlink:type="simple" xlink:href="#__RefHeading___Toc2914_3086023264" text:style-name="Index_20_Link" text:visited-style-name="Index_20_Link">1.2.2 Актуальность работы. Описание области применения<text:tab/>8</text:a></text:p>
          <text:p text:style-name="P73"><text:a xlink:type="simple" xlink:href="#__RefHeading___Toc2916_3086023264" text:style-name="Index_20_Link" text:visited-style-name="Index_20_Link">1.3 Задачи в рамках поставленной цели<text:tab/>9</text:a></text:p>
          <text:p text:style-name="P73"><text:a xlink:type="simple" xlink:href="#__RefHeading___Toc3623_1624895549" text:style-name="Index_20_Link" text:visited-style-name="Index_20_Link">1.4 Анализ области<text:tab/>10</text:a></text:p>
          <text:p text:style-name="P74"><text:a xlink:type="simple" xlink:href="#__RefHeading___Toc2918_3086023264" text:style-name="Index_20_Link" text:visited-style-name="Index_20_Link">1.4.1 Методы исследования области<text:tab/>10</text:a></text:p>
          <text:p text:style-name="P73"><text:a xlink:type="simple" xlink:href="#__RefHeading___Toc3625_1624895549" text:style-name="Index_20_Link" text:visited-style-name="Index_20_Link">1.5 Выдвигаемые к системе требования<text:tab/>11</text:a></text:p>
          <text:p text:style-name="P73"><text:a xlink:type="simple" xlink:href="#__RefHeading___Toc3627_1624895549" text:style-name="Index_20_Link" text:visited-style-name="Index_20_Link">1.6 Результаты<text:tab/>12</text:a></text:p>
          <text:p text:style-name="P74"><text:a xlink:type="simple" xlink:href="#__RefHeading___Toc2920_3086023264" text:style-name="Index_20_Link" text:visited-style-name="Index_20_Link">1.6.1 Область применения полученных результатов и рекомендации<text:tab/>12</text:a></text:p>
          <text:p text:style-name="P73"><text:a xlink:type="simple" xlink:href="#__RefHeading___Toc3629_1624895549" text:style-name="Index_20_Link" text:visited-style-name="Index_20_Link">1.7 Возможности учебной системы<text:tab/>13</text:a></text:p>
          <text:p text:style-name="P72"><text:a xlink:type="simple" xlink:href="#__RefHeading___Toc3583_1624895549" text:style-name="Index_20_Link" text:visited-style-name="Index_20_Link">ГЛАВА 2. Реализация<text:tab/>14</text:a></text:p>
          <text:p text:style-name="P73"><text:a xlink:type="simple" xlink:href="#__RefHeading___Toc3585_1624895549" text:style-name="Index_20_Link" text:visited-style-name="Index_20_Link">2.1 Инструменты реализации<text:tab/>14</text:a></text:p>
          <text:p text:style-name="P74"><text:a xlink:type="simple" xlink:href="#__RefHeading___Toc967_2256393911" text:style-name="Index_20_Link" text:visited-style-name="Index_20_Link">2.1.1 Обоснование<text:tab/>14</text:a></text:p>
          <text:p text:style-name="P74"><text:a xlink:type="simple" xlink:href="#__RefHeading___Toc971_2256393911" text:style-name="Index_20_Link" text:visited-style-name="Index_20_Link">2.1.2 Расширяемость<text:tab/>14</text:a></text:p>
          <text:p text:style-name="P74"><text:a xlink:type="simple" xlink:href="#__RefHeading___Toc980_22563939111" text:style-name="Index_20_Link" text:visited-style-name="Index_20_Link">2.1.3 Развертывание системы<text:tab/>14</text:a></text:p>
          <text:p text:style-name="P73"><text:a xlink:type="simple" xlink:href="#__RefHeading___Toc978_2256393911" text:style-name="Index_20_Link" text:visited-style-name="Index_20_Link">2.2 Архитектура<text:tab/>16</text:a></text:p>
          <text:p text:style-name="P74"><text:a xlink:type="simple" xlink:href="#__RefHeading___Toc980_2256393911" text:style-name="Index_20_Link" text:visited-style-name="Index_20_Link">2.2.1 Концептуальное представление модуля обработки<text:tab/>16</text:a></text:p>
          <text:p text:style-name="P74"><text:a xlink:type="simple" xlink:href="#__RefHeading___Toc982_2256393911" text:style-name="Index_20_Link" text:visited-style-name="Index_20_Link">2.2.2 Чтение данных<text:tab/>16</text:a></text:p>
          <text:p text:style-name="P74"><text:a xlink:type="simple" xlink:href="#__RefHeading___Toc984_2256393911" text:style-name="Index_20_Link" text:visited-style-name="Index_20_Link">2.2.3 Структуры отображения данных<text:tab/>17</text:a></text:p>
          <text:p text:style-name="P75"><text:a xlink:type="simple" xlink:href="#__RefHeading___Toc1331_1340521475" text:style-name="Index_20_Link" text:visited-style-name="Index_20_Link">2.2.3.1 Таблицы<text:tab/>17</text:a></text:p>
          <text:p text:style-name="P75"><text:a xlink:type="simple" xlink:href="#__RefHeading___Toc1333_1340521475" text:style-name="Index_20_Link" text:visited-style-name="Index_20_Link">2.2.3.2 Индексы<text:tab/>17</text:a></text:p>
          <text:p text:style-name="P74"><text:a xlink:type="simple" xlink:href="#__RefHeading___Toc986_2256393911" text:style-name="Index_20_Link" text:visited-style-name="Index_20_Link">2.2.4 Библиотеки<text:tab/>17</text:a></text:p>
          <text:p text:style-name="P74"><text:a xlink:type="simple" xlink:href="#__RefHeading___Toc988_2256393911" text:style-name="Index_20_Link" text:visited-style-name="Index_20_Link">2.2.5 Интерфейс взаимодействия с клиентом системы<text:tab/>18</text:a></text:p>
          <text:p text:style-name="P73"><text:a xlink:type="simple" xlink:href="#__RefHeading___Toc990_2256393911" text:style-name="Index_20_Link" text:visited-style-name="Index_20_Link">2.3 Операции над данными<text:tab/>19</text:a></text:p>
          <text:p text:style-name="P74"><text:a xlink:type="simple" xlink:href="#__RefHeading___Toc2349_1624895549" text:style-name="Index_20_Link" text:visited-style-name="Index_20_Link">2.3.1 Поддерживаемые операции<text:tab/>19</text:a></text:p>
          <text:p text:style-name="P74"><text:a xlink:type="simple" xlink:href="#__RefHeading___Toc2351_1624895549" text:style-name="Index_20_Link" text:visited-style-name="Index_20_Link">2.3.2 Группы операций<text:tab/>20</text:a></text:p>
          <text:p text:style-name="P74"><text:a xlink:type="simple" xlink:href="#__RefHeading___Toc2353_1624895549" text:style-name="Index_20_Link" text:visited-style-name="Index_20_Link">2.3.3 Реализация операций<text:tab/>20</text:a></text:p>
          <text:p text:style-name="P75"><text:a xlink:type="simple" xlink:href="#__RefHeading___Toc2355_1624895549" text:style-name="Index_20_Link" text:visited-style-name="Index_20_Link">2.3.3.1 Реализация операции «Where»<text:tab/>20</text:a></text:p>
          <text:p text:style-name="P75"><text:a xlink:type="simple" xlink:href="#__RefHeading___Toc2357_1624895549" text:style-name="Index_20_Link" text:visited-style-name="Index_20_Link">2.3.3.2 Реализация операции «Join»<text:tab/>20</text:a></text:p>
          <text:p text:style-name="P75"><text:a xlink:type="simple" xlink:href="#__RefHeading___Toc2359_1624895549" text:style-name="Index_20_Link" text:visited-style-name="Index_20_Link">2.3.3.3 Реализация операции «OrderBy»<text:tab/>21</text:a></text:p>
          <text:p text:style-name="P75"><text:a xlink:type="simple" xlink:href="#__RefHeading___Toc2361_1624895549" text:style-name="Index_20_Link" text:visited-style-name="Index_20_Link">2.3.3.3 Реализация операции «GroupBy»<text:tab/>21</text:a></text:p>
          <text:p text:style-name="P73"><text:a xlink:type="simple" xlink:href="#__RefHeading___Toc2404_1624895549" text:style-name="Index_20_Link" text:visited-style-name="Index_20_Link">2.4 Обработчик запросов/подзапросов<text:tab/>22</text:a></text:p>
          <text:p text:style-name="P73"><text:a xlink:type="simple" xlink:href="#__RefHeading___Toc957_2256393911" text:style-name="Index_20_Link" text:visited-style-name="Index_20_Link">2.5 Значения<text:tab/>23</text:a></text:p>
          <text:p text:style-name="P74"><text:a xlink:type="simple" xlink:href="#__RefHeading___Toc994_2256393911" text:style-name="Index_20_Link" text:visited-style-name="Index_20_Link">2.5.1 Типы данных<text:tab/>23</text:a></text:p>
          <text:p text:style-name="P74"><text:a xlink:type="simple" xlink:href="#__RefHeading___Toc996_2256393911" text:style-name="Index_20_Link" text:visited-style-name="Index_20_Link">2.5.2 Полиморфизм типов<text:tab/>24</text:a></text:p>
          <text:p text:style-name="P73"><text:a xlink:type="simple" xlink:href="#__RefHeading___Toc683_196251381" text:style-name="Index_20_Link" text:visited-style-name="Index_20_Link">2.6 Выражение<text:tab/>25</text:a></text:p>
          <text:p text:style-name="P74"><text:a xlink:type="simple" xlink:href="#__RefHeading___Toc273_3727507447" text:style-name="Index_20_Link" text:visited-style-name="Index_20_Link">2.6.1 Обработка выражений<text:tab/>25</text:a></text:p>
          <text:p text:style-name="P75"><text:a xlink:type="simple" xlink:href="#__RefHeading___Toc273_37275074471" text:style-name="Index_20_Link" text:visited-style-name="Index_20_Link">2.6.1.1 Проверка на корректность<text:tab/>26</text:a></text:p>
          <text:p text:style-name="P75"><text:a xlink:type="simple" xlink:href="#__RefHeading___Toc273_372750744711" text:style-name="Index_20_Link" text:visited-style-name="Index_20_Link">2.6.1.2 Проверка на зависимость от контекста<text:tab/>26</text:a></text:p>
          <text:p text:style-name="P75"><text:a xlink:type="simple" xlink:href="#__RefHeading___Toc273_3727507447111" text:style-name="Index_20_Link" text:visited-style-name="Index_20_Link">2.6.1.3 Внедрение данных<text:tab/>26</text:a></text:p>
          <text:p text:style-name="P75"><text:a xlink:type="simple" xlink:href="#__RefHeading___Toc273_37275074471111" text:style-name="Index_20_Link" text:visited-style-name="Index_20_Link">2.6.1.4 Вычисление выражений<text:tab/>26</text:a></text:p>
          <text:p text:style-name="P73"><text:a xlink:type="simple" xlink:href="#__RefHeading___Toc1000_2256393911" text:style-name="Index_20_Link" text:visited-style-name="Index_20_Link">2.7 Ленивость<text:tab/>27</text:a></text:p>
          <text:p text:style-name="P74"><text:a xlink:type="simple" xlink:href="#__RefHeading___Toc2226_1624895549" text:style-name="Index_20_Link" text:visited-style-name="Index_20_Link">2.7.1 Ленивость операции сочленения данных<text:tab/>27</text:a></text:p>
          <text:p text:style-name="P73"><text:a xlink:type="simple" xlink:href="#__RefHeading___Toc1002_2256393911" text:style-name="Index_20_Link" text:visited-style-name="Index_20_Link">2.8 Кеширование запросов<text:tab/>28</text:a></text:p>
          <text:p text:style-name="P74"><text:a xlink:type="simple" xlink:href="#__RefHeading___Toc2228_1624895549" text:style-name="Index_20_Link" text:visited-style-name="Index_20_Link">2.8.1 Реализация кеширования запросов<text:tab/>28</text:a></text:p>
          <text:p text:style-name="P74"><text:a xlink:type="simple" xlink:href="#__RefHeading___Toc2230_1624895549" text:style-name="Index_20_Link" text:visited-style-name="Index_20_Link">2.8.2 Ленивость и кеширование<text:tab/>29</text:a></text:p>
          <text:p text:style-name="P73"><text:a xlink:type="simple" xlink:href="#__RefHeading___Toc1335_1340521475" text:style-name="Index_20_Link" text:visited-style-name="Index_20_Link">2.9 Оценка сложности<text:tab/>30</text:a></text:p>
          <text:p text:style-name="P73"><text:a xlink:type="simple" xlink:href="#__RefHeading___Toc1701_770649681" text:style-name="Index_20_Link" text:visited-style-name="Index_20_Link">2.10 Обработка ошибок пользователя<text:tab/>31</text:a></text:p>
          <text:p text:style-name="P74"><text:a xlink:type="simple" xlink:href="#__RefHeading___Toc1775_770649681" text:style-name="Index_20_Link" text:visited-style-name="Index_20_Link">2.10.1 Структурные ошибки<text:tab/>31</text:a></text:p>
          <text:p text:style-name="P74"><text:soft-page-break/><text:a xlink:type="simple" xlink:href="#__RefHeading___Toc1777_770649681" text:style-name="Index_20_Link" text:visited-style-name="Index_20_Link">2.10.2 Семантические ошибки<text:tab/>31</text:a></text:p>
          <text:p text:style-name="P72"><text:a xlink:type="simple" xlink:href="#__RefHeading___Toc1151_1458253492" text:style-name="Index_20_Link" text:visited-style-name="Index_20_Link">ЗАКЛЮЧЕНИЕ<text:tab/>33</text:a></text:p>
          <text:p text:style-name="P72"><text:a xlink:type="simple" xlink:href="#__RefHeading___Toc1153_1458253492" text:style-name="Index_20_Link" text:visited-style-name="Index_20_Link">СПИСОК ЛИТЕРАТУРЫ<text:tab/>34</text:a></text:p>
          <text:p text:style-name="P72"><text:a xlink:type="simple" xlink:href="#__RefHeading___Toc1155_1458253492" text:style-name="Index_20_Link" text:visited-style-name="Index_20_Link">ГЛОССАРИЙ<text:tab/>35</text:a></text:p>
          <text:p text:style-name="P72"><text:a xlink:type="simple" xlink:href="#__RefHeading___Toc1157_1458253492" text:style-name="Index_20_Link" text:visited-style-name="Index_20_Link">ПРИЛОЖЕНИЕ<text:tab/>38</text:a></text:p>
        </text:index-body>
      </text:table-of-content>
      <text:h text:style-name="Heading_20_1" text:outline-level="1" text:is-list-header="true"/>
      <text:h text:style-name="P77" text:outline-level="1"><text:bookmark-start text:name="__RefHeading___Toc1149_1458253492"/>ВВЕДЕНИЕ<text:bookmark-end text:name="__RefHeading___Toc1149_1458253492"/></text:h>
      <text:p text:style-name="P118"><text:span text:style-name="T230"><text:tab/>В современном мире информационных технологий </text:span><text:span text:style-name="T231">реляционное представление данных сыскало </text:span><text:span text:style-name="T232">огромную</text:span><text:span text:style-name="T231"> популярность. Реляционн</text:span><text:span text:style-name="T234">ый</text:span><text:span text:style-name="T231"> </text:span><text:span text:style-name="T234">подход </text:span><text:span text:style-name="T231">дает возможность достаточно гибко</text:span><text:span text:style-name="T233">го</text:span><text:span text:style-name="T231"> </text:span><text:span text:style-name="T232">управл</text:span><text:span text:style-name="T233">ения </text:span><text:span text:style-name="T236">данными</text:span><text:span text:style-name="T232">:</text:span><text:span text:style-name="T231"> в</text:span><text:span text:style-name="T232">ыб</text:span><text:span text:style-name="T233">орки</text:span><text:span text:style-name="T232"> необходим</text:span><text:span text:style-name="T233">ого</text:span><text:span text:style-name="T232"> подмножества</text:span><text:span text:style-name="T231">, модифи</text:span><text:span text:style-name="T233">кации</text:span><text:span text:style-name="T231">, </text:span><text:span text:style-name="T232">трансформ</text:span><text:span text:style-name="T233">ации</text:span><text:span text:style-name="T232"> и компози</text:span><text:span text:style-name="T233">ции</text:span><text:span text:style-name="T232"> существующ</text:span><text:span text:style-name="T233">их</text:span><text:span text:style-name="T232"> множеств, а также созда</text:span><text:span text:style-name="T233">ния</text:span><text:span text:style-name="T232"> новы</text:span><text:span text:style-name="T233">х</text:span><text:span text:style-name="T232"> </text:span><text:span text:style-name="T233">структурированных групп данных</text:span><text:span text:style-name="T231">.</text:span></text:p>
      <text:p text:style-name="Text_20_body"><text:span text:style-name="T233">Промышленные реализации стандарта</text:span><text:span text:style-name="T231"> SQL, широко применяются в различных сферах, от бизнеса до науки:</text:span><text:span text:style-name="T234"> для отслеживания товарных запасов, обработки торговых транзакций, управления большими объемами критически важных данных и т. д.</text:span><text:span text:style-name="T231">. Больша́я часть продуктов </text:span><text:span text:style-name="T232">и</text:span><text:span text:style-name="T231"> информационных </text:span><text:span text:style-name="T232">систем</text:span><text:span text:style-name="T231">, связанных с обработкой </text:span><text:span text:style-name="T233">и/</text:span><text:span text:style-name="T231">или хранением данных, так или иначе использует реляционн</text:span><text:span text:style-name="T235">ые</text:span><text:span text:style-name="T231"> хранилищ</text:span><text:span text:style-name="T235">а</text:span><text:span text:style-name="T231">. </text:span><text:span text:style-name="T234">Навыки </text:span><text:span text:style-name="T235">построения запросов к реляционным базам данных</text:span><text:span text:style-name="T234"> ценятся на рынке труда, </text:span><text:span text:style-name="T235">и </text:span><text:span text:style-name="T234">даже являются необходимыми </text:span><text:span text:style-name="T236">для</text:span><text:span text:style-name="T234"> некоторых сфер разработки </text:span><text:span text:style-name="T235">(</text:span><text:span text:style-name="T234">разработка серверной части приложений</text:span><text:span text:style-name="T235">)</text:span><text:span text:style-name="T234">.</text:span></text:p>
      <text:p text:style-name="Text_20_body"><text:span text:style-name="T212">О</text:span><text:span text:style-name="T210">снованные на реляционной модели </text:span><text:span text:style-name="T212">с</text:span><text:span text:style-name="T210">истемы хранения и обработки данных, зачастую проектируются </text:span><text:span text:style-name="T211">как инструменты для работы с большими объемами </text:span><text:span text:style-name="T212">информации</text:span><text:span text:style-name="T211">. Такие системы с одной стороны стараются организовывать хранение и обработку данных наиболее эффективно, а с другой — упростить интерфейс взаимодействия для конечного пользователя. </text:span><text:span text:style-name="T213"><text:s text:c="2"/>Пользовательское взаимодействие с системами баз данных происходит посредством языка SQL. У языка структурированных запросов есть стандарт, который описывает множество операций по определению данных (DDL) и множество операций манипулирования данными (DML). Системы баз данных реализуют этот стандарт.</text:span></text:p>
      <text:p text:style-name="Text_20_body"><text:span text:style-name="T213">Язык SQL декларативный. При создании запроса, пользователь описывает лишь необходимое множество данных, но не описывает конкретные действия для получения этого множества. Такой уровень абстракции </text:span><text:span text:style-name="T214">в общем случае </text:span><text:span text:style-name="T213">позволяет </text:span><text:span text:style-name="T214">наиболее эффективно обращаться с данными: системы баз данных берут на себя ответственность по составлению из запроса наиболее оптимального плана, а также по его исполнению, а конечному пользователю </text:span><text:soft-page-break/><text:span text:style-name="T214">остается лишь освоить принципы и операции языка структурированных запросов, </text:span><text:span text:style-name="T224">а</text:span><text:span text:style-name="T214"> не вникать в алгоритмы и подходы обработки данных. </text:span></text:p>
      <text:p text:style-name="Text_20_body"><text:span text:style-name="T215">Каждая промышленная реляционная база данных старается предоставить максимально возможную производительность в исполнении запросов. В рамках достижения этой цели декларативный пользовательский запрос необходимо преобразовать в наиболее оптимальный императивный план (последовательность операций по получению описанного </text:span><text:span text:style-name="T216">пользователем</text:span><text:span text:style-name="T215"> множества). Получение оптимального плана запроса — ключевая задача для любой системы баз данных. </text:span><text:span text:style-name="T216">Алгоритмы конкретной базы данных по построению плана запроса скрыты, зависят от конкретной реализации и не описаны каким-либо соглашением. Однако прослеживаются определенные подходы и закономерности </text:span><text:span text:style-name="T218">в</text:span><text:span text:style-name="T216"> </text:span><text:span text:style-name="T218">формировании </text:span><text:span text:style-name="T216">плана </text:span><text:span text:style-name="T218">запроса </text:span><text:span text:style-name="T216">во многих системах баз данных: на план влияет внутренняя статистика, </text:span><text:span text:style-name="T217">конкретные структуры хранения данных в памяти, реализации определенных операций над данными, дополнительные структуры данных (индексы), типы запрашиваемых данных. Все вышеперечисленные аспекты влияют на формирование </text:span><text:span text:style-name="T224">наиболее оптимального </text:span><text:span text:style-name="T217">плана запроса </text:span><text:span text:style-name="T224">и скрыты от конечного пользователя</text:span><text:span text:style-name="T217">. В общем случае пользователь либо вовсе не может влиять на план запроса, либо может очень ограничено его модифицировать.</text:span></text:p>
      <text:p text:style-name="Text_20_body"><text:span text:style-name="T209">Понимание </text:span><text:span text:style-name="T218">основ</text:span><text:span text:style-name="T209"> </text:span><text:span text:style-name="T218">оптимальной обработки больших потоков данных, принципов</text:span><text:span text:style-name="T209"> работы с </text:span><text:span text:style-name="T218">реляционными системами баз данных, а также</text:span><text:span text:style-name="T209"> способов оптимизации запросов, </text:span><text:span text:style-name="T218">все это</text:span><text:span text:style-name="T209"> — ключевы</text:span><text:span text:style-name="T218">е</text:span><text:span text:style-name="T209"> навык</text:span><text:span text:style-name="T218">и</text:span><text:span text:style-name="T209"> для программистов, стремящихся к созданию эффективных и производительных приложений. </text:span><text:span text:style-name="T223">Эти навыки являются </text:span><text:span text:style-name="T209">значим</text:span><text:span text:style-name="T223">ыми и крайне полезными</text:span><text:span text:style-name="T209"> в контексте растущей зависимости </text:span><text:span text:style-name="T223">современных информационных систем</text:span><text:span text:style-name="T209"> от реляционных </text:span><text:span text:style-name="T224">хранилищ</text:span><text:span text:style-name="T209"> данных. Сложность обработки реляционных данных, особенно при работе с объемными запросами, требует глубокого понимания принципов оптимизации запросов, индексации и структурирования баз данных. </text:span></text:p>
      <text:p text:style-name="P122"><text:soft-page-break/><text:span text:style-name="T209">Данный </text:span><text:span text:style-name="T223">выпускная квалификационная работа </text:span><text:span text:style-name="T209">направлен</text:span><text:span text:style-name="T223">а</text:span><text:span text:style-name="T209"> на исследование </text:span><text:span text:style-name="T223">существующих </text:span><text:span text:style-name="T209">методов оценки сложности </text:span><text:span text:style-name="T223">планов </text:span><text:span text:style-name="T209">SQL запросов, </text:span><text:span text:style-name="T223">и на реализацию учебной системы, применяющей изуче</text:span><text:span text:style-name="T224">н</text:span><text:span text:style-name="T223">ные </text:span><text:span text:style-name="T224">методы.</text:span><text:span text:style-name="T209"> </text:span><text:span text:style-name="T223">Она</text:span><text:span text:style-name="T209"> позволит </text:span><text:span text:style-name="T223">начинающим </text:span><text:span text:style-name="T209">программистам и разработчикам эффективнее работать с данными, повышая производительность и оптимизируя процессы обработки информации. В дальнейшем это </text:span><text:span text:style-name="T224">несомненно</text:span><text:span text:style-name="T209"> приве</text:span><text:span text:style-name="T224">дет</text:span><text:span text:style-name="T209"> к улучшению качества программного обеспечения и повышению конкурентоспособности разработчиков на рынке информационных технологий.</text:span></text:p>
      <text:h text:style-name="P77" text:outline-level="1"><text:bookmark-start text:name="__RefHeading___Toc193_196251381"/>ГЛАВА 1. <text:span text:style-name="T241">Общее представление. Объект, цел</text:span><text:span text:style-name="T242">ь</text:span><text:span text:style-name="T241"> и задачи </text:span><text:span text:style-name="T242">работы</text:span><text:bookmark-end text:name="__RefHeading___Toc193_196251381"/></text:h>
      <text:h text:style-name="Heading_20_2" text:outline-level="2"><text:bookmark-start text:name="__RefHeading___Toc3619_1624895549"/>1.1 Цель<text:bookmark-end text:name="__RefHeading___Toc3619_1624895549"/></text:h>
      <text:p text:style-name="Text_20_body"><text:bookmark text:name="docs-internal-guid-1806f243-7fff-6916-4b5a-e36539cfe1df"/><text:span text:style-name="T206">Реализовать учебный</text:span><text:span text:style-name="T208"> </text:span><text:span text:style-name="T206">инструмент построения, исполнения и оценивания </text:span><text:span text:style-name="T207">словности</text:span><text:span text:style-name="T206"> планов SQL запросов, поддерживающий основные операции по выборке/агрегации данных.</text:span></text:p>
      <text:p text:style-name="Text_20_body"><text:span text:style-name="T222">Исходя из озвученной области применения, а также из рассмотрения основных достоинств и недостатков существующего решения, исходит цель научной работы.</text:span><text:span text:style-name="T220"><text:tab/>Целью научной работы является реализация наиболее функционального </text:span><text:span text:style-name="T221">учебного </text:span><text:span text:style-name="T220">инструмента оценки сложности планов SQL запросов. </text:span></text:p>
      <text:p text:style-name="Text_20_body"><text:tab/></text:p>
      <text:p text:style-name="Text_20_body"/>
      <text:h text:style-name="P80" text:outline-level="2"><text:bookmark-start text:name="__RefHeading___Toc3621_1624895549"/>1.2 Для чего<text:bookmark-end text:name="__RefHeading___Toc3621_1624895549"/></text:h>
      <text:h text:style-name="Heading_20_3" text:outline-level="3"><text:bookmark-start text:name="__RefHeading___Toc2912_3086023264"/>1.2.1 Новизна<text:bookmark-end text:name="__RefHeading___Toc2912_3086023264"/></text:h>
      <text:p text:style-name="Text_20_body"/>
      <text:h text:style-name="Heading_20_3" text:outline-level="3"><text:bookmark-start text:name="__RefHeading___Toc2914_3086023264"/>1.2.2 Актуальность работы. <text:span text:style-name="T240">Описание области применения</text:span><text:bookmark-end text:name="__RefHeading___Toc2914_3086023264"/></text:h>
      <text:p text:style-name="Text_20_body"><text:span text:style-name="T219"><text:tab/></text:span><text:span text:style-name="T223">В рамках первого года обучения студентам образовательной программы высшего образования – программы бакалавриата: «</text:span><text:span text:style-name="T225">Информатика и вычислительная техника</text:span><text:span text:style-name="T223">», направленности «</text:span><text:span text:style-name="T225">Компьютерные науки с системотехника</text:span><text:span text:style-name="T223">», в качестве одного из курсов, предлагается дисциплина «Декларативное программирование». Одним из основных разделов дисциплины, является введение в обновы SQL и знакомство с реляционными базами данных.</text:span></text:p>
      <text:p text:style-name="Text_20_body"><text:tab/>В рамках озвученной выше дисциплины присутствует блок задач, который студент выполняет на специально подготовленном инструменте — программе на языке Haskell. Эта программа позволяет формировать планы запросов, исполнять эти планы, а также дает оценку эффективности. Студенту предлагается выступить в качестве «планировщика» запросов и на личном опыте попробовать сформировать наиболее эффективный план запроса, приводящий к нужному (описанному в задаче) множеству данных.</text:p>
      <text:p text:style-name="Text_20_body"><text:tab/>У используемого в рамках курса инструмента были выявлены следующие недостатки: отсутствие ряда важных операций над данными (существующее решение подходит лишь для решения узкого круга учебных задач и не позволяет его расширить), сложность расширения (в основном из-за выбранной платформы: довольно сложно реализовывать чисто императивные алгоритмы в рамках функционального подхода). Однако присутствует существенный плюс (который необходимо учитывать при выборе иной целевой платформы для разработки): поддержка ленивости вычислений по умолчанию.</text:p>
      <text:p text:style-name="Text_20_body"/>
      <text:p text:style-name="P91"/>
      <text:h text:style-name="P100" text:outline-level="3"/>
      <text:h text:style-name="P80" text:outline-level="2"><text:bookmark-start text:name="__RefHeading___Toc2916_3086023264"/>1.3 Задачи в рамках поставленной цели<text:bookmark-end text:name="__RefHeading___Toc2916_3086023264"/></text:h>
      <text:p text:style-name="Text_20_body"><text:bookmark text:name="docs-internal-guid-e104a35e-7fff-f4cf-b9e8-3580ed3a34f5"/>Исследовать методы оценивания сложности планов SQL запросов</text:p>
      <text:list xml:id="list1876053619" text:style-name="L1">
        <text:list-header>
          <text:p text:style-name="P103">Исследовать принципы обработки/организации данных промышленных реализаций стандарта SQL</text:p>
          <text:p text:style-name="P103">Определить множество необходимых типов данных и множество операций над ними</text:p>
          <text:p text:style-name="P103">Определить набор инструментов реализации</text:p>
          <text:p text:style-name="P103">Разработать архитектуру решения</text:p>
        </text:list-header>
      </text:list>
      <text:p text:style-name="Text_20_body"/>
      <text:h text:style-name="P81" text:outline-level="2"/>
      <text:h text:style-name="P80" text:outline-level="2"><text:bookmark-start text:name="__RefHeading___Toc3623_1624895549"/>1.<text:span text:style-name="T205">4</text:span> <text:span text:style-name="T204">Анализ области</text:span><text:bookmark-end text:name="__RefHeading___Toc3623_1624895549"/></text:h>
      <text:h text:style-name="Heading_20_3" text:outline-level="3"><text:bookmark-start text:name="__RefHeading___Toc2918_3086023264"/>1.4.1 Методы исследования области<text:bookmark-end text:name="__RefHeading___Toc2918_3086023264"/></text:h>
      <text:h text:style-name="P81" text:outline-level="2"/>
      <text:h text:style-name="P80" text:outline-level="2"><text:bookmark-start text:name="__RefHeading___Toc3625_1624895549"/>1.<text:span text:style-name="T205">5</text:span> <text:span text:style-name="T204">Выдвигаемые к системе т</text:span>ребования<text:bookmark-end text:name="__RefHeading___Toc3625_1624895549"/></text:h>
      <text:list xml:id="list42220794" text:style-name="L2">
        <text:list-header>
          <text:p text:style-name="P104"><text:bookmark text:name="docs-internal-guid-4a36f2ac-7fff-a258-37aa-79bd241b74ad"/>Реализация клиентской части системы не должна быть привязана к конкретному яп</text:p>
          <text:p text:style-name="P104">Поддержка подзапросов</text:p>
          <text:p text:style-name="P104">Поддержка ленивости</text:p>
          <text:p text:style-name="P104">Поддержка кэширования</text:p>
          <text:p text:style-name="P104">Поддержка индексов</text:p>
          <text:p text:style-name="P104">Детерминированность результата оценки</text:p>
        </text:list-header>
      </text:list>
      <text:p text:style-name="Text_20_body"/>
      <text:h text:style-name="P81" text:outline-level="2"/>
      <text:h text:style-name="P80" text:outline-level="2"><text:bookmark-start text:name="__RefHeading___Toc3627_1624895549"/>1.<text:span text:style-name="T205">6 Результаты</text:span><text:bookmark-end text:name="__RefHeading___Toc3627_1624895549"/></text:h>
      <text:h text:style-name="Heading_20_3" text:outline-level="3"><text:bookmark-start text:name="__RefHeading___Toc2920_3086023264"/>1.<text:span text:style-name="T237">6.1</text:span> <text:s/>Область применения полученных результатов и рекомендации<text:bookmark-end text:name="__RefHeading___Toc2920_3086023264"/></text:h>
      <text:h text:style-name="P81" text:outline-level="2"/>
      <text:h text:style-name="P80" text:outline-level="2"><text:bookmark-start text:name="__RefHeading___Toc3629_1624895549"/>1.<text:span text:style-name="T237">7</text:span> Возможности учебной систем<text:span text:style-name="T204">ы</text:span><text:bookmark-end text:name="__RefHeading___Toc3629_1624895549"/></text:h>
      <text:p text:style-name="P71">Хотел бы кратко рассказать о возможностях: на каком устройстве и какой объем данных можно обрабатывать (привести результаты тестов, мне кажется, это интересно). </text:p>
      <text:p text:style-name="P11"/>
      <text:h text:style-name="P78" text:outline-level="1"><text:bookmark-start text:name="__RefHeading___Toc3583_1624895549"/>ГЛАВА 2. <text:span text:style-name="T242">Реализация</text:span><text:bookmark-end text:name="__RefHeading___Toc3583_1624895549"/></text:h>
      <text:h text:style-name="Heading_20_2" text:outline-level="2"><text:bookmark-start text:name="__RefHeading___Toc3585_1624895549"/>2.1 Инструменты реализации<text:bookmark-end text:name="__RefHeading___Toc3585_1624895549"/></text:h>
      <text:p text:style-name="P28">В качестве основного инструмента реализации было принято решение использовать язык java.</text:p>
      <text:h text:style-name="P83" text:outline-level="3"><text:bookmark-start text:name="__RefHeading___Toc967_2256393911"/>2.1.1 Обоснование<text:bookmark-end text:name="__RefHeading___Toc967_2256393911"/></text:h>
      <text:p text:style-name="P119"><text:span text:style-name="T239"><text:s/></text:span><text:span text:style-name="T183">Это решение обусловлено наличием строгой типизации, объектно ориентированной природой языка, а также сравнительно высокой производительностью, относительно трудозатрат в написании кода. Кроме вышеперечисленных плюсов, язык java может похвастаться широким охватом различных сфер программирования и, как следствие, наличием внушительной обвязки. Всё вышеперечисленное и повлияло на окончательный выбор языка java в качестве основной платформы разработки </text:span><text:span text:style-name="T49">учебной системы</text:span><text:span text:style-name="T184">.</text:span></text:p>
      <text:h text:style-name="P86" text:outline-level="3"><text:bookmark-start text:name="__RefHeading___Toc971_2256393911"/>2.1.<text:span text:style-name="T238">2</text:span> Расширяемость<text:bookmark-end text:name="__RefHeading___Toc971_2256393911"/></text:h>
      <text:p text:style-name="P123"><text:span text:style-name="T184">При планировании реализации </text:span><text:span text:style-name="T49">учебной системы</text:span><text:span text:style-name="T161"> была заложена ключевая идея — разнесение логики составления </text:span><text:span text:style-name="T49">запроса</text:span><text:span text:style-name="T161"> и логики по его обработке. </text:span><text:span text:style-name="T127">Обуславливается такое решение нежеланием принуждать пользователя изучать конкретный язык программирования (Java) для изучения принципов работы команд и операторов SQL и тренировки в построении планов запросов. </text:span></text:p>
      <text:p text:style-name="P43"><text:span text:style-name="T50">Клиент системы</text:span><text:span text:style-name="T127"> может быть реализован на любом удобном в учебных целях языке программирования. Взаимодействие между клиентом и «ядром» (или обработчиком </text:span><text:span text:style-name="T50">запросов)</text:span><text:span text:style-name="T127"> происходит посредством </text:span><text:span text:style-name="T50">программного канала</text:span><text:span text:style-name="T128">.</text:span></text:p>
      <text:p text:style-name="P124"><text:span text:style-name="T80">Иными словами, в заложена ключевая точка интеграции, определяющая интерфейс взаимодействия с </text:span><text:span text:style-name="T19">учебной системой</text:span><text:span text:style-name="T80">.</text:span></text:p>
      <text:h text:style-name="P84" text:outline-level="3"><text:bookmark-start text:name="__RefHeading___Toc980_22563939111"/><text:span text:style-name="T116">2.</text:span><text:span text:style-name="T117">1</text:span><text:span text:style-name="T116">.</text:span><text:span text:style-name="T160">3</text:span><text:span text:style-name="T116"> </text:span><text:span text:style-name="T117">Развертывание системы</text:span><text:bookmark-end text:name="__RefHeading___Toc980_22563939111"/></text:h>
      <text:p text:style-name="P29"><text:span text:style-name="T80">При подходе, когда </text:span><text:span text:style-name="T19">клиент системы</text:span><text:span text:style-name="T80">, и сама система реализованы на разных языках программирования, довольно остро встает вопрос развертывания системы на клиентских устройствах. Для работы клиента необходимо одно программное окружение, для работы самой </text:span><text:span text:style-name="T19">учебной системы</text:span><text:span text:style-name="T80"> — другое, помимо всего прочего еще должен быть установлен сервер базы данных (также, необходимо дать возможность удобно конфигурировать сами таблицы реляционных данных</text:span><text:span text:style-name="T118">: например, </text:span><text:span text:style-name="T80">путем загрузки образа </text:span><text:span text:style-name="T118">в</text:span><text:span text:style-name="T80"> баз</text:span><text:span text:style-name="T118">у данных</text:span><text:span text:style-name="T80">). </text:span></text:p>
      <text:p text:style-name="P30"><text:soft-page-break/>Для решения этой задачи предлагается использовать решение контейнеризации программного обеспечения, <text:span text:style-name="T184">такое как</text:span> Docker. <text:span text:style-name="T184">Оно</text:span> позволит <text:s text:c="2"/>упаковать у<text:span text:style-name="T19">чебную систему</text:span> и базу данных в контейнер. <text:span text:style-name="T184">К</text:span>онфигурировать контейнер предлагается следующим образом: перед запуском контейнера в него копируется образ необходимой базы данных, а при запуске сервера базы данных внутри контейнера, этот образ будет автоматически применяться, кроме того, нужно будет активировать форвардинг портов для возможности вызова клиента из вне контейнера. </text:p>
      <text:p text:style-name="P30">Предложенный подход развертывания позволит <text:span text:style-name="T170">скрыть от конечного пользователя</text:span> большую часть <text:span text:style-name="T170">реализации и упростить интерфейс взаимодействия с </text:span><text:span text:style-name="T40">учебной системой</text:span><text:span text:style-name="T170">. Однако подход с контейнеризацией неудобен тем, что требует установки дополнительного программного обеспечения и базовых навыков работы с ним.</text:span></text:p>
      <text:h text:style-name="P82" text:outline-level="2" text:is-list-header="true"><text:bookmark-start text:name="__RefHeading___Toc978_2256393911"/>2.2 Архитектура<text:bookmark-end text:name="__RefHeading___Toc978_2256393911"/></text:h>
      <text:p text:style-name="P28">Глобально система состоит из трех модулей: модуль работы с базой данных, модуль обработки <text:span text:style-name="T19">запросов</text:span><text:span text:style-name="T80"> и модуль отвечающий за сериализацию/десериализацию. Планируется, что систему можно интегрировать с любым </text:span><text:span text:style-name="T19">клиентом </text:span><text:span text:style-name="T39">системы</text:span><text:span text:style-name="T116">, что позволит не привязывать учебный план к конкретному языку программирования и расширить кругозор конечного пользователя (например реализовав клиента на функциональном языке программирования). </text:span></text:p>
      <text:h text:style-name="Heading_20_3" text:outline-level="3"><text:bookmark-start text:name="__RefHeading___Toc980_2256393911"/>2.2.1 Концептуальное представление <text:span text:style-name="T169">модуля обработки</text:span><text:bookmark-end text:name="__RefHeading___Toc980_2256393911"/></text:h>
      <text:p text:style-name="P33"><text:tab/>Каждая операция по обработке реляционных данных переводит данные из начального состояния (таблица 1) в некоторое другое состояние (таблица 2). Такое упрощение позволяет выделить единый интерфейс, который будет реализовываться каждой <text:span text:style-name="T19">операцией над данными</text:span><text:span text:style-name="T80">. </text:span><text:span text:style-name="T120">В дополнение, если входной и выходной тип данных (таблица) для каждой из определенных операций одинаков, </text:span><text:span text:style-name="T42">операции над данными</text:span><text:span text:style-name="T120"> можно связывать в любой последовательности (практически в любой: любая последовательность операций должна начинаться с операции «From», так как она формирует изначальную таблицу), а это как раз и требуется при создании </text:span><text:span text:style-name="T42">учебного инструмента</text:span><text:span text:style-name="T120"> по </text:span><text:span text:style-name="T128">оцениванию </text:span><text:span text:style-name="T120">планов </text:span><text:span text:style-name="T128">SQL </text:span><text:span text:style-name="T120">запросов.</text:span></text:p>
      <text:p text:style-name="P33"><text:span text:style-name="T120"><text:tab/></text:span><text:span text:style-name="T128">В</text:span><text:span text:style-name="T120"> качестве результата работы программы пользователь получает множество (неупорядоченную таблицу) реляционных данных и некий результат оценки сложности исполненного </text:span><text:span text:style-name="T42">запроса</text:span><text:span text:style-name="T120">.</text:span></text:p>
      <text:h text:style-name="Heading_20_3" text:outline-level="3"><text:bookmark-start text:name="__RefHeading___Toc982_2256393911"/>2.2.<text:span text:style-name="T168">2</text:span> Чтение данных<text:bookmark-end text:name="__RefHeading___Toc982_2256393911"/></text:h>
      <text:p text:style-name="P31"><text:span text:style-name="T170">Чтение данных происходит из сервера базы данных при запуске </text:span><text:span text:style-name="T40">учебной системы</text:span><text:span text:style-name="T170">. Конфигурация подключения и (некоторые другие параметры) задаются в специальном файле. Чтение данных происходит посредством JDBC (Java Database Connectivity), что позволяет использовать практически любую промышленную базу данных </text:span><text:span text:style-name="T185">при использовании соответствующего драйвера</text:span><text:span text:style-name="T170">. </text:span></text:p>
      <text:p text:style-name="P32">Изначально происходит лишь чтение заголовков таблиц, а также некоторой сопутствующей метаинформации (типов данных, индексов, объем таблиц). Сами данные таблиц на этом этапе не считываются. Из заголовков и метаинформации строится отображение данных в оперативную память (п 2.2.3). </text:p>
      <text:p text:style-name="P32">Данные из базы запрашиваются <text:span text:style-name="T19">лениво</text:span> и по мере необходимости. Чтение таблиц происходит небольшими группами по 100 строк (параметр конфигурируемый). Такой подход в загрузке данных позволяет держать в оперативной памяти только необходимые для <text:soft-page-break/>обработчика данные, это положительно скажется на общей производительности <text:span text:style-name="T19">учебной систем</text:span><text:span text:style-name="T41">ы</text:span><text:span text:style-name="T119">, а чтение данных группами предотвратит излишнее клиент-серверное взаимодействие между </text:span><text:span text:style-name="T41">учебной системой</text:span><text:span text:style-name="T119"> и сервером баз данных.</text:span></text:p>
      <text:h text:style-name="Heading_20_3" text:outline-level="3"><text:bookmark-start text:name="__RefHeading___Toc984_2256393911"/>2.2.<text:span text:style-name="T168">3</text:span> Структуры отображения данных<text:bookmark-end text:name="__RefHeading___Toc984_2256393911"/></text:h>
      <text:h text:style-name="Heading_20_4" text:outline-level="4"><text:bookmark-start text:name="__RefHeading___Toc1331_1340521475"/>2.2.3.1 Таблицы<text:bookmark-end text:name="__RefHeading___Toc1331_1340521475"/></text:h>
      <text:p text:style-name="P34">Основная структура отображения данных в оперативную память — таблица данных. Таблица данных бывает «простой»: в качестве основной структуры данных используется список, и «<text:span text:style-name="T19">ленивой</text:span>»: в качестве основной структуры данных используется «поток данных» (Java Stream Api). При чтении и в процессе обработки данных используется «<text:span text:style-name="T19">ленивая</text:span><text:span text:style-name="T80">»</text:span> реализация таблицы, при формировании результата (ответа <text:span text:style-name="T19">клиенту системы</text:span>) «<text:span text:style-name="T19">ленивая</text:span>» таблица модифицируется в «простую».</text:p>
      <text:p text:style-name="P34">Помимо данных таблицы содержат в себе информацию о наименовании колонок, <text:span text:style-name="T172">названии таблицы, а также о индексах.</text:span></text:p>
      <text:h text:style-name="Heading_20_4" text:outline-level="4"><text:bookmark-start text:name="__RefHeading___Toc1333_1340521475"/>2.2.3.2 Индексы<text:bookmark-end text:name="__RefHeading___Toc1333_1340521475"/></text:h>
      <text:p text:style-name="P15">Индекс<text:span text:style-name="T80"> — это некоторая структура, являющаяся отражением индексирования данных в базе данных, либо заданная пользователем посредством применения соответствующей </text:span>операции над данными<text:span text:style-name="T80">, создаваемая с целью повышения производительности поиска, фильтрации, выборки данных.</text:span></text:p>
      <text:p text:style-name="P35"><text:span text:style-name="T80">В </text:span><text:span text:style-name="T19">учебной системе</text:span><text:span text:style-name="T80"> есть несколько разновидностей индексов, каждая их которых организует ссылки на строки данных из таблиц по-своему: с использованием </text:span><text:span text:style-name="T19">хе</text:span><text:span text:style-name="T43">ш</text:span><text:span text:style-name="T19">-таблицы</text:span><text:span text:style-name="T80">, с использованием </text:span><text:span text:style-name="T22">дерева поиска</text:span><text:span text:style-name="T82">, с помощью </text:span><text:span text:style-name="T27">битовой карты</text:span><text:span text:style-name="T90">.</text:span></text:p>
      <text:h text:style-name="Heading_20_3" text:outline-level="3"><text:bookmark-start text:name="__RefHeading___Toc986_2256393911"/>2.2.<text:span text:style-name="T168">4</text:span> Библ<text:span text:style-name="T175">и</text:span>отеки<text:bookmark-end text:name="__RefHeading___Toc986_2256393911"/></text:h>
      <text:p text:style-name="P37">При реализации <text:span text:style-name="T19">учебной системы</text:span> использовались следующие библиотеки для языка программирования Java: </text:p>
      <text:list xml:id="list3975105270" text:style-name="L3">
        <text:list-item>
          <text:p text:style-name="P105">JDBC <text:span text:style-name="T174">(postgresql-driver); lля подключения к серверу базы данных PostgreSql.</text:span></text:p>
        </text:list-item>
        <text:list-item>
          <text:p text:style-name="P106">Apache commons (lang3, collections4); для использования готовых утилит по работе с коллекциями и др.</text:p>
        </text:list-item>
        <text:list-item>
          <text:p text:style-name="P106">Jackson (core, annotations, databind); для конфигурации схемы Data Transfer Object — объекта передачи данных.</text:p>
        </text:list-item>
        <text:list-item>
          <text:p text:style-name="P106"><text:soft-page-break/>Junit (harmcrest-core, junit4); для фиксирования поведения <text:span text:style-name="T19">учебной системы</text:span> были написаны интеграционные тесты.</text:p>
        </text:list-item>
        <text:list-item>
          <text:p text:style-name="P106">Jsonscheme-generator-4, Slf4j; для генерации схемы JSON.</text:p>
        </text:list-item>
      </text:list>
      <text:h text:style-name="Heading_20_3" text:outline-level="3"><text:bookmark-start text:name="__RefHeading___Toc988_2256393911"/>2.2.<text:span text:style-name="T168">5</text:span> <text:span text:style-name="T173">Интерфейс взаимодействия с клиентом системы</text:span><text:bookmark-end text:name="__RefHeading___Toc988_2256393911"/></text:h>
      <text:p text:style-name="P36"><text:span text:style-name="T173">Взаимодействие между </text:span><text:span text:style-name="T43">клиентом системы</text:span><text:span text:style-name="T121"> и </text:span><text:span text:style-name="T43">учебной системы</text:span><text:span text:style-name="T121"> определяется схемой </text:span><text:span text:style-name="T122">JSON</text:span><text:span text:style-name="T121"> (JavaSctipt Object Notation) - объекта. Иными словами, определена схема объекта, и при вызове </text:span><text:span text:style-name="T43">учебного инструмента</text:span><text:span text:style-name="T121"> посредством программного канала происходит </text:span><text:span text:style-name="T122">процесс </text:span><text:span text:style-name="T44">десериализации</text:span><text:span text:style-name="T122"> объекта, после чего происходит процесс проверки полученного объекта на корректность с помощью определенной схемы JSON. Если объект корректен, он передается в обработчик </text:span><text:span text:style-name="T44">запроса,</text:span><text:span text:style-name="T122"> если нет — происходит исключительная ситуация. </text:span></text:p>
      <text:p text:style-name="P21">Определение схемы ожидаемого объекта, а также проверка десериализованного объекта на корректность производится с помощью библиотеки «Jackson-databind», путем задания соответствующей конфигурации.</text:p>
      <text:h text:style-name="P80" text:outline-level="2" text:is-list-header="true"><text:bookmark-start text:name="__RefHeading___Toc990_2256393911"/>2.3 Операции над данными<text:bookmark-end text:name="__RefHeading___Toc990_2256393911"/></text:h>
      <text:p text:style-name="P60"><text:span text:style-name="T19">Операция над данными</text:span> — основная единица модификации данных в рамках <text:span text:style-name="T19">учебной системы</text:span><text:span text:style-name="T80">. </text:span><text:span text:style-name="T145">С точки зрения </text:span><text:span text:style-name="T148">концептуального представления в рамках </text:span><text:span text:style-name="T68">учебной системы</text:span><text:span text:style-name="T148">, </text:span><text:span text:style-name="T68">операция над данными</text:span><text:span text:style-name="T148"> </text:span><text:span text:style-name="T145">— это </text:span><text:span text:style-name="T80">интерфейс, </text:span><text:span text:style-name="T145">обладающий следующим поведением: принимает на вход </text:span><text:span text:style-name="T65">ленивую таблицу</text:span><text:span text:style-name="T145"> и возвращает кортеж, состоящий из </text:span><text:span text:style-name="T147">другой (</text:span><text:span text:style-name="T145">модифицированной</text:span><text:span text:style-name="T147">)</text:span><text:span text:style-name="T145"> ленивой таблицы и некого объекта, инкапсулирующего информацию о сложности выполнения конкретной </text:span><text:span text:style-name="T65">операции над данными</text:span><text:span text:style-name="T145">.</text:span></text:p>
      <text:h text:style-name="Heading_20_3" text:outline-level="3"><text:bookmark-start text:name="__RefHeading___Toc2349_1624895549"/>2.3.1 <text:span text:style-name="T198">Поддерживаемые</text:span> операци<text:span text:style-name="T198">и</text:span><text:bookmark-end text:name="__RefHeading___Toc2349_1624895549"/></text:h>
      <text:p text:style-name="P57"><text:span text:style-name="T19">Учебный инструмент</text:span> поддерживает все основные операции по выборке и модификиции представления реляционных данных, <text:span text:style-name="T196">существующие</text:span> в стандарте SQL, <text:span text:style-name="T196">а также некоторые другие операци:</text:span></text:p>
      <text:list xml:id="list3187416696" text:style-name="L4">
        <text:list-item>
          <text:p text:style-name="P107">From</text:p>
        </text:list-item>
        <text:list-item>
          <text:p text:style-name="P107">Select</text:p>
        </text:list-item>
        <text:list-item>
          <text:p text:style-name="P107">Distinct</text:p>
        </text:list-item>
        <text:list-item>
          <text:p text:style-name="P107">Where</text:p>
        </text:list-item>
        <text:list-item>
          <text:p text:style-name="P107">Join (Full, Inner, Left, Right)</text:p>
        </text:list-item>
        <text:list-item>
          <text:p text:style-name="P107">Group<text:span text:style-name="T196">B</text:span>y</text:p>
        </text:list-item>
        <text:list-item>
          <text:p text:style-name="P107">Order<text:span text:style-name="T196">B</text:span>y</text:p>
        </text:list-item>
        <text:list-item>
          <text:p text:style-name="P107"><text:span text:style-name="T196">L</text:span>imit</text:p>
        </text:list-item>
        <text:list-item>
          <text:p text:style-name="P107">Offset</text:p>
        </text:list-item>
        <text:list-item>
          <text:p text:style-name="P107">Alias</text:p>
        </text:list-item>
        <text:list-item>
          <text:p text:style-name="P107">ConstructIndex</text:p>
        </text:list-item>
      </text:list>
      <text:p text:style-name="P58"><text:tab/><text:span text:style-name="T196">Список выше — конкретные классы, реализующие интерфейс </text:span><text:span text:style-name="T66">операции <text:s/>над данными</text:span><text:span text:style-name="T146">. При десериализации пользовательского запроса, создаются экземпляры этих классов и полученная структура передается в </text:span><text:span text:style-name="T66">обработчик запроса</text:span><text:span text:style-name="T146">. В основном все операции имеют схожий с написанием запроса к </text:span><text:span text:style-name="T147">базам</text:span><text:span text:style-name="T146"> данных интерфейс определения: при создании операции «From» указывается наименование таблицы, откуда следует брать данные, при создании операции «Where» указывается выражение, по которому необходимо производить </text:span><text:soft-page-break/><text:span text:style-name="T146">фильтрацию данных </text:span><text:span text:style-name="T147">и т.д.</text:span><text:span text:style-name="T146"> . </text:span><text:span text:style-name="T147">Однако некоторые </text:span><text:span text:style-name="T67">операции над данными</text:span><text:span text:style-name="T147"> несколько расширяют «стандартный» (используемый при создании запросов к системам баз данных) интерфейс определения: например операция «Join» помимо таблицы (с которой будет сочленяться текущий поток данных) и выражения, требует еще и стратегию сочленения.</text:span></text:p>
      <text:p text:style-name="P58"><text:span text:style-name="T147"><text:tab/></text:span><text:span text:style-name="T67">Операции над данными</text:span><text:span text:style-name="T147"> выполняются в той последовательности, в которой их задал пользователь. Операции могут встречаться в </text:span><text:span text:style-name="T67">запросе</text:span><text:span text:style-name="T147"> любое число раз и в любой </text:span><text:span text:style-name="T148">очередности</text:span><text:span text:style-name="T147"> (исключение — операция «From», так как она формирует поток данных и в рамках одной ветки плана запроса может встречаться </text:span><text:span text:style-name="T148">лишь </text:span><text:span text:style-name="T147">единажды и находиться только на начальной позиции).</text:span></text:p>
      <text:h text:style-name="P85" text:outline-level="3"><text:bookmark-start text:name="__RefHeading___Toc2351_1624895549"/>2.3.<text:span text:style-name="T197">2</text:span> <text:span text:style-name="T197">Группы операций</text:span><text:bookmark-end text:name="__RefHeading___Toc2351_1624895549"/></text:h>
      <text:p text:style-name="P61"><text:tab/><text:span text:style-name="T197">В рамках реализации </text:span><text:span text:style-name="T68">учебной системы</text:span><text:span text:style-name="T148"> существует разделение всех </text:span><text:span text:style-name="T68">операций над данными</text:span><text:span text:style-name="T148"> на группы: ленивые / убивающие ленивость </text:span><text:span text:style-name="T149">(раздел 2.7)</text:span><text:span text:style-name="T148">, простые / сложные </text:span><text:span text:style-name="T149">(операции, требующие в качестве параметра </text:span><text:span text:style-name="T69">обработчик запроса</text:span><text:span text:style-name="T149">)</text:span><text:span text:style-name="T148">. </text:span><text:span text:style-name="T149">Такое разделение позволяет сузить список параметров метода исполнения конкретной операции до минимума, что улучшает читаемость кода.</text:span></text:p>
      <text:h text:style-name="Heading_20_3" text:outline-level="3"><text:bookmark-start text:name="__RefHeading___Toc2353_1624895549"/><text:span text:style-name="T149">2.</text:span><text:span text:style-name="T80">3.3 Реализация операций</text:span><text:bookmark-end text:name="__RefHeading___Toc2353_1624895549"/></text:h>
      <text:p text:style-name="P62">В целом, при описанной декомпозиции структур данных и <text:span text:style-name="T80">операций над ними, реализация единичной </text:span><text:span text:style-name="T19">операции над данными</text:span><text:span text:style-name="T80"> — довольно тривиальная задача </text:span><text:span text:style-name="T150">(за небольшим исключением)</text:span><text:span text:style-name="T80">, в некоторых случаях (Limit, Offset), ограничивающаяся </text:span><text:span text:style-name="T150">лишь </text:span><text:span text:style-name="T80">вызовом соответствующего метода для потока данных. </text:span><text:span text:style-name="T150">Поэтому, реализация некоторых операций отсутствует либо описана кратко:</text:span></text:p>
      <text:h text:style-name="Heading_20_4" text:outline-level="4"><text:bookmark-start text:name="__RefHeading___Toc2355_1624895549"/><text:span text:style-name="T80">2.3.3.</text:span><text:span text:style-name="T150">1</text:span><text:span text:style-name="T80"> Реализация операци</text:span><text:span text:style-name="T150">и «Where»</text:span><text:bookmark-end text:name="__RefHeading___Toc2355_1624895549"/></text:h>
      <text:p text:style-name="P63"><text:span text:style-name="T80">Из </text:span><text:span text:style-name="T19">выражения</text:span><text:span text:style-name="T80"> (параметр конструктора экземпляра класса «Where») составляется предикат, по которому фильтруется поток данных. В случае, если предикат зависит от текущего потока данных (в </text:span><text:span text:style-name="T19">выражении</text:span><text:span text:style-name="T80"> есть ссылка на текущую колонку данных), предикат создается для каждого элемента потока.</text:span></text:p>
      <text:h text:style-name="Heading_20_4" text:outline-level="4"><text:bookmark-start text:name="__RefHeading___Toc2357_1624895549"/>2.3.3.<text:span text:style-name="T200">2</text:span> Реализация операции «Join»<text:bookmark-end text:name="__RefHeading___Toc2357_1624895549"/></text:h>
      <text:p text:style-name="P63">В первую очередь вычисляется сочленяемая таблица <text:span text:style-name="T199">с помощью </text:span><text:span text:style-name="T70">обработчика запросов</text:span><text:span text:style-name="T151">. После чего, как и в случае с операцией «Where», создается предикат из выражения. Предикат применяется к потоку данных, полученному в результате конкретной реализации стратегии сочленения данных: «loop», «hash», «merge».</text:span></text:p>
      <text:list xml:id="list1830783921" text:style-name="L5">
        <text:list-item>
          <text:p text:style-name="P108"><text:soft-page-break/><text:span text:style-name="T80">Loop — поток данных образуется в следствии цикла </text:span><text:span text:style-name="T152">(ленивость сохраняется для двух потоков)</text:span><text:span text:style-name="T80">.</text:span></text:p>
        </text:list-item>
        <text:list-item>
          <text:p text:style-name="P108">Hash — строится <text:span text:style-name="T19">хеш-таблица</text:span> для текущего потока (убивает ленивость), поток данных сочленяемой таблицы обрабатывается лениво. <text:span text:style-name="T200">Учитываются </text:span><text:span text:style-name="T71">индексы</text:span><text:span text:style-name="T152">.</text:span></text:p>
        </text:list-item>
        <text:list-item>
          <text:p text:style-name="P109">Merge — <text:span text:style-name="T200">сортируются оба потока (убивает ленивость двух потоков).</text:span> <text:span text:style-name="T200">Учитываются </text:span><text:span text:style-name="T71">индексы</text:span><text:span text:style-name="T152">.</text:span></text:p>
          <text:list>
            <text:list-header>
              <text:p text:style-name="P110"><text:span text:style-name="T152">Полученный поток </text:span><text:span text:style-name="T71">строк данных</text:span><text:span text:style-name="T152"> фильтруется предикатом, и дополняется в зависимости от типа операции «Join»: Full, Inner, Left, Right.</text:span></text:p>
            </text:list-header>
          </text:list>
        </text:list-item>
      </text:list>
      <text:h text:style-name="P87" text:outline-level="4"><text:bookmark-start text:name="__RefHeading___Toc2359_1624895549"/>2.3.3.<text:span text:style-name="T200">3</text:span> Реализация операци<text:span text:style-name="T200">и</text:span> «OrderBy»<text:bookmark-end text:name="__RefHeading___Toc2359_1624895549"/></text:h>
      <text:p text:style-name="P65">Поток данных фильтруется в соответствии с компаратором, составленным из выбранной пользователем последовательности колонок. </text:p>
      <text:h text:style-name="P87" text:outline-level="4"><text:bookmark-start text:name="__RefHeading___Toc2361_1624895549"/>2.3.3.<text:span text:style-name="T200">3</text:span> Реализация операци<text:span text:style-name="T200">и</text:span> «<text:span text:style-name="T200">Group</text:span>By»<text:bookmark-end text:name="__RefHeading___Toc2361_1624895549"/></text:h>
      <text:p text:style-name="P59"><text:span text:style-name="T200">Поток данных группируется в соответствии с составленной пользователем последовательностью кортежей типа: «колонка—функция агрегации/</text:span><text:span text:style-name="T201">выборки данных».</text:span></text:p>
      <text:p text:style-name="P64"><text:span text:style-name="T201">Ф</text:span>ункции агрегации/выборки данных <text:span text:style-name="T72">полиморфны</text:span><text:span text:style-name="T153">. </text:span><text:span text:style-name="T72">Учебный инструмент</text:span><text:span text:style-name="T153"> поддерживает следующие функции </text:span><text:span text:style-name="T80">агрегации/выборки</text:span>:</text:p>
      <text:list xml:id="list2298467158" text:style-name="L6">
        <text:list-item>
          <text:p text:style-name="P112">«Min»</text:p>
        </text:list-item>
        <text:list-item>
          <text:p text:style-name="P112">«<text:span text:style-name="T201">Max</text:span>»</text:p>
        </text:list-item>
        <text:list-item>
          <text:p text:style-name="P112">«<text:span text:style-name="T201">Sum</text:span>»</text:p>
        </text:list-item>
        <text:list-item>
          <text:p text:style-name="P112">«<text:span text:style-name="T201">Count</text:span>»</text:p>
        </text:list-item>
        <text:list-item>
          <text:p text:style-name="P111"><text:span text:style-name="T200">«</text:span><text:span text:style-name="T201">Avg</text:span><text:span text:style-name="T200">» </text:span><text:span text:style-name="T201">(среднее значение)</text:span></text:p>
        </text:list-item>
      </text:list>
      <text:h text:style-name="P80" text:outline-level="2"><text:bookmark-start text:name="__RefHeading___Toc2404_1624895549"/>2.4 Обработчик запросов/<text:span text:style-name="T202">подзапросов</text:span><text:bookmark-end text:name="__RefHeading___Toc2404_1624895549"/></text:h>
      <text:p text:style-name="P66"><text:span text:style-name="T19">План запроса</text:span> (запрос) — ключевая сущность <text:span text:style-name="T19">учебной системы</text:span><text:span text:style-name="T80">, </text:span><text:span text:style-name="T154">представляющая собой последовательность</text:span><text:span text:style-name="T80"> </text:span><text:span text:style-name="T19">операций над данными</text:span><text:span text:style-name="T80">. </text:span><text:span text:style-name="T154">Обработчик запросов — модуль, объединяющий функционал по просчитываю </text:span><text:span text:style-name="T73">запроса</text:span><text:span text:style-name="T154">, оцениванию его сложности, а также учитыванию </text:span><text:span text:style-name="T73">кеша</text:span><text:span text:style-name="T154">. </text:span></text:p>
      <text:p text:style-name="P67"><text:span text:style-name="T155">При создании пользователем </text:span><text:span text:style-name="T74">плана запроса</text:span><text:span text:style-name="T155">, посредством </text:span><text:span text:style-name="T74">клиента системы</text:span><text:span text:style-name="T155">, </text:span><text:span text:style-name="T74">запрос</text:span><text:span text:style-name="T155"> попадает о обработчик. </text:span><text:span text:style-name="T154">Результатом работы обработчика является кортеж типа «</text:span><text:span text:style-name="T73">Ленивая таблица</text:span><text:span text:style-name="T154"> / результат сложности получения этой </text:span><text:span text:style-name="T73">ленивой таблицы</text:span><text:span text:style-name="T154">». </text:span><text:span text:style-name="T155">После работы обработчика </text:span><text:span text:style-name="T74">ленивая таблица</text:span><text:span text:style-name="T155"> потребляется (переходит в обычную), только после этого процесса можно считывать корректную сложность </text:span><text:span text:style-name="T74">плана запроса</text:span><text:span text:style-name="T155"> </text:span><text:span text:style-name="T156">и возвращать </text:span><text:span text:style-name="T75">клиенту системы</text:span><text:span text:style-name="T156"> результат. </text:span></text:p>
      <text:p text:style-name="P23"><text:s/></text:p>
      <text:h text:style-name="P80" text:outline-level="2"><text:bookmark-start text:name="__RefHeading___Toc957_2256393911"/>2.<text:span text:style-name="T203">5</text:span> Значения<text:bookmark-end text:name="__RefHeading___Toc957_2256393911"/></text:h>
      <text:p text:style-name="P38"><text:span text:style-name="T177">Учебный и</text:span>нструмент поддерживает небольшое подмножество типов данных <text:span text:style-name="T177">стандарта SQL</text:span>. Это связано иррелевантностью поддержки сложных типов данных <text:span text:style-name="T177">(</text:span><text:span text:style-name="T182">например </text:span><text:span text:style-name="T177">таких как blob или ts-vector) </text:span>в рамках обучающей системы.</text:p>
      <text:p text:style-name="P39"><text:span text:style-name="T19">Значения</text:span> задаются пользователем и являются частью выражений, а также из <text:span text:style-name="T19">значений</text:span> состоят <text:span text:style-name="T19">строки данных</text:span><text:span text:style-name="T80">, формирующие </text:span><text:span text:style-name="T126">наполнение</text:span><text:span text:style-name="T80"> </text:span><text:span text:style-name="T19">таблиц</text:span><text:span text:style-name="T80">. </text:span><text:span text:style-name="T19">Значение</text:span><text:span text:style-name="T80"> — интерфейс, реализуемый конкретными типами. Благодаря </text:span><text:span text:style-name="T126">выделению</text:span><text:span text:style-name="T80"> данного интерфейса (а именно конкретизации </text:span><text:span text:style-name="T126">определенного</text:span><text:span text:style-name="T80"> подмножества </text:span><text:span text:style-name="T126">интерфейса «</text:span><text:span text:style-name="T48">выражение</text:span><text:span text:style-name="T126">»</text:span><text:span text:style-name="T80">) удалось упростить логику обработки и организации данных: в </text:span><text:span text:style-name="T19">таблицах</text:span><text:span text:style-name="T80"> присутствуют исключительно данные, а не <text:s/>логические, арифметические и другие операции над ними.</text:span></text:p>
      <text:h text:style-name="Heading_20_3" text:outline-level="3"><text:bookmark-start text:name="__RefHeading___Toc994_2256393911"/>2.<text:span text:style-name="T203">5</text:span>.1 Типы данных<text:bookmark-end text:name="__RefHeading___Toc994_2256393911"/></text:h>
      <text:p text:style-name="P39">Типы данных представлены в <text:span text:style-name="T19">учебной системе</text:span> в виде оберток над примитивными или составными типами данных языка Java. <text:span text:style-name="T178">Обертки необходимы так как они позволяют модифицировать поведение типов (что довольно удобно, </text:span><text:span text:style-name="T179">это </text:span><text:span text:style-name="T178">позволяет декомпозировать логику взаимодействия и <text:s/></text:span><text:span text:style-name="T182">следовать</text:span><text:span text:style-name="T178"> принципам </text:span><text:span text:style-name="T45">объектно ориентированного подхода программирования</text:span><text:span text:style-name="T178">). </text:span><text:span text:style-name="T179">Кроме того, именно наличие оберток позволило унаследовать поведение интерфейса «</text:span><text:span text:style-name="T46">значение</text:span><text:span text:style-name="T123">» (так как нет возможности модифицировать встроенные в язык типы данных).</text:span></text:p>
      <text:p text:style-name="P40"><text:span text:style-name="T80">Поддерживаемые </text:span><text:span text:style-name="T19">учебной системой</text:span><text:span text:style-name="T80"> типы данных:</text:span></text:p>
      <text:list xml:id="list1082786691" text:style-name="L7">
        <text:list-item>
          <text:p text:style-name="P113">NullValue</text:p>
        </text:list-item>
        <text:list-item>
          <text:p text:style-name="P113">BooleanValue</text:p>
        </text:list-item>
        <text:list-item>
          <text:p text:style-name="P113">StringValue</text:p>
        </text:list-item>
        <text:list-item>
          <text:p text:style-name="P113">IntegerNumber</text:p>
        </text:list-item>
        <text:list-item>
          <text:p text:style-name="P113">LongNumber</text:p>
        </text:list-item>
        <text:list-item>
          <text:p text:style-name="P113">FloatNumber</text:p>
        </text:list-item>
        <text:list-item>
          <text:p text:style-name="P113">DoubleNumber</text:p>
        </text:list-item>
        <text:list-item>
          <text:p text:style-name="P113">BigDecimalNumber</text:p>
        </text:list-item>
        <text:list-item>
          <text:p text:style-name="P113">TimestampValue</text:p>
        </text:list-item>
      </text:list>
      <text:h text:style-name="Heading_20_3" text:outline-level="3"><text:bookmark-start text:name="__RefHeading___Toc996_2256393911"/><text:soft-page-break/>2.<text:span text:style-name="T203">5</text:span>.2 Полиморфизм типов<text:bookmark-end text:name="__RefHeading___Toc996_2256393911"/></text:h>
      <text:p text:style-name="P41">Над каждым типов данных задано конкретное множество операций <text:span text:style-name="T180">(есть ряд </text:span><text:span text:style-name="T47">операторов</text:span><text:span text:style-name="T124">, применимых только к определенным типам данных</text:span><text:span text:style-name="T125">:</text:span><text:span text:style-name="T124"> </text:span><text:span text:style-name="T125">н</text:span><text:span text:style-name="T124">апример </text:span><text:span text:style-name="T47">оператор</text:span><text:span text:style-name="T124"> «like» может быть применен только к строковым </text:span><text:span text:style-name="T47">значениям</text:span><text:span text:style-name="T180">)</text:span>. Тип операции задается соответствующим <text:span text:style-name="T19">оператором</text:span><text:span text:style-name="T80">. </text:span><text:span text:style-name="T19">Операторы</text:span><text:span text:style-name="T80"> делятся на две группы по типу: логические и арифметические, и на три группы по арности: унарные, бинарные и тернарные.</text:span></text:p>
      <text:p text:style-name="P42">Для корректной <text:span text:style-name="T181">и лаконичной </text:span>реализации взаимодействия типов, а именно применения различных операций сравнения (порядка 6 единиц в стандарте SQL), арифметических и других операций, применяется <text:span text:style-name="T181">механизм </text:span>полиморфизм<text:span text:style-name="T181">а языка Java. Все типы учебной системы реализуют интерфейс «Comparable», а также переопределяют метод «Equals», это позволяет передать большую часть работы по обработке операций над типами под ответственность языка.</text:span></text:p>
      <text:h text:style-name="P80" text:outline-level="2"><text:bookmark-start text:name="__RefHeading___Toc683_196251381"/><text:span text:style-name="T18">2.</text:span><text:span text:style-name="T203">6</text:span><text:span text:style-name="T18"> </text:span>Выражение<text:bookmark-end text:name="__RefHeading___Toc683_196251381"/></text:h>
      <text:p text:style-name="P16"><text:span text:style-name="T22">Выражение</text:span> — <text:span text:style-name="T165">одна из ключевых частей формирования запроса. Оно используется при задании некоторых </text:span><text:span text:style-name="T30">операций над </text:span><text:span text:style-name="T35">данными</text:span><text:span text:style-name="T165">, а именно, как часть </text:span><text:span text:style-name="T106">операции </text:span><text:span text:style-name="T165">фильтрации (Where) и как часть </text:span><text:span text:style-name="T106">операции</text:span><text:span text:style-name="T165"> соединения данных (Join). </text:span></text:p>
      <text:p text:style-name="P16"><text:span text:style-name="T23">Выражение</text:span><text:span text:style-name="T83"> позволяет описывать как именно необходимо манипулировать </text:span><text:span text:style-name="T23">строками данных</text:span><text:span text:style-name="T83">: корректно заданное </text:span><text:span text:style-name="T23">выражение</text:span><text:span text:style-name="T83"> позволяет ответить на вопрос: «</text:span><text:span text:style-name="T84">Подходит ли текущая строка по заданному условию?</text:span><text:span text:style-name="T83">». </text:span><text:span text:style-name="T84">Иными словами, корректное выражение </text:span><text:span text:style-name="T86">в результате</text:span><text:span text:style-name="T84"> </text:span><text:span text:style-name="T86">процесса </text:span><text:span text:style-name="T24">внедрения данных</text:span><text:span text:style-name="T86"> и процесса </text:span><text:span text:style-name="T24">просчета данных</text:span><text:span text:style-name="T86"> выдает </text:span><text:span text:style-name="T24">значение</text:span><text:span text:style-name="T86"> типа BooleanValue.</text:span></text:p>
      <text:p text:style-name="P17"><text:span text:style-name="T24">В</text:span><text:span text:style-name="T22">ыражение</text:span><text:span text:style-name="T82">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</text:span><text:span text:style-name="T22">выражением</text:span><text:span text:style-name="T82">. Узлы дерева строго типизированы и представляют из себя либо операции над </text:span><text:span text:style-name="T22">выражениями</text:span><text:span text:style-name="T82">, либо непосредственно </text:span><text:span text:style-name="T22">значения</text:span><text:span text:style-name="T82"> (списки значений), либо </text:span><text:span text:style-name="T22">подзапросы</text:span><text:span text:style-name="T82">. </text:span></text:p>
      <text:p text:style-name="P18"><text:span text:style-name="T82">Выражение с точки зрения реализации — интерфейс, у которого есть несколько реализаций: </text:span><text:span text:style-name="T25">значение</text:span><text:span text:style-name="T88">, унарная операция, бинарная операция, тернарная операция, список значений, подтаблица (обертка, хранящая в себе </text:span><text:span text:style-name="T26">подзапрос</text:span><text:span text:style-name="T88">, необходимая для корректной манипуляции с выражением). Такая иерархия структур данных позволяет задавать в строго типизированным виде </text:span><text:span text:style-name="T25">выражения</text:span><text:span text:style-name="T88"> любой сложности и </text:span><text:span text:style-name="T89">напоминает</text:span><text:span text:style-name="T88"> </text:span><text:span text:style-name="T89">способ </text:span><text:span text:style-name="T91">представления </text:span><text:span text:style-name="T89">выражений в промышленных реализациях стандарта SQL.</text:span></text:p>
      <text:h text:style-name="Heading_20_3" text:outline-level="3"><text:bookmark-start text:name="__RefHeading___Toc273_3727507447"/>2.<text:span text:style-name="T203">6</text:span>.1 Обработка выражений<text:bookmark-end text:name="__RefHeading___Toc273_3727507447"/></text:h>
      <text:p text:style-name="P19">Обработка <text:span text:style-name="T19">выражений</text:span><text:span text:style-name="T80"> происходит в процессе обработки соответствующей </text:span><text:span text:style-name="T29">операции </text:span><text:span text:style-name="T33">над данными</text:span><text:span text:style-name="T107"> (к которым применимо </text:span><text:span text:style-name="T29">выражение</text:span><text:span text:style-name="T107">) и заключается в прохождении </text:span><text:span text:style-name="T108">четырех</text:span><text:span text:style-name="T107"> этапов: </text:span><text:span text:style-name="T108">проверки </text:span><text:span text:style-name="T31">выражения</text:span><text:span text:style-name="T108"> на корректность, проверки </text:span><text:span text:style-name="T31">выражения</text:span><text:span text:style-name="T108"> на зависимость от контекста, внедрении данных, просчет </text:span><text:span text:style-name="T31">выражения</text:span><text:span text:style-name="T108">. </text:span></text:p>
      <text:p text:style-name="P19"><text:span text:style-name="T108">Благодаря тому, что каждая часть </text:span><text:span text:style-name="T31">выражения</text:span><text:span text:style-name="T108"> (узел дерева) также является </text:span><text:span text:style-name="T31">выражением</text:span><text:span text:style-name="T108">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109">Данный шаблон позволяет удобно складывать операции на стек вызовов, а также откладывать выполнение некоторых операций непосредственно до необходимости их просчета, что следует принципам ленивой обработки </text:span><text:span text:style-name="T32">выражений</text:span><text:span text:style-name="T109">. </text:span><text:span text:style-name="T32">Выражения</text:span><text:span text:style-name="T109"> обрабатываются </text:span><text:span text:style-name="T32">лениво</text:span><text:span text:style-name="T109">.</text:span></text:p>
      <text:h text:style-name="Heading_20_4" text:outline-level="4"><text:bookmark-start text:name="__RefHeading___Toc273_37275074471"/><text:soft-page-break/><text:span text:style-name="T109">2.</text:span><text:span text:style-name="T157">6</text:span><text:span text:style-name="T109">.1</text:span><text:span text:style-name="T110">.1</text:span><text:span text:style-name="T109"> </text:span><text:span text:style-name="T110">Проверка на корректность</text:span><text:bookmark-end text:name="__RefHeading___Toc273_37275074471"/></text:h>
      <text:p text:style-name="P24"><text:span text:style-name="T80">На первом этапе обработки </text:span><text:span text:style-name="T19">выражения</text:span><text:span text:style-name="T80"> происходит проверка на корректность. Она заключается в определении типа данных, который будет получен после </text:span><text:span text:style-name="T19">просчета выражения</text:span><text:span text:style-name="T80"> </text:span><text:span text:style-name="T111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 </text:span><text:span text:style-name="T129">данных</text:span><text:span text:style-name="T111">) </text:span><text:span text:style-name="T80">и в выявлении несоответствия типов </text:span><text:span text:style-name="T19">значений</text:span><text:span text:style-name="T80">, <text:s/></text:span><text:span text:style-name="T19">операторов</text:span><text:span text:style-name="T80"> </text:span><text:span text:style-name="T111">и</text:span><text:span text:style-name="T80"> </text:span><text:span text:style-name="T34">операций</text:span><text:span text:style-name="T111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88" text:outline-level="4"><text:bookmark-start text:name="__RefHeading___Toc273_372750744711"/><text:span text:style-name="T109">2.</text:span><text:span text:style-name="T157">6</text:span><text:span text:style-name="T109">.1</text:span><text:span text:style-name="T110">.2</text:span><text:span text:style-name="T109"> </text:span><text:span text:style-name="T110">Проверка на зависимость от контекста</text:span><text:bookmark-end text:name="__RefHeading___Toc273_372750744711"/></text:h>
      <text:p text:style-name="P25"><text:span text:style-name="T33">В</text:span><text:span text:style-name="T19">ыражения</text:span><text:span text:style-name="T80"> разделяются на несколько видов в зависимости от их отношения к текущему контексту исполнения: </text:span><text:span text:style-name="T36">контекстно-свободные</text:span><text:span text:style-name="T112">, </text:span><text:span text:style-name="T36">контекстно-зависимые</text:span><text:span text:style-name="T112">, </text:span><text:span text:style-name="T36">свободные для контекста</text:span><text:span text:style-name="T112">. На данном этапе обработки выявляется, является ли </text:span><text:span text:style-name="T36">выражение</text:span><text:span text:style-name="T112"> </text:span><text:span text:style-name="T36">свободным для контекста</text:span><text:span text:style-name="T112">. Это позволяет сократить общее количество манипуляций и следовать принципам </text:span><text:span text:style-name="T36">ленивости</text:span><text:span text:style-name="T112">: в случае, если </text:span><text:span text:style-name="T36">выражение</text:span><text:span text:style-name="T112"> не зависит от текущего контекста (иными словами, является свободным для текущего контекста), его можно просчитать единожды, а не выполнять операцию </text:span><text:span text:style-name="T36">внедрения данных</text:span><text:span text:style-name="T112"> для каждой текущей </text:span><text:span text:style-name="T36">стоки данных</text:span><text:span text:style-name="T112">. </text:span></text:p>
      <text:h text:style-name="P88" text:outline-level="4"><text:bookmark-start text:name="__RefHeading___Toc273_3727507447111"/><text:span text:style-name="T109">2.</text:span><text:span text:style-name="T157">6</text:span><text:span text:style-name="T109">.1</text:span><text:span text:style-name="T110">.3</text:span><text:span text:style-name="T109"> </text:span><text:span text:style-name="T110">Внедрение данных</text:span><text:bookmark-end text:name="__RefHeading___Toc273_3727507447111"/></text:h>
      <text:p text:style-name="P26"><text:span text:style-name="T33">В</text:span><text:span text:style-name="T19">недрение данных</text:span><text:span text:style-name="T80"> — это операция по подстановке </text:span><text:span text:style-name="T19">значений</text:span><text:span text:style-name="T80"> в специально-отведенные места в выражениях (</text:span><text:span text:style-name="T114">указывающие</text:span><text:span text:style-name="T80"> на конкретн</text:span><text:span text:style-name="T114">ые</text:span><text:span text:style-name="T80"> колонк</text:span><text:span text:style-name="T114">и</text:span><text:span text:style-name="T80"> данных). Операция внедрения данных необходима только для <text:s/></text:span><text:span text:style-name="T36">контекстно-зависимы</text:span><text:span text:style-name="T19">х</text:span><text:span text:style-name="T80"> </text:span><text:span text:style-name="T19">выражений</text:span><text:span text:style-name="T80">.</text:span></text:p>
      <text:h text:style-name="P88" text:outline-level="4"><text:bookmark-start text:name="__RefHeading___Toc273_37275074471111"/><text:span text:style-name="T109">2.</text:span><text:span text:style-name="T157">6</text:span><text:span text:style-name="T109">.1</text:span><text:span text:style-name="T110">.4</text:span><text:span text:style-name="T109"> </text:span><text:span text:style-name="T110">Вычисление выражени</text:span><text:span text:style-name="T115">й</text:span><text:bookmark-end text:name="__RefHeading___Toc273_37275074471111"/></text:h>
      <text:p text:style-name="P27"><text:span text:style-name="T38">П</text:span><text:span text:style-name="T19">росчет выражения</text:span><text:span text:style-name="T80"> может производится только при отсутствии в нем <text:s/>специально отведенных мест, указывающих на конкретные колонки данных, это достигается само по себе для </text:span><text:span text:style-name="T19">контекстно-свободных выражений</text:span><text:span text:style-name="T80"> (исходя из определения) и после стадии </text:span><text:span text:style-name="T19">внедрения данных</text:span><text:span text:style-name="T80"> для </text:span><text:span text:style-name="T19">контекстно-зависимых выражений</text:span><text:span text:style-name="T80">. </text:span></text:p>
      <text:p text:style-name="P20"/>
      <text:p text:style-name="P120"><text:span text:style-name="T110">В</text:span><text:span text:style-name="T114">се этапы обработки </text:span><text:span text:style-name="T77">выражений</text:span><text:span text:style-name="T114"> происходят посредством применения соответствующих реализаций «посетителей». Обработка происходит </text:span><text:span text:style-name="T77">рекурсивно</text:span><text:span text:style-name="T114">, </text:span><text:span text:style-name="T77">лениво</text:span><text:span text:style-name="T114"> и не </text:span><text:span text:style-name="T77">мутирует</text:span><text:span text:style-name="T114"> исходное пользовательское </text:span><text:span text:style-name="T77">выражение</text:span><text:span text:style-name="T114">.</text:span></text:p>
      <text:h text:style-name="P80" text:outline-level="2"><text:bookmark-start text:name="__RefHeading___Toc1000_2256393911"/>2.<text:span text:style-name="T238">7</text:span> Ленивость<text:bookmark-end text:name="__RefHeading___Toc1000_2256393911"/></text:h>
      <text:p text:style-name="P54"><text:span text:style-name="T19">Ленивость</text:span> — одно из ключевых требований, которым должна следовать <text:span text:style-name="T19">учебная система</text:span><text:span text:style-name="T80">. </text:span><text:span text:style-name="T19">Учебный инструмент</text:span><text:span text:style-name="T80"> должен напоминать работу промышленного движка базы данных, а отличительной чертой обработки реляционных данных промышленными реализациями стандарта SQL, является ленивый подход в обработке данных. </text:span><text:span text:style-name="T141">В стандарте существуют как </text:span><text:span text:style-name="T142">поддерживающие </text:span><text:span text:style-name="T62">ленивость</text:span><text:span text:style-name="T141"> </text:span><text:span text:style-name="T62">операции над данными</text:span><text:span text:style-name="T142"> </text:span><text:span text:style-name="T141">(</text:span><text:span text:style-name="T142">s</text:span><text:span text:style-name="T141">elect, where, join), так и убивающие </text:span><text:span text:style-name="T142">ее </text:span><text:span text:style-name="T141">(group by, order by).</text:span></text:p>
      <text:p text:style-name="P55"><text:span text:style-name="T63">Ленивый</text:span><text:span text:style-name="T143"> </text:span><text:span text:style-name="T194">подход в обработке данных </text:span>реализована на основе <text:span text:style-name="T19">Java Stream </text:span><text:span text:style-name="T62">Api</text:span>. Поток данных — ключевая сущность. В качестве основной сущности при реализации <text:span text:style-name="T19">операций над данными</text:span><text:span text:style-name="T80"> была создана </text:span><text:span text:style-name="T19">ленивая таблица</text:span><text:span text:style-name="T80"> — обертка над потоком данных. </text:span><text:span text:style-name="T142">Ленивость реализована на </text:span><text:span text:style-name="T143">следующий </text:span><text:span text:style-name="T142">этап</text:span><text:span text:style-name="T143">ах работы </text:span><text:span text:style-name="T64">учебной системы</text:span><text:span text:style-name="T143">:</text:span></text:p>
      <text:list xml:id="list509986195" text:style-name="L8">
        <text:list-item>
          <text:p text:style-name="P114"><text:span text:style-name="T142">общен</text:span><text:span text:style-name="T143">ие</text:span><text:span text:style-name="T142"> с базой данных (данные подгружаются группами и только при необходимости), </text:span></text:p>
        </text:list-item>
        <text:list-item>
          <text:p text:style-name="P114"><text:span text:style-name="T143">на </text:span><text:span text:style-name="T142">этапе обработк</text:span><text:span text:style-name="T143">и </text:span><text:span text:style-name="T63">операций над данными</text:span></text:p>
        </text:list-item>
        <text:list-item>
          <text:p text:style-name="P114"><text:span text:style-name="T142">в процессе </text:span><text:span text:style-name="T62">просчета выражени</text:span><text:span text:style-name="T63">й</text:span><text:span text:style-name="T142"> </text:span><text:span text:style-name="T143">(ч</text:span><text:span text:style-name="T133">асти выражений просчитываются по мере необходимости</text:span><text:span text:style-name="T143">, </text:span><text:span text:style-name="T133">в том числе и </text:span><text:span text:style-name="T54">подзапросы</text:span><text:span text:style-name="T133"> в рамках выражений </text:span><text:span text:style-name="T143">обрабатываются </text:span><text:span text:style-name="T63">лениво</text:span><text:span text:style-name="T133">). </text:span></text:p>
        </text:list-item>
      </text:list>
      <text:h text:style-name="Heading_20_3" text:outline-level="3"><text:bookmark-start text:name="__RefHeading___Toc2226_1624895549"/><text:span text:style-name="T133">2.</text:span><text:span text:style-name="T160">7</text:span><text:span text:style-name="T80">.1 Ленивость операции сочленения данных</text:span><text:bookmark-end text:name="__RefHeading___Toc2226_1624895549"/></text:h>
      <text:p text:style-name="P56"><text:span text:style-name="T19">Операция над данными</text:span> «join» - наиболее сложная <text:span text:style-name="T195">операция</text:span> с точки зрения реализации ленивого подхода. «Join» объединяет два потока данных (две <text:span text:style-name="T19">ленивых таблицы</text:span>), причем, при необходимости (при запрашиваемом количестве строк, превышающим объем строк сочленяемой таблицы), сочленяемой поток данных применяется повторно. <text:span text:style-name="T195">Для этого используется обертка над </text:span><text:span text:style-name="T64">ленивой таблицей</text:span><text:span text:style-name="T144">, обеспечивающая возможность ее переиспользования (при потреблении данных из такой </text:span><text:span text:style-name="T64">ленивой таблицы</text:span><text:span text:style-name="T144">, данные кешируются и при попытке повторного использования этого потока, он не вычисляется снова, а достается из кеша). Наличие такой обертки необходимо, так как </text:span><text:span text:style-name="T64">Java Stream Api</text:span><text:span text:style-name="T144"> запрещает повторное потребление конкретного экземпляра потока данных.</text:span></text:p>
      <text:h text:style-name="P80" text:outline-level="2"><text:bookmark-start text:name="__RefHeading___Toc1002_2256393911"/>2.<text:span text:style-name="T238">8</text:span> <text:span text:style-name="T176">К</text:span>еширование запросов<text:bookmark-end text:name="__RefHeading___Toc1002_2256393911"/></text:h>
      <text:p text:style-name="P48"><text:span text:style-name="T19">Кеширование</text:span> <text:span text:style-name="T19">запросов</text:span><text:span text:style-name="T80">/</text:span><text:span text:style-name="T19">подзапросов</text:span><text:span text:style-name="T80">, наравне с </text:span><text:span text:style-name="T19">ленивостью</text:span><text:span text:style-name="T80"> является немаловажным требованием, выдвигаемым при планировании </text:span><text:span text:style-name="T19">учебной системы</text:span><text:span text:style-name="T80">. </text:span><text:span text:style-name="T19">Кеширование</text:span><text:span text:style-name="T80"> в </text:span><text:span text:style-name="T19">учебном инструменте</text:span><text:span text:style-name="T80"> помогает более детально разобраться в аспектах работы промышленных систем баз данных. С точки зрения </text:span><text:span text:style-name="T19">пользователя системы</text:span><text:span text:style-name="T80"> </text:span><text:span text:style-name="T19">ке</text:span><text:span text:style-name="T57">ширование</text:span><text:span text:style-name="T80"> предоставляет дополнительный способ оптимизации плана </text:span><text:span text:style-name="T19">запроса</text:span><text:span text:style-name="T136">.</text:span><text:span text:style-name="T80"> </text:span><text:span text:style-name="T136">П</text:span><text:span text:style-name="T80">ользователь может вынести определенную часть плана </text:span><text:span text:style-name="T19">запроса</text:span><text:span text:style-name="T80"> в отдельную переменную, после чего использовать эту переменную в иных местах плана </text:span><text:span text:style-name="T19">запроса</text:span><text:span text:style-name="T80">.</text:span></text:p>
      <text:p text:style-name="P48">Основной задачей <text:span text:style-name="T19">учебного инструмента</text:span><text:span text:style-name="T80"> в рамках реализации </text:span><text:span text:style-name="T19">кеширования</text:span><text:span text:style-name="T80"> </text:span><text:span text:style-name="T19">запросов</text:span><text:span text:style-name="T80">/</text:span><text:span text:style-name="T19">подзапросов</text:span><text:span text:style-name="T80"> является </text:span><text:span text:style-name="T134">процесс выявления одинаковых подпоследовательностей </text:span><text:span text:style-name="T55">операций над данными</text:span><text:span text:style-name="T134">. Отдельная </text:span><text:span text:style-name="T55">операция над данными</text:span><text:span text:style-name="T134"> </text:span><text:span text:style-name="T135">является </text:span><text:span text:style-name="T56">детерминированной</text:span><text:span text:style-name="T135">, а значит и любая последовательность </text:span><text:span text:style-name="T56">операций над данными</text:span><text:span text:style-name="T135"> приводит к </text:span><text:span text:style-name="T56">детерминированному</text:span><text:span text:style-name="T135"> результату. Предыдущее утверждение является основополагающим концептом к реализации </text:span><text:span text:style-name="T56">кеширования</text:span><text:span text:style-name="T135">, как в промышленных реализациях стандарта SQL, так и в </text:span><text:span text:style-name="T56">учебном инструменте</text:span><text:span text:style-name="T135">.</text:span></text:p>
      <text:p text:style-name="P49"><text:span text:style-name="T80">Пользователь задает </text:span><text:span text:style-name="T19">план запроса</text:span><text:span text:style-name="T80"> в виде графа: так как позволяется присваивать часть </text:span><text:span text:style-name="T19">запроса</text:span><text:span text:style-name="T80"> переменной и ссылаться в дальнейшем на эту переменную. В процессе передачи данных от </text:span><text:span text:style-name="T19">клиента системы</text:span><text:span text:style-name="T80"> в саму </text:span><text:span text:style-name="T19">учебную систему</text:span><text:span text:style-name="T80"> исходный граф преобразуется в дерево </text:span><text:span text:style-name="T19">запроса</text:span><text:span text:style-name="T80"> (в ходе процесса сериализации). </text:span><text:span text:style-name="T136">Поиск одинаковых подпоследовательностей происходит в момент исполнения </text:span><text:span text:style-name="T57">запроса</text:span><text:span text:style-name="T136"> обработчиком.</text:span></text:p>
      <text:h text:style-name="Heading_20_3" text:outline-level="3"><text:bookmark-start text:name="__RefHeading___Toc2228_1624895549"/>2.<text:span text:style-name="T238">8</text:span>.1 Реализация кеширования запросов<text:bookmark-end text:name="__RefHeading___Toc2228_1624895549"/></text:h>
      <text:p text:style-name="P50">После выполнения <text:span text:style-name="T80">обработчиком </text:span><text:span text:style-name="T19">запроса</text:span> каждой <text:span text:style-name="T19">операции над данными</text:span><text:span text:style-name="T80">, обработчик сохраняет в хеш-таблицу результат </text:span><text:span text:style-name="T137">исполнения данной операции, где ключом является полная последовательность </text:span><text:span text:style-name="T58">операций над данными​­</text:span><text:span text:style-name="T137"> (начиная с операции «From»), а значением — обертка над </text:span><text:span text:style-name="T58">ленивой таблицей</text:span><text:span text:style-name="T137">, представляющей из себя результат исполнения последовательности </text:span><text:span text:style-name="T58">операций над данными</text:span><text:span text:style-name="T137">.</text:span></text:p>
      <text:p text:style-name="P51"><text:span text:style-name="T80">При исполнении обработчиком следующей </text:span><text:span text:style-name="T19">операции над данными</text:span><text:span text:style-name="T80"> происходит проверка на присутствие в кеше результата исполнения </text:span><text:span text:style-name="T138">текущей последовательности </text:span><text:span text:style-name="T59">операций над данными</text:span><text:span text:style-name="T80">. В случае наличия такого результата, применяется он, а исполнение текущей операции пропускается.</text:span></text:p>
      <text:h text:style-name="Heading_20_3" text:outline-level="3"><text:bookmark-start text:name="__RefHeading___Toc2230_1624895549"/><text:soft-page-break/>2.<text:span text:style-name="T238">8</text:span>.2 Ленивость и кеш<text:span text:style-name="T191">и</text:span>рование<text:bookmark-end text:name="__RefHeading___Toc2230_1624895549"/></text:h>
      <text:p text:style-name="P52">Основной сложностью в реализации кеширования являлось следование принципам <text:span text:style-name="T19">ленивости</text:span> в <text:span text:style-name="T19">учебной системе</text:span><text:span text:style-name="T80">. Иными словами, одинаковая последовательность </text:span><text:span text:style-name="T19">операций над данными</text:span><text:span text:style-name="T80"> приводит к одинаковому множеству данных — не совсем верное утверждение, если учитывать </text:span><text:span text:style-name="T19">ленивый</text:span><text:span text:style-name="T80"> подход в загрузке данных.</text:span></text:p>
      <text:list xml:id="list2616971681" text:style-name="L9">
        <text:list-item>
          <text:p text:style-name="P116">последовательность 1: From(a).Select(b).Where(c).Limit(1)</text:p>
        </text:list-item>
        <text:list-item>
          <text:p text:style-name="P116">последовательность 2: From(a).Select(b).Where(c).Limit(5)</text:p>
          <text:p text:style-name="P115"><text:span text:style-name="T192"><text:s/>Последовательности 1 и 2 хоть и имеют одинаковую подпоследовательность «From(a).Select(b).Where(c)», но не приводят после этой подпоследовательности </text:span><text:span text:style-name="T60">операций над данными</text:span><text:span text:style-name="T192"> к одинаковому результату (если поток строк после операции фильтрации «Where(c)» по объему больше 1).</text:span></text:p>
        </text:list-item>
      </text:list>
      <text:p text:style-name="P53"><text:tab/><text:span text:style-name="T193">Чтобы учитывать эту особенность при реализации было добавлено еще одно условие использования </text:span><text:span text:style-name="T61">закешированного</text:span><text:span text:style-name="T193"> результата </text:span><text:span text:style-name="T61">запроса</text:span><text:span text:style-name="T139">: </text:span><text:span text:style-name="T61">кеширование</text:span><text:span text:style-name="T139"> применимо только в случае, если поток данных кешируемой последовательности </text:span><text:span text:style-name="T61">операций над данными</text:span><text:span text:style-name="T139"> меньше или равен изначальному </text:span><text:span text:style-name="T140">(закешированному)</text:span><text:span text:style-name="T139"> потоку данных.</text:span></text:p>
      <text:h text:style-name="P80" text:outline-level="2"><text:bookmark-start text:name="__RefHeading___Toc1335_1340521475"/>2.<text:span text:style-name="T238">9</text:span> Оценка сложности<text:bookmark-end text:name="__RefHeading___Toc1335_1340521475"/></text:h>
      <text:p text:style-name="P68">Оценка сложности в <text:span text:style-name="T19">учебном инструменте</text:span> реализована в виде прямого просчета операций обработки данных. Сложность не имеет конкретных единиц измерения и представлена в виде числа. Алгоритм сложности просчета <text:span text:style-name="T19">планов запроса</text:span> <text:span text:style-name="T80">детерминированный </text:span><text:span text:style-name="T158">и завязан лишь на входных данных</text:span><text:span text:style-name="T80">, а значит не зависит от пользовательского окру</text:span><text:span text:style-name="T158">жения и программного обеспечения <text:s text:c="2"/>(мощности компьютера и его загруженности в конкретный момент исполнения).</text:span></text:p>
      <text:p text:style-name="P69"><text:span text:style-name="T80">Мотивация абстрагирования от конкретных единиц измерения исходит из разнообразия типов операций при исполнении </text:span><text:span text:style-name="T19">планов запросов</text:span><text:span text:style-name="T80"> <text:s/>и из нежелания перегружать конечного пользователя излишним разнообразием </text:span><text:span text:style-name="T159">этих </text:span><text:span text:style-name="T80">единиц. (</text:span><text:span text:style-name="T159">Конкретную</text:span><text:span text:style-name="T80"> единицу детерминированного измерения сложно определить, потому что непонятно, как, например, привести к единому знаменателю операцию поиска подстроки в строке «Like» и операцию по определению объема полного дополнения потока </text:span><text:span text:style-name="T19">операции над данными</text:span><text:span text:style-name="T80"> «Full Join». Сложность каждой из операций зависит от конкретной реализации стандарта SQL)</text:span><text:span text:style-name="T159">. Именно поэтому была выбрана стратегия предоставления пользователю числа, которое дает представление об асимптотической сложности плана запроса. Единое представляющее сложность число, позволяет быстро сориентироваться, а детальная древовидная визуализация сложности конкретной </text:span><text:span text:style-name="T76">операции над данными</text:span><text:span text:style-name="T159"> позволяет быстрее определить, где происходят наиболее трудозатратные вычисления.</text:span></text:p>
      <text:p text:style-name="P70"><text:span text:style-name="T159">В </text:span><text:span text:style-name="T80">рамках исполнения конкретной </text:span><text:span text:style-name="T19">операции над данными</text:span><text:span text:style-name="T80"> на поток данных навешивается счетчик, алгоритм увеличения которого напрямую зависит от типа операции. Также при подсчете сложности учитывается кеширование и сложность просчета </text:span><text:span text:style-name="T19">выражений</text:span><text:span text:style-name="T80">. Благодаря тому, что каждая операция в рамках </text:span><text:span text:style-name="T19">плана запроса</text:span><text:span text:style-name="T80"> имеет собственный инкапсулирующий <text:s/>сложность объект, возможно наиболее детальное представление пользователю полученного результата просчета сложности.</text:span></text:p>
      <text:h text:style-name="P80" text:outline-level="2"><text:bookmark-start text:name="__RefHeading___Toc1701_770649681"/><text:span text:style-name="T186">2.1</text:span><text:span text:style-name="T238">0</text:span> Обработка ошибок пользователя<text:bookmark-end text:name="__RefHeading___Toc1701_770649681"/></text:h>
      <text:p text:style-name="P45">Наличие ошибок пользователя связано с тем, что большая часть операций в <text:span text:style-name="T19">учебной системе</text:span> проходит проверку на корректность только во время исполнения <text:span text:style-name="T19">запроса</text:span><text:span text:style-name="T80">, </text:span><text:span text:style-name="T132">а некоторые некорректные состояния могут быть выявлены исключительно в рамках конкретного контекста исполнения</text:span>. Пользовательские ошибки могут быть структурными (<text:span text:style-name="T188">неправильно задан </text:span><text:span text:style-name="T51">запрос</text:span>) или семантическими (например, каждый запрос/подзапрос должен начинаться с операции «From»).</text:p>
      <text:p text:style-name="P44">Ошибки обрабатываются стандартным механизмом ловли и пробрасывания <text:span text:style-name="T190">исключительных ситуаций</text:span> <text:span text:style-name="T190">языка Java. После выявления ошибки, в унифицированном виде формируется ответ для </text:span><text:span text:style-name="T53">клиента системы,</text:span><text:span text:style-name="T132"> с как можно более понятным описанием проблемы и (если это возможно) с предложением по решению сложившейся ситуации.</text:span></text:p>
      <text:h text:style-name="Heading_20_3" text:outline-level="3"><text:bookmark-start text:name="__RefHeading___Toc1775_770649681"/>2.1<text:span text:style-name="T238">0</text:span>.1 Структурные ошибки<text:bookmark-end text:name="__RefHeading___Toc1775_770649681"/></text:h>
      <text:p text:style-name="P45">Структурные ошибки <text:span text:style-name="T188">(</text:span><text:span text:style-name="T130">неправильная структура json-объекта</text:span><text:span text:style-name="T188">) </text:span>в основном связаны с нарушением пользователем установленной модели представления данных: путем создания <text:span text:style-name="T19">клиентом системы</text:span><text:span text:style-name="T80"> неправильного объекта передачи данных. Такие ошибки </text:span><text:span text:style-name="T132">обнаружаются</text:span><text:span text:style-name="T130"> в момент десериализации объекта передачи данных </text:span><text:span text:style-name="T132">и построения внутренних моделей </text:span><text:span text:style-name="T53">учебной системы</text:span><text:span text:style-name="T132">, </text:span><text:span text:style-name="T130">еще до момента его обработки </text:span><text:span text:style-name="T53">запроса</text:span><text:span text:style-name="T130">.</text:span></text:p>
      <text:p text:style-name="P22">При выбранном архитектурном решение (разнесении клиентской части и «ядра» системы, и их взаимодействии с помощью json объекта), невозможно избежать такого рода ошибок.</text:p>
      <text:h text:style-name="Heading_20_3" text:outline-level="3"><text:bookmark-start text:name="__RefHeading___Toc1777_770649681"/>2.1<text:span text:style-name="T238">0</text:span>.2 <text:span text:style-name="T187">Семантические ошибки</text:span><text:bookmark-end text:name="__RefHeading___Toc1777_770649681"/></text:h>
      <text:p text:style-name="P47">Семантические ошибки — это ошибки связанные с конкретной предметной областью (sql запросами) <text:span text:style-name="T189">и выявляемые на этапе работы программы, зачастую зависящие от контекста </text:span><text:span text:style-name="T190">исполнения</text:span>.</text:p>
      <text:p text:style-name="P47"><text:span text:style-name="T189">Примеры подобных ошибок: операция соединения данных (join) таблиц с одинаковыми названиями — в таком случае появятся в контексте запроса колонки с одинаковыми именами, но принадлежащие разными таблицам (с точки зрения </text:span><text:span text:style-name="T52">учебной системы</text:span><text:span text:style-name="T131"> эти колонки неразличимы и такое состояние системы является некорректным. Для предотвращения подобной ситуации пользователю предлагается использовать операцию переименования</text:span><text:span text:style-name="T189">).</text:span></text:p>
      <text:p text:style-name="P46"><text:soft-page-break/>Частично избежать такого рода ошибок (переквалифицировав их из области семантических в область структурных) можно посредством внедрения сложной, перегруженной иерархии типов данных, операций и операторов. <text:span text:style-name="T189">Такой подход не очень рациональный, поскольку, во-первых, таким способом удастся избежать только часть ошибок (не зависящих от контекста исполнения), а, во-вторых, приведет к ужасной, сложно поддерживаемой иерархии типов данных.</text:span></text:p>
      <text:h text:style-name="P77" text:outline-level="1"><text:bookmark-start text:name="__RefHeading___Toc1151_1458253492"/>ЗАКЛЮЧЕНИЕ<text:bookmark-end text:name="__RefHeading___Toc1151_1458253492"/></text:h>
      <text:p text:style-name="P11"/>
      <text:h text:style-name="P79" text:outline-level="1"><text:bookmark-start text:name="__RefHeading___Toc1153_1458253492"/><text:span text:style-name="T243">СПИСОК ЛИТЕРАТУРЫ</text:span><text:bookmark-end text:name="__RefHeading___Toc1153_1458253492"/></text:h>
      <text:list xml:id="list3014541435" text:style-name="L10">
        <text:list-item>
          <text:p text:style-name="P101"><text:span text:style-name="T9">Standard SQL // IBM URL: https://www.ibm.com/docs/en/informix-servers/12.10?topic=language-standard-sql (дата обращения: 01.04.2024).</text:span></text:p>
        </text:list-item>
        <text:list-item>
          <text:p text:style-name="P121"><text:span text:style-name="T228">PostgreSQL : Документация // PostgresPro URL: https://postgrespro.ru/docs/postgresql (дата обращения: 20.03.2024).</text:span></text:p>
        </text:list-item>
        <text:list-item>
          <text:p text:style-name="P121"><text:span text:style-name="T228">Java Documentation // ORACLE URL: https://docs.oracle.com/en/java/ (дата обращения: 01.04.2024).</text:span></text:p>
        </text:list-item>
        <text:list-item>
          <text:p text:style-name="P121"><text:span text:style-name="T228">Java Documentation // Steam URL: https://docs.oracle.com/javase/8/docs/api/java/util/stream/Stream.html (дата обращения: 01.04.2024).</text:span></text:p>
        </text:list-item>
        <text:list-item>
          <text:p text:style-name="P121"><text:span text:style-name="T229">J</text:span><text:span text:style-name="T228">ackson-databind 2.17.1 API // Javadoc URL: https://docs.oracle.com/javase/8/docs/api/java/util/stream/Stream.html (дата обращения: 01.04.2024).</text:span></text:p>
        </text:list-item>
        <text:list-item>
          <text:p text:style-name="P101"><text:span text:style-name="T9">Apache Commons Lang 3.14.0 API // URL: https://docs.oracle.com/javase/8/docs/api/java/util/stream/Stream.html (дата обращения: 01.04.2024).</text:span></text:p>
        </text:list-item>
        <text:list-item>
          <text:p text:style-name="P102">Гарсиа-Молина, Г. Системы баз данных. Полный курс: пер. с англ. / Гектор Гарсиа-Молина, Джеффри Д. Ульман, Дженнифер Уидом. - М.; СПб.; Киев: Вильямс, 2003. - 1088 с.: ил.</text:p>
        </text:list-item>
        <text:list-item>
          <text:p text:style-name="P102">Эккель Б. Философия Java / Б. Эккель. – 4-е изд. – СПб. : Питер, 2018. – 1159 с.</text:p>
        </text:list-item>
        <text:list-item>
          <text:p text:style-name="P102"><text:span text:style-name="T248">org.parboiled // javadoc.io URL: https://javadoc.io/doc/org.parboiled/parboiled-java/latest/index.html (дата обращения: 26.12.2023).</text:span></text:p>
        </text:list-item>
        <text:list-item>
          <text:p text:style-name="P102"><text:span text:style-name="T248">antlr4 // GitHub URL: https://github.com/antlr/antlr4 (дата обращения: 26.12.2023).</text:span></text:p>
        </text:list-item>
      </text:list>
      <text:p text:style-name="P130"/>
      <text:h text:style-name="P77" text:outline-level="1"><text:bookmark-start text:name="__RefHeading___Toc1155_1458253492"/>ГЛОССАРИЙ<text:bookmark-end text:name="__RefHeading___Toc1155_1458253492"/></text:h>
      <text:p text:style-name="P126"><text:span text:style-name="T97">Выражение</text:span> — древовидная структура, позволяющая задавать <text:span text:style-name="T19">значения</text:span>, <text:span text:style-name="T78">списки значений, </text:span><text:span text:style-name="T21">подзапросы</text:span><text:span text:style-name="T78">,</text:span> ар<text:span text:style-name="T162">и</text:span>фметические операции над <text:span text:style-name="T78">ними</text:span>, <text:span text:style-name="T78">а также </text:span>ссылаться на колонку(и) из <text:span text:style-name="T19">контекста выражения</text:span><text:span text:style-name="T80"> </text:span><text:span text:style-name="T81">или текущей обрабатываемой </text:span><text:span text:style-name="T20">строки данных</text:span><text:span text:style-name="T105">.</text:span></text:p>
      <text:p text:style-name="P126"><text:span text:style-name="T97">Контекстно-свободное выражение</text:span><text:span text:style-name="T82"> — </text:span><text:span text:style-name="T163">выражение</text:span><text:span text:style-name="T82">, в котором отсутствуют ссылки </text:span><text:span text:style-name="T85">как</text:span><text:span text:style-name="T82"> </text:span><text:span text:style-name="T85">на </text:span><text:span text:style-name="T163">контекст выражения</text:span><text:span text:style-name="T82">, </text:span><text:span text:style-name="T85">так и на текущую </text:span><text:span text:style-name="T164">строку данных</text:span><text:span text:style-name="T82"> (результат просчета такого </text:span><text:span text:style-name="T163">выражения</text:span><text:span text:style-name="T82"> не зависит от контекста).</text:span></text:p>
      <text:p text:style-name="P118"><text:span text:style-name="T97">Контекстно-зависимое выражение</text:span><text:span text:style-name="T82"> — </text:span><text:span text:style-name="T163">выражение</text:span><text:span text:style-name="T82">, в котором содержатся ссылки </text:span><text:span text:style-name="T85">либо</text:span><text:span text:style-name="T82"> на </text:span><text:span text:style-name="T163">контекст выражения</text:span><text:span text:style-name="T82">, </text:span><text:span text:style-name="T85">либо на текущую <text:s/></text:span><text:span text:style-name="T164">строку данных</text:span><text:span text:style-name="T82"> <text:s/>(результат просчета такого </text:span><text:span text:style-name="T163">выражения</text:span><text:span text:style-name="T82"> зависит от контекста и может быть получен лишь после процесса </text:span><text:span text:style-name="T163">внедрения данных</text:span><text:span text:style-name="T82">).</text:span></text:p>
      <text:p text:style-name="P118"><text:span text:style-name="T99">Свободное для к</text:span><text:span text:style-name="T97">онтекст</text:span><text:span text:style-name="T99">а</text:span><text:span text:style-name="T97"> выражение</text:span><text:span text:style-name="T82"> — </text:span><text:span text:style-name="T163">выражение</text:span><text:span text:style-name="T82">, в котором </text:span><text:span text:style-name="T85">не </text:span><text:span text:style-name="T82">содержатся ссылки </text:span><text:span text:style-name="T85">на текущую <text:s/></text:span><text:span text:style-name="T164">строку данных</text:span><text:span text:style-name="T82"> <text:s/>(результат просчета такого </text:span><text:span text:style-name="T163">выражения</text:span><text:span text:style-name="T82"> </text:span><text:span text:style-name="T85">не</text:span><text:span text:style-name="T82"> зависит от </text:span><text:span text:style-name="T85">текущего </text:span><text:span text:style-name="T82">контекста, </text:span><text:span text:style-name="T85">но может зависеть от внешнего </text:span><text:span text:style-name="T87">или внутреннего</text:span><text:span text:style-name="T85"> контекста</text:span><text:span text:style-name="T82"> и может быть получен лишь после процесса внедрения данных).</text:span></text:p>
      <text:p text:style-name="P118"><text:span text:style-name="T97">Знач</text:span><text:span text:style-name="T100">е</text:span><text:span text:style-name="T97">ние</text:span><text:span text:style-name="T82"> — </text:span><text:span text:style-name="T83">экземпляр одного из поддерживаемых типов данных.</text:span></text:p>
      <text:p text:style-name="P118"><text:span text:style-name="T97">Контекст выражения</text:span> — <text:span text:style-name="T20">строка данных</text:span><text:span text:style-name="T79">, являющаяся контекстом для </text:span><text:span text:style-name="T162">выражения </text:span><text:span text:style-name="T167">(контекст ограничен рамками </text:span><text:span text:style-name="T37">запроса</text:span><text:span text:style-name="T113"> и/или </text:span><text:span text:style-name="T37">подзапроса</text:span><text:span text:style-name="T167">)</text:span><text:span text:style-name="T79">.</text:span> </text:p>
      <text:p text:style-name="P118"><text:span text:style-name="T97">Строка данных</text:span> — коллекция данных отображающая <text:span text:style-name="T162">з</text:span>апись в реляционной базе данных.</text:p>
      <text:p text:style-name="P118"><text:span text:style-name="T97">Подзапрос</text:span><text:span text:style-name="T80"> </text:span><text:span text:style-name="T120">(план подзапроса) </text:span>— последовательность операций над данными, задающаяся в рамках <text:span text:style-name="T19">выражения</text:span> и обладающая контекстом.</text:p>
      <text:p text:style-name="P118"><text:span text:style-name="T97">Запрос</text:span> <text:span text:style-name="T171">(план запроса) </text:span>— последовательность операций над <text:span text:style-name="T19">данными</text:span>.</text:p>
      <text:p text:style-name="P118"><text:span text:style-name="T97">Данные</text:span> — <text:span text:style-name="T166">поток</text:span> <text:span text:style-name="T19">строк данных</text:span>, <text:span text:style-name="T166">отображающий</text:span> множество данных из реляционной базы.</text:p>
      <text:p text:style-name="P118"><text:span text:style-name="T97">Внедрение данных</text:span> — процесс подстановки <text:span text:style-name="T19">значений</text:span> из текущей обрабатываемой <text:span text:style-name="T19">строки данных</text:span><text:span text:style-name="T80">, а также</text:span> из <text:span text:style-name="T19">контекста выражения</text:span> в <text:span text:style-name="T19">выражение</text:span>.</text:p>
      <text:p text:style-name="P118"><text:span text:style-name="T97">Просчет выражения</text:span><text:span text:style-name="T80"> — процесс обхода дерева </text:span>выражения<text:span text:style-name="T80">, в результате которого будет получено </text:span>значение<text:span text:style-name="T80">.</text:span></text:p>
      <text:p text:style-name="P118"><text:span text:style-name="T1">Операция </text:span><text:span text:style-name="T4">над данными</text:span><text:span text:style-name="T163"> — команда обработки </text:span><text:span text:style-name="T22">данных</text:span><text:span text:style-name="T163">, производимая над </text:span><text:span text:style-name="T22">таблицей данных</text:span><text:span text:style-name="T163"> (на</text:span><text:span text:style-name="T11">бор </text:span><text:span text:style-name="T14">операций </text:span><text:span text:style-name="T15">над данными</text:span><text:span text:style-name="T11"> конечен. </text:span><text:span text:style-name="T12">Каждая из </text:span><text:span text:style-name="T16">операций </text:span><text:span text:style-name="T15">над данными</text:span><text:span text:style-name="T12"> является аналогом </text:span><text:soft-page-break/><text:span text:style-name="T12">операции выборки, фильтрации, агрегации данны</text:span><text:span text:style-name="T13">х</text:span><text:span text:style-name="T12"> из стандарта SQL, либо расширяет возможности по манипуляции данными</text:span><text:span text:style-name="T11">).</text:span></text:p>
      <text:p text:style-name="P128"><text:span text:style-name="T1">Таблица данных</text:span><text:span text:style-name="T163"> — внутренняя структура, инкапсулирующая </text:span><text:span text:style-name="T22">данные</text:span><text:span text:style-name="T163">, коллекцию заголовков колонок, </text:span><text:span text:style-name="T22">индексы</text:span><text:span text:style-name="T163"> и метаинформацию.</text:span></text:p>
      <text:p text:style-name="P127"><text:span text:style-name="T1">Индекс </text:span><text:span text:style-name="T92">(в контексте учебного инструмента)</text:span><text:span text:style-name="T163"> — структура данных, применимая к </text:span><text:span text:style-name="T22">таблице данных,</text:span><text:span text:style-name="T163"> влияющая на сложность исполнения последующих </text:span><text:span text:style-name="T22">операций</text:span><text:span text:style-name="T163"> над </text:span><text:span text:style-name="T22">данными</text:span><text:span text:style-name="T163">.</text:span></text:p>
      <text:p text:style-name="P127"><text:span text:style-name="T102">И</text:span><text:span text:style-name="T97">ндекс</text:span><text:span text:style-name="T82"> </text:span><text:span text:style-name="T92">(в контексте баз данных) </text:span><text:span text:style-name="T82">— объект, создаваемый с целью повышения производительности, поиска, фильтрации, выборки данных.</text:span></text:p>
      <text:p text:style-name="P128"><text:span text:style-name="T98">Ленивые вычислен</text:span><text:span text:style-name="T101">ия</text:span><text:span text:style-name="T96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128"><text:span text:style-name="T98">О</text:span><text:span text:style-name="T97">перация над выражением</text:span><text:span text:style-name="T82"> — элемент списка (унарная операция, бинарная операция, тернарная операция), задающийся </text:span><text:span text:style-name="T22">оператором</text:span><text:span text:style-name="T82"> и соответствующим числом параметров-</text:span><text:span text:style-name="T22">выражений</text:span><text:span text:style-name="T82">.</text:span></text:p>
      <text:p text:style-name="P128"><text:span text:style-name="T98">О</text:span><text:span text:style-name="T97">ператор</text:span><text:span text:style-name="T80"> —</text:span><text:span text:style-name="T82"> элемент перечисления (and, between, exists, not, in, or, is null, like, equals, not equals, grater or equals, less or equals, grater, less, plus, minus, multiply, division, mod), </text:span><text:span text:style-name="T93">применимый к определенному подмножеству </text:span><text:span text:style-name="T28">значений</text:span><text:span text:style-name="T93"> и используемый в определенном подмножестве </text:span><text:span text:style-name="T28">операций над выражениями</text:span><text:span text:style-name="T93">.</text:span></text:p>
      <text:p text:style-name="P128"><text:span text:style-name="T103">Р</text:span><text:span text:style-name="T97">екурсия</text:span><text:span text:style-name="T82"> — термин в программировании, означающий вызов функцией самой себя.</text:span></text:p>
      <text:p text:style-name="P128"><text:span text:style-name="T97">Мутация</text:span><text:span text:style-name="T82"> - термин в программировании, означающий изменение состояния объекта посредством определенного интерфейса взаимодействия.</text:span></text:p>
      <text:p text:style-name="P128"><text:span text:style-name="T97">Клиент системы</text:span><text:span text:style-name="T82"> — </text:span><text:span text:style-name="T94">программа, реализованная на любой языке программирования, которая вызывает учебную систему посредством программного канала и общается с учебной системой через выделенный интерфейс взаимодействия.</text:span></text:p>
      <text:p text:style-name="P128"><text:span text:style-name="T97">П</text:span><text:span text:style-name="T104">ользовател</text:span><text:span text:style-name="T97">ь</text:span><text:span text:style-name="T104"> системы</text:span><text:span text:style-name="T94"> — </text:span></text:p>
      <text:p text:style-name="P128"><text:span text:style-name="T104">У</text:span><text:span text:style-name="T97">чебная система</text:span><text:span text:style-name="T82"> (учебный инструмент) — программа, </text:span><text:span text:style-name="T95">о разработке которой идет речь.</text:span></text:p>
      <text:p text:style-name="P128"><text:span text:style-name="T97">Хеш-таблица</text:span><text:span text:style-name="T82"> — структура данных, реализующая интерфейс ассоциативного массива, а именно, она позволяет хранить пары ключ-значение и выполнять три операции: операцию добавления новой пары, операцию удаления и операцию поиска по ключу.</text:span></text:p>
      <text:p text:style-name="P128"><text:span text:style-name="T97">Дерево поиска</text:span><text:span text:style-name="T82"> — структура данных для работы с упорядоченным множеством.</text:span></text:p>
      <text:p text:style-name="P128"><text:soft-page-break/><text:span text:style-name="T97">Битовая карта</text:span><text:span text:style-name="T82"> — набор последовательно записанных двоичных разделов, то есть последовательность битов.</text:span></text:p>
      <text:p text:style-name="P128"><text:span text:style-name="T97">Сериализация</text:span><text:span text:style-name="T82"> — процесс перевода структуры данных в последовательность байтов.</text:span></text:p>
      <text:p text:style-name="P128"><text:span text:style-name="T97">Десериализация</text:span><text:span text:style-name="T82"> — создание структуры данных из байтовой последовательности.</text:span></text:p>
      <text:p text:style-name="P128"><text:span text:style-name="T97">Объектно ориентированный подход в программировании</text:span><text:span text:style-name="T82"> — методология или стиль программирования на основе описания типов/моделей предметной области и их взаимодействия, представленных порождением из прототипов или как экземпляры классов, которые образуют иерархию наследования.</text:span></text:p>
      <text:p text:style-name="P128"><text:span text:style-name="T97">Полиморфизм</text:span><text:span text:style-name="T82"> — способность функции обрабатывать данные разных типов.</text:span></text:p>
      <text:p text:style-name="P128"><text:span text:style-name="T97">Программный канал</text:span><text:span text:style-name="T82"> — это линия связи между двумя и более процессами. Обычно прикладные программы используют программные каналы следующим образов: один процесс пишет данные в канал, а другой читает их оттуда.</text:span></text:p>
      <text:p text:style-name="P129"><text:span text:style-name="T1">Java Stream Api</text:span> — <text:s text:c="2"/>набор <text:s/>интерфейсов и реализаций этих интерфейсов, позволяющий обрабатывать данные в функциональном стиле: <text:span text:style-name="T19">лениво</text:span> и без <text:span text:style-name="T19">мутаций</text:span>.</text:p>
      <text:p text:style-name="P129"><text:span text:style-name="T1">Кеширование</text:span> — запоминание результата неких операций, с целью его последующего использования для повышения производительности модуля системы.</text:p>
      <text:p text:style-name="P128"><text:span text:style-name="T1">Детерминированн</text:span><text:span text:style-name="T3">ый процесс</text:span> — процесс, исход которого полностью определен алгоритмом, значениями входных переменных и начальным состоянием системы.</text:p>
      <text:h text:style-name="P77" text:outline-level="1"><text:bookmark-start text:name="__RefHeading___Toc1157_1458253492"/>ПРИЛОЖЕНИЕ<text:bookmark-end text:name="__RefHeading___Toc1157_1458253492"/></text:h>
      <text:p text:style-name="P117"><text:bookmark text:name="_GoBack"/>Выпускная квалификационная работа выполнена мной самостоятельно и с соблюдением правил профессиональной этики. Все использованные в работе материалы и заимствованные принципиальные положения (концепции) из опубликованной научной литературы и других источников имеют ссылки на них. Я несу ответственность за приведенные данные и сделанные выводы.</text:p>
      <text:p text:style-name="Text_20_body">Я ознакомлен с программой государственной итоговой аттестации, согласно которой обнаружение плагиата, фальсификации данных и ложного цитирования является основанием для не допуска к защите выпускной квалификационной работы и выставления оценки «неудовлетворительно».</text:p>
      <text:p text:style-name="P9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6">_______________________</text:p>
          </table:table-cell>
          <table:table-cell table:style-name="Таблица2.A1" office:value-type="string">
            <text:p text:style-name="P95">__________________________</text:p>
          </table:table-cell>
        </table:table-row>
        <table:table-row table:style-name="Таблица2.1">
          <table:table-cell table:style-name="Таблица2.A1" office:value-type="string">
            <text:p text:style-name="P96"><text:span text:style-name="T244"><text:s text:c="20"/>ФИО студента <text:s text:c="83"/></text:span></text:p>
          </table:table-cell>
          <table:table-cell table:style-name="Таблица2.A1" office:value-type="string">
            <text:p text:style-name="P97"><text:span text:style-name="T244"><text:s text:c="48"/>Подпись студента <text:s text:c="7"/></text:span></text:p>
          </table:table-cell>
        </table:table-row>
      </table:table>
      <text:p text:style-name="P93"><text:s text:c="61"/></text:p>
      <text:p text:style-name="P94"/>
      <text:p text:style-name="P94">« ____ »___________20 __г. </text:p>
      <text:p text:style-name="P94"><text:span text:style-name="T245">(заполняется от руки)</text:span></text:p>
      <text:p text:style-name="P9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cada" svg:font-family="Scada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mm" fo:margin-bottom="6mm" style:contextual-spacing="false" fo:text-align="start" style:justify-single-word="false"/>
      <style:text-properties style:font-name="Times New Roman3" fo:font-family="'Times New Roman'" style:font-style-name="Обычный" style:font-family-generic="roman" style:font-pitch="variable" fo:font-size="18pt" fo:font-weight="normal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 fo:text-align="start" style:justify-single-word="false"/>
      <style:text-properties style:font-name="Times New Roman2" fo:font-family="'Times New Roman'" style:font-style-name="Курсив" style:font-family-generic="roman" style:font-pitch="variable" fo:font-size="14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3.49mm" style:contextual-spacing="false" fo:text-align="start" style:justify-single-word="false"/>
      <style:text-properties style:font-name="Times New Roman3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6mm" fo:margin-top="3.53mm" fo:margin-bottom="6mm" style:contextual-spacing="false" fo:text-align="center" style:justify-single-word="false" fo:text-indent="0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6pt" fo:font-weight="normal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0.19mm" fo:margin-left="3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24.01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9</text:page-number></text:p>
      </style:footer>
      <style:footer-first>
        <text:p text:style-name="MP2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3">Новосибирск 202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5-20T12:20:54.925689993</dc:date>
    <meta:editing-duration>PT4H6M1S</meta:editing-duration>
    <meta:editing-cycles>49</meta:editing-cycles>
    <meta:document-statistic meta:table-count="2" meta:image-count="0" meta:object-count="0" meta:page-count="39" meta:paragraph-count="334" meta:word-count="5475" meta:character-count="45066" meta:non-whitespace-character-count="39467"/>
  </office:meta>
</office:document-meta>
</file>